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LE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 AMT" svg:font-family="'Albany AMT', Arial"/>
    <style:font-face style:name="Comic Sans MS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49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0.425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0.314cm"/>
    </style:style>
    <style:style style:name="co7" style:family="table-column">
      <style:table-column-properties fo:break-before="auto" style:column-width="1.104cm"/>
    </style:style>
    <style:style style:name="co8" style:family="table-column">
      <style:table-column-properties fo:break-before="auto" style:column-width="0.388cm"/>
    </style:style>
    <style:style style:name="co9" style:family="table-column">
      <style:table-column-properties fo:break-before="auto" style:column-width="1.141cm"/>
    </style:style>
    <style:style style:name="co10" style:family="table-column">
      <style:table-column-properties fo:break-before="auto" style:column-width="1.48cm"/>
    </style:style>
    <style:style style:name="co11" style:family="table-column">
      <style:table-column-properties fo:break-before="auto" style:column-width="1.422cm"/>
    </style:style>
    <style:style style:name="co12" style:family="table-column">
      <style:table-column-properties fo:break-before="auto" style:column-width="0.928cm"/>
    </style:style>
    <style:style style:name="co13" style:family="table-column">
      <style:table-column-properties fo:break-before="auto" style:column-width="0.355cm"/>
    </style:style>
    <style:style style:name="co14" style:family="table-column">
      <style:table-column-properties fo:break-before="auto" style:column-width="3.519cm"/>
    </style:style>
    <style:style style:name="co15" style:family="table-column">
      <style:table-column-properties fo:break-before="auto" style:column-width="3.366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011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19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1cm" fo:break-before="auto" style:use-optimal-row-height="false"/>
    </style:style>
    <style:style style:name="ro7" style:family="table-row">
      <style:table-row-properties style:row-height="0.601cm" fo:break-before="auto" style:use-optimal-row-height="false"/>
    </style:style>
    <style:style style:name="ro8" style:family="table-row">
      <style:table-row-properties style:row-height="0.76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boolean-style style:name="N10099" number:language="fr" number:country="FR">
      <number:boolean/>
    </number:boolean-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3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8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1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1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1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62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70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72" style:family="table-cell" style:parent-style-name="Default">
      <style:table-cell-properties style:cell-protect="protected formula-hidden" style:print-content="true"/>
      <style:text-properties style:font-name="Comic Sans MS1" fo:font-size="14pt" style:font-size-asian="14pt" style:font-size-complex="14pt"/>
    </style:style>
    <style:style style:name="ce73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25" style:family="table-cell" style:parent-style-name="Default">
      <style:table-cell-properties fo:border-bottom="0.06pt solid #000000" fo:background-color="#0000cc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Times New Roman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Times New Roman" fo:font-weight="bold" style:font-weight-asian="bold" style:font-weight-complex="bold"/>
    </style:style>
    <style:style style:name="ce77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7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" style:family="table-cell" style:parent-style-name="Default" style:data-style-name="N3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 style:data-style-name="N113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Times New Roman" fo:font-size="10pt" style:font-size-asian="10pt" style:font-size-complex="10pt"/>
    </style:style>
    <style:style style:name="ce40" style:family="table-cell" style:parent-style-name="Default" style:data-style-name="N113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Times New Roman" fo:font-size="10pt" style:font-size-asian="10pt" style:font-size-complex="10pt"/>
    </style:style>
    <style:style style:name="ce41" style:family="table-cell" style:parent-style-name="Default" style:data-style-name="N113">
      <style:table-cell-properties fo:background-color="#ccffff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1">
      <style:table-cell-properties fo:background-color="#ccffff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43" style:family="table-cell" style:parent-style-name="Default" style:data-style-name="N11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44" style:family="table-cell" style:parent-style-name="Default" style:data-style-name="N11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style:font-size-asian="6pt" style:font-size-complex="6pt"/>
    </style:style>
    <style:style style:name="ce45" style:family="table-cell" style:parent-style-name="Default" style:data-style-name="N11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style:font-size-asian="6pt" style:font-size-complex="6pt"/>
    </style:style>
    <style:style style:name="ce46" style:family="table-cell" style:parent-style-name="Default" style:data-style-name="N11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64" style:family="table-cell" style:parent-style-name="Default" style:data-style-name="N3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ffffff" style:font-name="Times New Roman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</style:style>
    <style:style style:name="ce84" style:family="table-cell" style:parent-style-name="Default">
      <style:table-cell-properties fo:background-color="#ffff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style:font-size-asian="6pt" style:font-size-complex="6pt"/>
    </style:style>
    <style:style style:name="ce74" style:family="table-cell" style:parent-style-name="Default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0pt" style:font-size-asian="10pt" style:font-size-complex="10pt"/>
    </style:style>
    <style:style style:name="ce19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0pt" style:font-size-asian="10pt" style:font-size-complex="10pt"/>
    </style:style>
    <style:style style:name="ce94" style:family="table-cell" style:parent-style-name="Default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23">
      <style:table-cell-properties fo:border-bottom="0.06pt solid #000000" fo:background-color="#ffff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83" style:family="table-cell" style:parent-style-name="Default" style:data-style-name="N3">
      <style:table-cell-properties fo:border-bottom="0.06pt solid #000000" fo:background-color="#0000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weight="bold" style:font-weight-asian="bold" style:font-weight-complex="bold"/>
    </style:style>
    <style:style style:name="ce54" style:family="table-cell" style:parent-style-name="Default" style:data-style-name="N3">
      <style:table-cell-properties fo:border-bottom="0.06pt solid #000000" fo:background-color="#008000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100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order-bottom="none" fo:background-color="#ffffcc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0000ff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fo:background-color="#004a4a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122">
      <style:table-cell-properties fo:border-bottom="none" fo:background-color="#0000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108" style:family="table-cell" style:parent-style-name="Noir">
      <style:table-cell-properties fo:border-bottom="0.06pt solid #000000" fo:background-color="#cccccc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8pt" style:font-size-asian="8pt" style:font-size-complex="8pt"/>
      <style:map style:condition="cell-content()=&quot;VRAI&quot;" style:apply-style-name="VRAI" style:base-cell-address="Simulation.H4"/>
      <style:map style:condition="cell-content()=&quot;FAUX&quot;" style:apply-style-name="FAUX" style:base-cell-address="Simulation.H4"/>
    </style:style>
    <style:style style:name="ce109" style:family="table-cell" style:parent-style-name="Default" style:data-style-name="N0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123">
      <style:table-cell-properties fo:background-color="#ffff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0.06pt solid #000000" fo:background-color="#8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0.06pt solid #000000" fo:background-color="#008000" style:cell-protect="protected formula-hidden" style:print-content="true" fo:border-left="none" fo:border-right="none" fo:border-top="0.06pt solid #000000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5" style:family="table-cell" style:parent-style-name="Default" style:data-style-name="N123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8pt" style:font-size-asian="8pt" style:font-size-complex="8pt"/>
    </style:style>
    <style:style style:name="ce116" style:family="table-cell" style:parent-style-name="Default">
      <style:table-cell-properties fo:border-bottom="0.06pt solid #000000" fo:background-color="#5e11a6" style:cell-protect="protected formula-hidden" style:print-content="true" fo:border-left="none" fo:border-right="none" fo:border-top="0.06pt solid #000000"/>
      <style:text-properties style:font-name="Times New Roman"/>
    </style:style>
    <style:style style:name="ce117" style:family="table-cell" style:parent-style-name="Default">
      <style:table-cell-properties fo:border-bottom="0.06pt solid #000000" fo:background-color="#008000" style:cell-protect="protected formula-hidden" style:print-content="true" fo:border-left="none" fo:border-right="none" fo:border-top="0.06pt solid #000000"/>
      <style:text-properties style:font-name="Times New Roman"/>
    </style:style>
    <style:style style:name="ce11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fo:border-bottom="0.06pt solid #000000" fo:background-color="#008080" style:cell-protect="protected formula-hidden" style:print-content="true" fo:border-left="none" fo:border-right="none" fo:border-top="0.06pt solid #000000"/>
      <style:text-properties style:font-name="Times New Roman"/>
    </style:style>
    <style:style style:name="ce131" style:family="table-cell" style:parent-style-name="Bleu_20_sur_20_bleu" style:data-style-name="N0">
      <style:table-cell-properties style:cell-protect="formula-hidden" style:print-content="true"/>
      <style:paragraph-properties fo:margin-left="0cm"/>
      <style:text-properties fo:color="#ffffff" fo:font-size="10pt" style:font-size-asian="10pt" style:font-weight-asian="bold" style:font-size-complex="10pt" style:font-weight-complex="bold"/>
      <style:map style:condition="is-true-formula(NOT([.Q2]))" style:apply-style-name="Bleu_20_sur_20_bleu" style:base-cell-address="Simulation.M1"/>
    </style:style>
    <style:style style:name="ce93" style:family="table-cell" style:parent-style-name="Default" style:data-style-name="N0">
      <style:table-cell-properties fo:border-bottom="0.06pt solid #000000" fo:background-color="#004a4a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fo:background-color="#0000ff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order-bottom="0.06pt solid #000000" fo:background-color="#004a4a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8" style:family="table-cell" style:parent-style-name="Default">
      <style:table-cell-properties fo:border-bottom="none" fo:background-color="#000000" style:cell-protect="protected formula-hidden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4pt" fo:font-weight="bold" style:font-name-asian="Albany AMT" style:font-size-asian="14pt" style:font-weight-asian="bold" style:font-name-complex="Albany AMT" style:font-size-complex="14pt" style:font-weight-complex="bold"/>
    </style:style>
    <style:style style:name="ce149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style:cell-protect="protected formula-hidden" style:print-content="true" fo:border-left="none" fo:border-right="0.06pt solid #000000" fo:border-top="0.06pt solid #000000"/>
    </style:style>
    <style:style style:name="ce151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none"/>
    </style:style>
    <style:style style:name="ce1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Times New Roman"/>
    </style:style>
    <style:style style:name="ce15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000000" style:font-name="Times New Roman"/>
    </style:style>
    <style:style style:name="ce12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shrink-to-fit="true" style:vertical-align="middle"/>
      <style:paragraph-properties fo:text-align="center" fo:margin-left="0cm"/>
      <style:text-properties fo:color="#ffffff" style:font-name="Times New Roman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0099">
      <style:table-cell-properties style:cell-protect="protected formula-hidden" style:print-content="true" fo:background-color="transparent"/>
      <style:text-properties style:font-name="Times New Roman"/>
    </style:style>
    <style:style style:name="ce133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63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imes New Roman" fo:font-size="6pt" style:font-size-asian="6pt" style:font-size-complex="6pt"/>
    </style:style>
    <style:style style:name="ce135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65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/>
    </style:style>
    <style:style style:name="ce69" style:family="table-cell" style:parent-style-name="Default">
      <style:table-cell-properties style:cell-protect="protected formula-hidden" style:print-content="true" style:vertical-align="middle"/>
      <style:text-properties style:font-name="Times New Roman"/>
    </style:style>
    <style:style style:name="gr1" style:family="graphic">
      <style:graphic-properties fo:background-color="#004a4a" style:protect="position size"/>
    </style:style>
    <style:style style:name="gr2" style:family="graphic">
      <style:graphic-properties fo:background-color="#0000ff" style:protect="position size"/>
    </style:style>
    <style:style style:name="gr3" style:family="graphic">
      <style:graphic-properties draw:stroke="none" draw:fill="none" draw:ole-draw-aspect="1" style:protect="position size"/>
    </style:style>
    <style:style style:name="gr4" style:family="graphic">
      <style:graphic-properties fo:background-color="#008000" style:protect="position size"/>
    </style:style>
    <style:style style:name="gr5" style:family="graphic">
      <style:graphic-properties fo:background-color="#ff0000"/>
    </style:style>
    <style:style style:name="gr6" style:family="graphic">
      <style:graphic-properties draw:textarea-vertical-align="middle" fo:background-color="#000000" style:protect="position size"/>
    </style:style>
    <style:style style:name="P1" style:family="paragraph"/>
    <style:style style:name="P2" style:family="paragraph">
      <loext:graphic-properties draw:fill="none"/>
    </style:style>
    <style:style style:name="P3" style:family="paragraph">
      <style:paragraph-properties fo:text-align="center"/>
      <style:text-properties fo:color="#ffffff" fo:font-family="'Comic Sans MS'" style:font-style-name="Gras" style:font-family-generic="script" fo:font-size="10pt" fo:font-weight="bold"/>
    </style:style>
    <style:style style:name="P4" style:family="paragraph">
      <style:paragraph-properties fo:text-align="start"/>
      <style:text-properties fo:color="#ffffff" fo:font-size="10pt" fo:font-weight="bold"/>
    </style:style>
    <style:style style:name="T1" style:family="text">
      <style:text-properties style:font-name="Comic Sans MS" style:font-name-asian="Comic Sans MS" style:font-name-complex="Comic Sans M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base-cell-address="Simulation.E1">
          <table:help-message table:title="Taille de la population" table:display="false">
            <text:p>Nombre entier entre 2 000 et 200 000</text:p>
          </table:help-message>
          <table:error-message table:message-type="stop" table:title="Taille de l'échantillon" table:display="true">
            <text:p>Nombre entier entre 1 et 2 000</text:p>
          </table:error-message>
        </table:content-validation>
        <table:content-validation table:name="val2" table:condition="of:cell-content-is-whole-number() and cell-content-is-between(1,2000)" table:allow-empty-cell="false" table:base-cell-address="Aide.E2">
          <table:help-message table:title="Taille de l'échantillon" table:display="true">
            <text:p>Nombre entier entre 1 et 2 000</text:p>
          </table:help-message>
          <table:error-message table:message-type="stop" table:title="Taille de l'échantillon" table:display="true">
            <text:p>Nombre entier entre 1 et 2 000</text:p>
          </table:error-message>
        </table:content-validation>
        <table:content-validation table:name="val3" table:condition="of:cell-content-is-whole-number() and cell-content-is-between(5,100)" table:allow-empty-cell="false" table:base-cell-address="Simulation.M1">
          <table:help-message table:title="Fréquence dans la population" table:display="true">
            <text:p>Multiple de 5 uniquement</text:p>
            <text:p>avec min = 5 et max = 100 </text:p>
          </table:help-message>
          <table:error-message table:message-type="stop" table:display="true">
            <text:p>Multiple de 5 uniquement</text:p>
            <text:p>avec min = 5 et max = 100 </text:p>
          </table:error-message>
        </table:content-validation>
        <table:content-validation table:name="val4" table:condition="of:cell-content-is-whole-number() and cell-content-is-between(1,100)" table:allow-empty-cell="false" table:base-cell-address="Aide.M2">
          <table:help-message table:title="Niveau de confiance" table:display="true">
            <text:p>Nombre entier entre 1 et 100</text:p>
          </table:help-message>
          <table:error-message table:message-type="stop" table:display="true">
            <text:p>Nombre entier entre 1 et 100</text:p>
          </table:error-message>
        </table:content-validation>
        <table:content-validation table:name="val5" table:base-cell-address="Aide.O2">
          <table:help-message table:title="Informations" table:display="true">
            <text:p/>
            <text:p>Stéphane KELLER</text:p>
            <text:p>stephane.keller@educagri.fr</text:p>
            <text:p/>
            <text:p>Lycée agricole Louis Pasteur</text:p>
            <text:p>Marmilhat</text:p>
            <text:p>B.P. 116 - 63370 Lempdes</text:p>
            <text:p>Tél. : 04 73 83 72 50</text:p>
            <text:p/>
            <text:p>Vous êtes libre d'utiliser ce fichier à condition de citer votre source et de ne pas modifier ma "griffe" dans la cellule O2.</text:p>
            <text:p/>
            <text:p>Bonne utilisation</text:p>
          </table:help-message>
          <table:error-message table:message-type="information" table:display="true"/>
        </table:content-validation>
      </table:content-validations>
      <table:table table:name="Aide" table:style-name="ta1" table:protected="true" table:protection-key="MPue8b0mOr02qSm9OqoO3B6qjd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64" table:default-cell-style-name="ce48"/>
        <table:table-column table:style-name="co1" table:number-columns-repeated="958" table:default-cell-style-name="Default"/>
        <table:table-column table:style-name="co1" table:number-columns-repeated="2" table:default-cell-style-name="ce73"/>
        <table:table-row table:style-name="ro1">
          <table:table-cell table:style-name="ce3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1"/>
          <table:covered-table-cell table:style-name="ce15"/>
          <table:covered-table-cell table:number-columns-repeated="5" table:style-name="ce17"/>
          <table:table-cell table:style-name="ce62"/>
          <table:table-cell table:style-name="ce71" table:number-columns-repeated="1013"/>
          <table:table-cell table:style-name="ce72" table:number-columns-repeated="2"/>
        </table:table-row>
        <table:table-row table:style-name="ro2">
          <table:table-cell table:style-name="ce33"/>
          <table:table-cell table:style-name="ce11"/>
          <table:table-cell table:style-name="ce15"/>
          <table:table-cell table:style-name="ce17" table:number-columns-repeated="5"/>
          <table:table-cell table:style-name="ce62"/>
          <table:table-cell table:style-name="ce71" table:number-columns-repeated="1013"/>
          <table:table-cell table:style-name="ce7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style-name="ce70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covered-table-cell table:style-name="ce3"/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style-name="ce70" table:number-columns-repeated="1016"/>
        </table:table-row>
        <table:table-row table:style-name="ro4">
          <table:table-cell table:style-name="ce3"/>
          <table:table-cell table:style-name="ce53" office:value-type="string" calcext:value-type="string">
            <text:p><text:span text:style-name="T1">◊</text:span> TOUJOURS UTILISER LA DERNIÈRE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55" office:value-type="string" calcext:value-type="string">
            <text:p>VERSION DE LIBREOFFICE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53" office:value-type="string" calcext:value-type="string">
            <text:p>Ne pas utiliser la version pour un passionné de technologie 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style-name="ce70" table:number-columns-repeated="1016"/>
        </table:table-row>
        <table:table-row table:style-name="ro4">
          <table:table-cell table:style-name="ce3"/>
          <table:table-cell table:style-name="ce53" office:value-type="string" calcext:value-type="string">
            <text:p><text:span text:style-name="T1">◊</text:span> ACTIVER LES MACROS :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4">
          <table:table-cell table:style-name="ce3"/>
          <table:table-cell table:style-name="ce55" office:value-type="string" calcext:value-type="string">
            <text:p>Menu <text:span text:style-name="T2">O</text:span>utils ; <text:span text:style-name="T2">O</text:span>ption ; Sécurité ;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4">
          <table:table-cell table:style-name="ce3"/>
          <table:table-cell table:style-name="ce12" office:value-type="string" calcext:value-type="string">
            <text:p><text:span text:style-name="T2">S</text:span>écurité des macros ; <text:span text:style-name="T2">M</text:span>oyen 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12" office:value-type="string" calcext:value-type="string">
            <text:p>Après la première activation :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12" office:value-type="string" calcext:value-type="string">
            <text:p>fermer le fichier puis le rouvrir.</text:p>
          </table:table-cell>
          <table:table-cell table:style-name="ce12" table:number-columns-repeated="6"/>
          <table:table-cell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number-columns-repeated="1016"/>
        </table:table-row>
        <table:table-row table:style-name="ro5">
          <table:table-cell table:style-name="ce4" table:number-columns-repeated="8"/>
          <table:table-cell table:number-columns-repeated="1016"/>
        </table:table-row>
        <table:table-row table:style-name="ro5">
          <table:table-cell table:style-name="ce37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5">
          <table:covered-table-cell table:style-name="ce9"/>
          <table:covered-table-cell table:number-columns-repeated="7" table:style-name="ce4"/>
          <table:table-cell table:number-columns-repeated="1016"/>
        </table:table-row>
        <table:table-row table:style-name="ro5">
          <table:table-cell table:style-name="ce9"/>
          <table:table-cell table:style-name="ce4" table:number-columns-repeated="7"/>
          <table:table-cell table:number-columns-repeated="1016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imulation" table:style-name="ta2" table:protected="true" table:protection-key="MPue8b0mOr02qSm9OqoO3B6qjdM=" table:protection-key-digest-algorithm="http://www.w3.org/2000/09/xmldsig#sha1" table:print="fals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Compteur 1" form:control-implementation="ooo:com.sun.star.form.component.SpinButton" xml:id="control1" form:id="control1" form:orientation="vertical" form:value="95" form:linked-cell="Simulation.M2" form:delay-for-repeat="PT0.500000000S" form:min-value="1" form:max-value="1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  <form:property form:property-name="Tabstop" office:value-type="boolean" office:boolean-value="false"/>
              </form:properties>
            </form:value-range>
            <form:value-range form:name="niveau de confiance" form:control-implementation="ooo:com.sun.star.form.component.SpinButton" xml:id="control2" form:id="control2" form:orientation="vertical" form:value="50" form:linked-cell="Simulation.M1" form:step-size="5" form:delay-for-repeat="PT0.500000000S" form:min-value="5" form:max-value="1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  <form:property form:property-name="Tabstop" office:value-type="boolean" office:boolean-value="false"/>
              </form:properties>
            </form:value-range>
            <form:checkbox form:name="Case à cocher 1" form:control-implementation="ooo:com.sun.star.form.component.CheckBox" xml:id="control3" form:id="control3" form:label="Afficher" form:input-required="false" form:linked-cell="Simulation.Q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value-range form:name="Taille" form:control-implementation="ooo:com.sun.star.form.component.SpinButton" xml:id="control4" form:id="control4" form:orientation="vertical" form:value="100" form:linked-cell="Simulation.E2" form:step-size="100" form:delay-for-repeat="PT0.500000000S" form:min-value="1" form:max-value="20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</form:properties>
            </form:value-range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5" form:id="control5" form:label="Nouvelle popul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ALEA.Zone_Alea_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0.344cm" svg:height="0.553cm" svg:x="14.71cm" svg:y="0.681cm" draw:control="control1">
            <svg:title>Niveau de confiance</svg:title>
          </draw:control>
          <draw:control draw:z-index="1" draw:style-name="gr2" draw:text-style-name="P1" svg:width="0.349cm" svg:height="0.55cm" svg:x="14.708cm" svg:y="0.015cm" draw:control="control2">
            <svg:title>Niveau de confiance</svg:title>
          </draw:control>
          <draw:frame draw:z-index="2" draw:style-name="gr3" draw:text-style-name="P2" svg:width="14.477cm" svg:height="53.591cm" svg:x="9.624cm" svg:y="1.313cm">
            <draw:object draw:notify-on-update-of-ranges="Simulation.B4:Simulation.B103 Simulation.J4:Simulation.J104 Simulation.J4:Simulation.J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4" draw:style-name="gr4" draw:text-style-name="P1" svg:width="0.35cm" svg:height="0.55cm" svg:x="6.594cm" svg:y="0.68cm" draw:control="control4"/>
          <draw:control draw:z-index="5" draw:style-name="gr5" draw:text-style-name="P3" svg:width="6.915cm" svg:height="0.624cm" svg:x="0cm" svg:y="0cm" draw:control="control5"/>
        </table:shapes>
        <table:table-column table:style-name="co2" table:default-cell-style-name="ce79"/>
        <table:table-column table:style-name="co3" table:default-cell-style-name="ce43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7" table:default-cell-style-name="ce79"/>
        <table:table-column table:style-name="co8" table:default-cell-style-name="ce79"/>
        <table:table-column table:style-name="co9" table:default-cell-style-name="ce79"/>
        <table:table-column table:style-name="co10" table:default-cell-style-name="ce47"/>
        <table:table-column table:style-name="co11" table:default-cell-style-name="ce61"/>
        <table:table-column table:style-name="co11" table:number-columns-repeated="2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visibility="collapse" table:number-columns-repeated="4" table:default-cell-style-name="ce47"/>
        <table:table-column table:style-name="co18" table:visibility="collapse" table:default-cell-style-name="ce61"/>
        <table:table-column table:style-name="co18" table:visibility="collapse" table:number-columns-repeated="886" table:default-cell-style-name="ce47"/>
        <table:table-column table:style-name="co18" table:visibility="collapse" table:number-columns-repeated="110" table:default-cell-style-name="ce66"/>
        <table:table-column table:style-name="co18" table:visibility="collapse" table:number-columns-repeated="5" table:default-cell-style-name="ce69"/>
        <table:table-column table:style-name="co19" table:visibility="collapse" table:default-cell-style-name="Default"/>
        <table:table-row table:style-name="ro6">
          <table:table-cell table:style-name="ce25" table:number-columns-spanned="7" table:number-rows-spanned="1"/>
          <table:covered-table-cell table:style-name="ce36"/>
          <table:covered-table-cell table:style-name="ce64"/>
          <table:covered-table-cell table:style-name="ce74"/>
          <table:covered-table-cell table:style-name="ce83" table:content-validation-name="val1"/>
          <table:covered-table-cell table:style-name="ce100"/>
          <table:covered-table-cell table:style-name="ce96"/>
          <table:table-cell table:style-name="ce31" office:value-type="string" calcext:value-type="string" table:number-columns-spanned="5" table:number-rows-spanned="1">
            <text:p>Fréquence <text:span text:style-name="T3">p</text:span> en % dans la population =</text:p>
          </table:table-cell>
          <table:covered-table-cell table:style-name="ce109"/>
          <table:covered-table-cell table:style-name="ce38"/>
          <table:covered-table-cell table:number-columns-repeated="2" table:style-name="ce116"/>
          <table:table-cell table:style-name="ce131" table:content-validation-name="val3" office:value-type="float" office:value="40" calcext:value-type="float">
            <text:p>40</text:p>
          </table:table-cell>
          <table:table-cell table:style-name="ce49"/>
          <table:table-cell table:style-name="ce148" office:value-type="string" calcext:value-type="string" table:number-columns-spanned="2" table:number-rows-spanned="2">
            <text:p>Stéphane KELLER </text:p>
            <text:p>Lycée agricole Louis Pasteur</text:p>
          </table:table-cell>
          <table:covered-table-cell table:style-name="ce150"/>
          <table:table-cell table:style-name="ce128">
            <draw:control table:end-cell-address="Simulation.Q2" table:end-x="2.072cm" table:end-y="0.551cm" draw:z-index="3" draw:style-name="gr6" draw:text-style-name="P4" svg:width="1.952cm" svg:height="1.152cm" svg:x="0.12cm" svg:y="0.049cm" draw:control="control3"/>
          </table:table-cell>
          <table:table-cell table:style-name="ce129"/>
          <table:table-cell table:style-name="ce57"/>
          <table:table-cell table:style-name="ce58"/>
          <table:table-cell table:style-name="ce132"/>
          <table:table-cell table:style-name="ce133"/>
          <table:table-cell table:style-name="ce61" table:number-columns-repeated="886"/>
          <table:table-cell table:style-name="ce65" table:number-columns-repeated="110"/>
          <table:table-cell table:style-name="ce68" table:number-columns-repeated="5"/>
          <table:table-cell/>
        </table:table-row>
        <table:table-row table:style-name="ro7">
          <table:table-cell table:style-name="ce16" office:value-type="string" calcext:value-type="string" table:number-columns-spanned="4" table:number-rows-spanned="1">
            <text:p>Taille de l'échantillon <text:span text:style-name="T3">n</text:span> = </text:p>
          </table:table-cell>
          <table:covered-table-cell table:style-name="ce40"/>
          <table:covered-table-cell table:style-name="ce89"/>
          <table:covered-table-cell table:style-name="ce19"/>
          <table:table-cell table:style-name="ce54" table:content-validation-name="val2" office:value-type="float" office:value="1000" calcext:value-type="float" table:number-columns-spanned="2" table:number-rows-spanned="1">
            <text:p>1 000</text:p>
          </table:table-cell>
          <table:covered-table-cell table:style-name="ce100"/>
          <table:table-cell table:style-name="ce28"/>
          <table:table-cell table:style-name="ce32" office:value-type="string" calcext:value-type="string" table:number-columns-spanned="5" table:number-rows-spanned="1">
            <text:p>Niveau de confiance en % =</text:p>
          </table:table-cell>
          <table:covered-table-cell table:style-name="ce89"/>
          <table:covered-table-cell table:style-name="ce113"/>
          <table:covered-table-cell table:style-name="ce117"/>
          <table:covered-table-cell table:style-name="ce119"/>
          <table:table-cell table:style-name="ce93" table:content-validation-name="val4" office:value-type="float" office:value="95" calcext:value-type="float">
            <text:p>95</text:p>
          </table:table-cell>
          <table:table-cell table:style-name="ce50"/>
          <table:covered-table-cell table:style-name="ce149" table:content-validation-name="val5"/>
          <table:covered-table-cell table:style-name="ce151"/>
          <table:table-cell table:style-name="ce158" office:value-type="boolean" office:boolean-value="true" calcext:value-type="boolean">
            <text:p>VRAI</text:p>
          </table:table-cell>
          <table:table-cell table:style-name="ce129"/>
          <table:table-cell table:style-name="ce57"/>
          <table:table-cell table:style-name="ce58"/>
          <table:table-cell table:style-name="ce132"/>
          <table:table-cell table:style-name="ce133"/>
          <table:table-cell table:style-name="ce61" table:number-columns-repeated="886"/>
          <table:table-cell table:style-name="ce65" table:number-columns-repeated="110"/>
          <table:table-cell table:style-name="ce68" table:number-columns-repeated="5"/>
          <table:table-cell/>
        </table:table-row>
        <table:table-row table:style-name="ro8">
          <table:table-cell table:style-name="ce77" office:value-type="string" calcext:value-type="string">
            <text:p>Échantillon</text:p>
          </table:table-cell>
          <table:table-cell table:style-name="ce41" office:value-type="string" calcext:value-type="string">
            <text:p>Fréquence</text:p>
          </table:table-cell>
          <table:table-cell table:style-name="ce84" office:value-type="string" calcext:value-type="string" table:number-columns-spanned="5" table:number-rows-spanned="1">
            <text:p>Fourchette</text:p>
          </table:table-cell>
          <table:covered-table-cell table:number-columns-repeated="3" table:style-name="ce94"/>
          <table:covered-table-cell table:style-name="ce103"/>
          <table:table-cell table:style-name="ce107" table:formula="of:=IF([.Q2];COUNTIF([.H4:.H103];&quot;VRAI&quot;)/COUNTA([.H4:.H103]);&quot;&quot;)" office:value-type="percentage" office:value="0.96" calcext:value-type="percentage">
            <text:p>96%</text:p>
          </table:table-cell>
          <table:table-cell table:style-name="ce84" office:value-type="string" calcext:value-type="string">
            <text:p>Amplitude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5">
          <table:table-cell table:style-name="ce78" table:formula="of:=ROW()-3" office:value-type="float" office:value="1" calcext:value-type="float">
            <text:p>1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]-LEGACY.NORMSINV(([.$M$2]/100+1)/2)*SQRT([.B4]*(1-[.B4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]+LEGACY.NORMSINV(([.$M$2]/100+1)/2)*SQRT([.B4]*(1-[.B4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];[.$M$1]/100&gt;[.F4]);&quot;FAUX&quot;;&quot;VRAI&quot;);&quot;&quot;)" office:value-type="string" office:string-value="VRAI" calcext:value-type="string">
            <text:p>VRAI</text:p>
          </table:table-cell>
          <table:table-cell table:style-name="ce110" table:formula="of:=2*[.J4]" office:value-type="percentage" office:value="0.0603470332771973" calcext:value-type="percentage">
            <text:p>6,03%</text:p>
          </table:table-cell>
          <table:table-cell table:style-name="ce115" table:formula="of:=CONFIDENCE(1-[.$M$2]/100;SQRT([.B4]*(1-[.B4])/[.$E$2]);1)" office:value-type="percentage" office:value="0.0301735166385987" calcext:value-type="percentage">
            <text:p>3,02%</text:p>
          </table:table-cell>
          <table:table-cell table:style-name="ce118"/>
          <table:table-cell table:number-columns-repeated="1013"/>
        </table:table-row>
        <table:table-row table:style-name="ro5">
          <table:table-cell table:style-name="ce78" table:formula="of:=ROW()-3" office:value-type="float" office:value="2" calcext:value-type="float">
            <text:p>2</text:p>
          </table:table-cell>
          <table:table-cell table:style-name="ce42" office:value-type="percentage" office:value="0.379" calcext:value-type="percentage">
            <text:p>37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]-LEGACY.NORMSINV(([.$M$2]/100+1)/2)*SQRT([.B5]*(1-[.B5])/[.$E$2])" office:value-type="percentage" office:value="0.34893138003533" calcext:value-type="percentage">
            <text:p>34,8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]+LEGACY.NORMSINV(([.$M$2]/100+1)/2)*SQRT([.B5]*(1-[.B5])/[.$E$2])" office:value-type="percentage" office:value="0.40906861996467" calcext:value-type="percentage">
            <text:p>40,9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];[.$M$1]/100&gt;[.F5]);&quot;FAUX&quot;;&quot;VRAI&quot;);&quot;&quot;)" office:value-type="string" office:string-value="VRAI" calcext:value-type="string">
            <text:p>VRAI</text:p>
          </table:table-cell>
          <table:table-cell table:style-name="ce110" table:formula="of:=2*[.J5]" office:value-type="percentage" office:value="0.0601372399293399" calcext:value-type="percentage">
            <text:p>6,01%</text:p>
          </table:table-cell>
          <table:table-cell table:style-name="ce115" table:formula="of:=CONFIDENCE(1-[.$M$2]/100;SQRT([.B5]*(1-[.B5])/[.$E$2]);1)" office:value-type="percentage" office:value="0.0300686199646699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" calcext:value-type="float">
            <text:p>3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]-LEGACY.NORMSINV(([.$M$2]/100+1)/2)*SQRT([.B6]*(1-[.B6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]+LEGACY.NORMSINV(([.$M$2]/100+1)/2)*SQRT([.B6]*(1-[.B6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];[.$M$1]/100&gt;[.F6]);&quot;FAUX&quot;;&quot;VRAI&quot;);&quot;&quot;)" office:value-type="string" office:string-value="VRAI" calcext:value-type="string">
            <text:p>VRAI</text:p>
          </table:table-cell>
          <table:table-cell table:style-name="ce110" table:formula="of:=2*[.J6]" office:value-type="percentage" office:value="0.0607524342647077" calcext:value-type="percentage">
            <text:p>6,08%</text:p>
          </table:table-cell>
          <table:table-cell table:style-name="ce115" table:formula="of:=CONFIDENCE(1-[.$M$2]/100;SQRT([.B6]*(1-[.B6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" calcext:value-type="float">
            <text:p>4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]-LEGACY.NORMSINV(([.$M$2]/100+1)/2)*SQRT([.B7]*(1-[.B7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]+LEGACY.NORMSINV(([.$M$2]/100+1)/2)*SQRT([.B7]*(1-[.B7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];[.$M$1]/100&gt;[.F7]);&quot;FAUX&quot;;&quot;VRAI&quot;);&quot;&quot;)" office:value-type="string" office:string-value="VRAI" calcext:value-type="string">
            <text:p>VRAI</text:p>
          </table:table-cell>
          <table:table-cell table:style-name="ce110" table:formula="of:=2*[.J7]" office:value-type="percentage" office:value="0.0606761293295157" calcext:value-type="percentage">
            <text:p>6,07%</text:p>
          </table:table-cell>
          <table:table-cell table:style-name="ce115" table:formula="of:=CONFIDENCE(1-[.$M$2]/100;SQRT([.B7]*(1-[.B7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" calcext:value-type="float">
            <text:p>5</text:p>
          </table:table-cell>
          <table:table-cell table:style-name="ce42" office:value-type="percentage" office:value="0.422" calcext:value-type="percentage">
            <text:p>42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]-LEGACY.NORMSINV(([.$M$2]/100+1)/2)*SQRT([.B8]*(1-[.B8])/[.$E$2])" office:value-type="percentage" office:value="0.39138965420469" calcext:value-type="percentage">
            <text:p>39,1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]+LEGACY.NORMSINV(([.$M$2]/100+1)/2)*SQRT([.B8]*(1-[.B8])/[.$E$2])" office:value-type="percentage" office:value="0.45261034579531" calcext:value-type="percentage">
            <text:p>45,2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];[.$M$1]/100&gt;[.F8]);&quot;FAUX&quot;;&quot;VRAI&quot;);&quot;&quot;)" office:value-type="string" office:string-value="VRAI" calcext:value-type="string">
            <text:p>VRAI</text:p>
          </table:table-cell>
          <table:table-cell table:style-name="ce110" table:formula="of:=2*[.J8]" office:value-type="percentage" office:value="0.0612206915906192" calcext:value-type="percentage">
            <text:p>6,12%</text:p>
          </table:table-cell>
          <table:table-cell table:style-name="ce115" table:formula="of:=CONFIDENCE(1-[.$M$2]/100;SQRT([.B8]*(1-[.B8])/[.$E$2]);1)" office:value-type="percentage" office:value="0.030610345795309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" calcext:value-type="float">
            <text:p>6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]-LEGACY.NORMSINV(([.$M$2]/100+1)/2)*SQRT([.B9]*(1-[.B9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]+LEGACY.NORMSINV(([.$M$2]/100+1)/2)*SQRT([.B9]*(1-[.B9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];[.$M$1]/100&gt;[.F9]);&quot;FAUX&quot;;&quot;VRAI&quot;);&quot;&quot;)" office:value-type="string" office:string-value="VRAI" calcext:value-type="string">
            <text:p>VRAI</text:p>
          </table:table-cell>
          <table:table-cell table:style-name="ce110" table:formula="of:=2*[.J9]" office:value-type="percentage" office:value="0.0608979450501689" calcext:value-type="percentage">
            <text:p>6,09%</text:p>
          </table:table-cell>
          <table:table-cell table:style-name="ce115" table:formula="of:=CONFIDENCE(1-[.$M$2]/100;SQRT([.B9]*(1-[.B9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" calcext:value-type="float">
            <text:p>7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]-LEGACY.NORMSINV(([.$M$2]/100+1)/2)*SQRT([.B10]*(1-[.B10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]+LEGACY.NORMSINV(([.$M$2]/100+1)/2)*SQRT([.B10]*(1-[.B10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];[.$M$1]/100&gt;[.F10]);&quot;FAUX&quot;;&quot;VRAI&quot;);&quot;&quot;)" office:value-type="string" office:string-value="VRAI" calcext:value-type="string">
            <text:p>VRAI</text:p>
          </table:table-cell>
          <table:table-cell table:style-name="ce110" table:formula="of:=2*[.J10]" office:value-type="percentage" office:value="0.0608743484575852" calcext:value-type="percentage">
            <text:p>6,09%</text:p>
          </table:table-cell>
          <table:table-cell table:style-name="ce115" table:formula="of:=CONFIDENCE(1-[.$M$2]/100;SQRT([.B10]*(1-[.B10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" calcext:value-type="float">
            <text:p>8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1]-LEGACY.NORMSINV(([.$M$2]/100+1)/2)*SQRT([.B11]*(1-[.B11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1]+LEGACY.NORMSINV(([.$M$2]/100+1)/2)*SQRT([.B11]*(1-[.B11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1];[.$M$1]/100&gt;[.F11]);&quot;FAUX&quot;;&quot;VRAI&quot;);&quot;&quot;)" office:value-type="string" office:string-value="VRAI" calcext:value-type="string">
            <text:p>VRAI</text:p>
          </table:table-cell>
          <table:table-cell table:style-name="ce110" table:formula="of:=2*[.J11]" office:value-type="percentage" office:value="0.0610558195665467" calcext:value-type="percentage">
            <text:p>6,11%</text:p>
          </table:table-cell>
          <table:table-cell table:style-name="ce115" table:formula="of:=CONFIDENCE(1-[.$M$2]/100;SQRT([.B11]*(1-[.B11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" calcext:value-type="float">
            <text:p>9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2]-LEGACY.NORMSINV(([.$M$2]/100+1)/2)*SQRT([.B12]*(1-[.B12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2]+LEGACY.NORMSINV(([.$M$2]/100+1)/2)*SQRT([.B12]*(1-[.B12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2];[.$M$1]/100&gt;[.F12]);&quot;FAUX&quot;;&quot;VRAI&quot;);&quot;&quot;)" office:value-type="string" office:string-value="VRAI" calcext:value-type="string">
            <text:p>VRAI</text:p>
          </table:table-cell>
          <table:table-cell table:style-name="ce110" table:formula="of:=2*[.J12]" office:value-type="percentage" office:value="0.0611195842707644" calcext:value-type="percentage">
            <text:p>6,11%</text:p>
          </table:table-cell>
          <table:table-cell table:style-name="ce115" table:formula="of:=CONFIDENCE(1-[.$M$2]/100;SQRT([.B12]*(1-[.B12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0" calcext:value-type="float">
            <text:p>10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3]-LEGACY.NORMSINV(([.$M$2]/100+1)/2)*SQRT([.B13]*(1-[.B13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3]+LEGACY.NORMSINV(([.$M$2]/100+1)/2)*SQRT([.B13]*(1-[.B13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3];[.$M$1]/100&gt;[.F13]);&quot;FAUX&quot;;&quot;VRAI&quot;);&quot;&quot;)" office:value-type="string" office:string-value="VRAI" calcext:value-type="string">
            <text:p>VRAI</text:p>
          </table:table-cell>
          <table:table-cell table:style-name="ce110" table:formula="of:=2*[.J13]" office:value-type="percentage" office:value="0.0608019874388862" calcext:value-type="percentage">
            <text:p>6,08%</text:p>
          </table:table-cell>
          <table:table-cell table:style-name="ce115" table:formula="of:=CONFIDENCE(1-[.$M$2]/100;SQRT([.B13]*(1-[.B13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1" calcext:value-type="float">
            <text:p>11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4]-LEGACY.NORMSINV(([.$M$2]/100+1)/2)*SQRT([.B14]*(1-[.B14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4]+LEGACY.NORMSINV(([.$M$2]/100+1)/2)*SQRT([.B14]*(1-[.B14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4];[.$M$1]/100&gt;[.F14]);&quot;FAUX&quot;;&quot;VRAI&quot;);&quot;&quot;)" office:value-type="string" office:string-value="VRAI" calcext:value-type="string">
            <text:p>VRAI</text:p>
          </table:table-cell>
          <table:table-cell table:style-name="ce110" table:formula="of:=2*[.J14]" office:value-type="percentage" office:value="0.0609212802792317" calcext:value-type="percentage">
            <text:p>6,09%</text:p>
          </table:table-cell>
          <table:table-cell table:style-name="ce115" table:formula="of:=CONFIDENCE(1-[.$M$2]/100;SQRT([.B14]*(1-[.B14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2" calcext:value-type="float">
            <text:p>12</text:p>
          </table:table-cell>
          <table:table-cell table:style-name="ce42" office:value-type="percentage" office:value="0.425" calcext:value-type="percentage">
            <text:p>42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5]-LEGACY.NORMSINV(([.$M$2]/100+1)/2)*SQRT([.B15]*(1-[.B15])/[.$E$2])" office:value-type="percentage" office:value="0.39436086653792" calcext:value-type="percentage">
            <text:p>39,4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5]+LEGACY.NORMSINV(([.$M$2]/100+1)/2)*SQRT([.B15]*(1-[.B15])/[.$E$2])" office:value-type="percentage" office:value="0.45563913346208" calcext:value-type="percentage">
            <text:p>45,5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5];[.$M$1]/100&gt;[.F15]);&quot;FAUX&quot;;&quot;VRAI&quot;);&quot;&quot;)" office:value-type="string" office:string-value="VRAI" calcext:value-type="string">
            <text:p>VRAI</text:p>
          </table:table-cell>
          <table:table-cell table:style-name="ce110" table:formula="of:=2*[.J15]" office:value-type="percentage" office:value="0.0612782669241592" calcext:value-type="percentage">
            <text:p>6,13%</text:p>
          </table:table-cell>
          <table:table-cell table:style-name="ce115" table:formula="of:=CONFIDENCE(1-[.$M$2]/100;SQRT([.B15]*(1-[.B15])/[.$E$2]);1)" office:value-type="percentage" office:value="0.030639133462079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3" calcext:value-type="float">
            <text:p>13</text:p>
          </table:table-cell>
          <table:table-cell table:style-name="ce42" office:value-type="percentage" office:value="0.418" calcext:value-type="percentage">
            <text:p>41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6]-LEGACY.NORMSINV(([.$M$2]/100+1)/2)*SQRT([.B16]*(1-[.B16])/[.$E$2])" office:value-type="percentage" office:value="0.387429839122713" calcext:value-type="percentage">
            <text:p>38,7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6]+LEGACY.NORMSINV(([.$M$2]/100+1)/2)*SQRT([.B16]*(1-[.B16])/[.$E$2])" office:value-type="percentage" office:value="0.448570160877287" calcext:value-type="percentage">
            <text:p>44,8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6];[.$M$1]/100&gt;[.F16]);&quot;FAUX&quot;;&quot;VRAI&quot;);&quot;&quot;)" office:value-type="string" office:string-value="VRAI" calcext:value-type="string">
            <text:p>VRAI</text:p>
          </table:table-cell>
          <table:table-cell table:style-name="ce110" table:formula="of:=2*[.J16]" office:value-type="percentage" office:value="0.0611403217545732" calcext:value-type="percentage">
            <text:p>6,11%</text:p>
          </table:table-cell>
          <table:table-cell table:style-name="ce115" table:formula="of:=CONFIDENCE(1-[.$M$2]/100;SQRT([.B16]*(1-[.B16])/[.$E$2]);1)" office:value-type="percentage" office:value="0.030570160877286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4" calcext:value-type="float">
            <text:p>14</text:p>
          </table:table-cell>
          <table:table-cell table:style-name="ce42" office:value-type="percentage" office:value="0.368" calcext:value-type="percentage">
            <text:p>36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7]-LEGACY.NORMSINV(([.$M$2]/100+1)/2)*SQRT([.B17]*(1-[.B17])/[.$E$2])" office:value-type="percentage" office:value="0.338109681723311" calcext:value-type="percentage">
            <text:p>33,81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7]+LEGACY.NORMSINV(([.$M$2]/100+1)/2)*SQRT([.B17]*(1-[.B17])/[.$E$2])" office:value-type="percentage" office:value="0.397890318276689" calcext:value-type="percentage">
            <text:p>39,79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7];[.$M$1]/100&gt;[.F17]);&quot;FAUX&quot;;&quot;VRAI&quot;);&quot;&quot;)" office:value-type="string" office:string-value="FAUX" calcext:value-type="string">
            <text:p>FAUX</text:p>
          </table:table-cell>
          <table:table-cell table:style-name="ce110" table:formula="of:=2*[.J17]" office:value-type="percentage" office:value="0.0597806365533776" calcext:value-type="percentage">
            <text:p>5,98%</text:p>
          </table:table-cell>
          <table:table-cell table:style-name="ce115" table:formula="of:=CONFIDENCE(1-[.$M$2]/100;SQRT([.B17]*(1-[.B17])/[.$E$2]);1)" office:value-type="percentage" office:value="0.0298903182766888" calcext:value-type="percentage">
            <text:p>2,99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5" calcext:value-type="float">
            <text:p>15</text:p>
          </table:table-cell>
          <table:table-cell table:style-name="ce42" office:value-type="percentage" office:value="0.388" calcext:value-type="percentage">
            <text:p>38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8]-LEGACY.NORMSINV(([.$M$2]/100+1)/2)*SQRT([.B18]*(1-[.B18])/[.$E$2])" office:value-type="percentage" office:value="0.357797724494225" calcext:value-type="percentage">
            <text:p>35,7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8]+LEGACY.NORMSINV(([.$M$2]/100+1)/2)*SQRT([.B18]*(1-[.B18])/[.$E$2])" office:value-type="percentage" office:value="0.418202275505775" calcext:value-type="percentage">
            <text:p>41,8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8];[.$M$1]/100&gt;[.F18]);&quot;FAUX&quot;;&quot;VRAI&quot;);&quot;&quot;)" office:value-type="string" office:string-value="VRAI" calcext:value-type="string">
            <text:p>VRAI</text:p>
          </table:table-cell>
          <table:table-cell table:style-name="ce110" table:formula="of:=2*[.J18]" office:value-type="percentage" office:value="0.0604045510115502" calcext:value-type="percentage">
            <text:p>6,04%</text:p>
          </table:table-cell>
          <table:table-cell table:style-name="ce115" table:formula="of:=CONFIDENCE(1-[.$M$2]/100;SQRT([.B18]*(1-[.B18])/[.$E$2]);1)" office:value-type="percentage" office:value="0.030202275505775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6" calcext:value-type="float">
            <text:p>16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9]-LEGACY.NORMSINV(([.$M$2]/100+1)/2)*SQRT([.B19]*(1-[.B19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9]+LEGACY.NORMSINV(([.$M$2]/100+1)/2)*SQRT([.B19]*(1-[.B19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9];[.$M$1]/100&gt;[.F19]);&quot;FAUX&quot;;&quot;VRAI&quot;);&quot;&quot;)" office:value-type="string" office:string-value="VRAI" calcext:value-type="string">
            <text:p>VRAI</text:p>
          </table:table-cell>
          <table:table-cell table:style-name="ce110" table:formula="of:=2*[.J19]" office:value-type="percentage" office:value="0.0607272629703197" calcext:value-type="percentage">
            <text:p>6,07%</text:p>
          </table:table-cell>
          <table:table-cell table:style-name="ce115" table:formula="of:=CONFIDENCE(1-[.$M$2]/100;SQRT([.B19]*(1-[.B19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7" calcext:value-type="float">
            <text:p>17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0]-LEGACY.NORMSINV(([.$M$2]/100+1)/2)*SQRT([.B20]*(1-[.B20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0]+LEGACY.NORMSINV(([.$M$2]/100+1)/2)*SQRT([.B20]*(1-[.B20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0];[.$M$1]/100&gt;[.F20]);&quot;FAUX&quot;;&quot;VRAI&quot;);&quot;&quot;)" office:value-type="string" office:string-value="VRAI" calcext:value-type="string">
            <text:p>VRAI</text:p>
          </table:table-cell>
          <table:table-cell table:style-name="ce110" table:formula="of:=2*[.J20]" office:value-type="percentage" office:value="0.0608743484575852" calcext:value-type="percentage">
            <text:p>6,09%</text:p>
          </table:table-cell>
          <table:table-cell table:style-name="ce115" table:formula="of:=CONFIDENCE(1-[.$M$2]/100;SQRT([.B20]*(1-[.B20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8" calcext:value-type="float">
            <text:p>18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1]-LEGACY.NORMSINV(([.$M$2]/100+1)/2)*SQRT([.B21]*(1-[.B21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1]+LEGACY.NORMSINV(([.$M$2]/100+1)/2)*SQRT([.B21]*(1-[.B21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1];[.$M$1]/100&gt;[.F21]);&quot;FAUX&quot;;&quot;VRAI&quot;);&quot;&quot;)" office:value-type="string" office:string-value="VRAI" calcext:value-type="string">
            <text:p>VRAI</text:p>
          </table:table-cell>
          <table:table-cell table:style-name="ce110" table:formula="of:=2*[.J21]" office:value-type="percentage" office:value="0.0610558195665467" calcext:value-type="percentage">
            <text:p>6,11%</text:p>
          </table:table-cell>
          <table:table-cell table:style-name="ce115" table:formula="of:=CONFIDENCE(1-[.$M$2]/100;SQRT([.B21]*(1-[.B21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9" calcext:value-type="float">
            <text:p>19</text:p>
          </table:table-cell>
          <table:table-cell table:style-name="ce42" office:value-type="percentage" office:value="0.382" calcext:value-type="percentage">
            <text:p>38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2]-LEGACY.NORMSINV(([.$M$2]/100+1)/2)*SQRT([.B22]*(1-[.B22])/[.$E$2])" office:value-type="percentage" office:value="0.351885614192646" calcext:value-type="percentage">
            <text:p>35,1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2]+LEGACY.NORMSINV(([.$M$2]/100+1)/2)*SQRT([.B22]*(1-[.B22])/[.$E$2])" office:value-type="percentage" office:value="0.412114385807354" calcext:value-type="percentage">
            <text:p>41,2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2];[.$M$1]/100&gt;[.F22]);&quot;FAUX&quot;;&quot;VRAI&quot;);&quot;&quot;)" office:value-type="string" office:string-value="VRAI" calcext:value-type="string">
            <text:p>VRAI</text:p>
          </table:table-cell>
          <table:table-cell table:style-name="ce110" table:formula="of:=2*[.J22]" office:value-type="percentage" office:value="0.0602287716147087" calcext:value-type="percentage">
            <text:p>6,02%</text:p>
          </table:table-cell>
          <table:table-cell table:style-name="ce115" table:formula="of:=CONFIDENCE(1-[.$M$2]/100;SQRT([.B22]*(1-[.B22])/[.$E$2]);1)" office:value-type="percentage" office:value="0.0301143858073544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0" calcext:value-type="float">
            <text:p>20</text:p>
          </table:table-cell>
          <table:table-cell table:style-name="ce42" office:value-type="percentage" office:value="0.397" calcext:value-type="percentage">
            <text:p>39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3]-LEGACY.NORMSINV(([.$M$2]/100+1)/2)*SQRT([.B23]*(1-[.B23])/[.$E$2])" office:value-type="percentage" office:value="0.366674916841915" calcext:value-type="percentage">
            <text:p>36,6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3]+LEGACY.NORMSINV(([.$M$2]/100+1)/2)*SQRT([.B23]*(1-[.B23])/[.$E$2])" office:value-type="percentage" office:value="0.427325083158085" calcext:value-type="percentage">
            <text:p>42,7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3];[.$M$1]/100&gt;[.F23]);&quot;FAUX&quot;;&quot;VRAI&quot;);&quot;&quot;)" office:value-type="string" office:string-value="VRAI" calcext:value-type="string">
            <text:p>VRAI</text:p>
          </table:table-cell>
          <table:table-cell table:style-name="ce110" table:formula="of:=2*[.J23]" office:value-type="percentage" office:value="0.0606501663161705" calcext:value-type="percentage">
            <text:p>6,07%</text:p>
          </table:table-cell>
          <table:table-cell table:style-name="ce115" table:formula="of:=CONFIDENCE(1-[.$M$2]/100;SQRT([.B23]*(1-[.B23])/[.$E$2]);1)" office:value-type="percentage" office:value="0.0303250831580853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1" calcext:value-type="float">
            <text:p>21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4]-LEGACY.NORMSINV(([.$M$2]/100+1)/2)*SQRT([.B24]*(1-[.B24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4]+LEGACY.NORMSINV(([.$M$2]/100+1)/2)*SQRT([.B24]*(1-[.B24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4];[.$M$1]/100&gt;[.F24]);&quot;FAUX&quot;;&quot;VRAI&quot;);&quot;&quot;)" office:value-type="string" office:string-value="VRAI" calcext:value-type="string">
            <text:p>VRAI</text:p>
          </table:table-cell>
          <table:table-cell table:style-name="ce110" table:formula="of:=2*[.J24]" office:value-type="percentage" office:value="0.0609212802792317" calcext:value-type="percentage">
            <text:p>6,09%</text:p>
          </table:table-cell>
          <table:table-cell table:style-name="ce115" table:formula="of:=CONFIDENCE(1-[.$M$2]/100;SQRT([.B24]*(1-[.B24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2" calcext:value-type="float">
            <text:p>22</text:p>
          </table:table-cell>
          <table:table-cell table:style-name="ce42" office:value-type="percentage" office:value="0.377" calcext:value-type="percentage">
            <text:p>37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5]-LEGACY.NORMSINV(([.$M$2]/100+1)/2)*SQRT([.B25]*(1-[.B25])/[.$E$2])" office:value-type="percentage" office:value="0.346962568773691" calcext:value-type="percentage">
            <text:p>34,7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5]+LEGACY.NORMSINV(([.$M$2]/100+1)/2)*SQRT([.B25]*(1-[.B25])/[.$E$2])" office:value-type="percentage" office:value="0.407037431226309" calcext:value-type="percentage">
            <text:p>40,7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5];[.$M$1]/100&gt;[.F25]);&quot;FAUX&quot;;&quot;VRAI&quot;);&quot;&quot;)" office:value-type="string" office:string-value="VRAI" calcext:value-type="string">
            <text:p>VRAI</text:p>
          </table:table-cell>
          <table:table-cell table:style-name="ce110" table:formula="of:=2*[.J25]" office:value-type="percentage" office:value="0.0600748624526182" calcext:value-type="percentage">
            <text:p>6,01%</text:p>
          </table:table-cell>
          <table:table-cell table:style-name="ce115" table:formula="of:=CONFIDENCE(1-[.$M$2]/100;SQRT([.B25]*(1-[.B25])/[.$E$2]);1)" office:value-type="percentage" office:value="0.0300374312263091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3" calcext:value-type="float">
            <text:p>23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6]-LEGACY.NORMSINV(([.$M$2]/100+1)/2)*SQRT([.B26]*(1-[.B26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6]+LEGACY.NORMSINV(([.$M$2]/100+1)/2)*SQRT([.B26]*(1-[.B26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6];[.$M$1]/100&gt;[.F26]);&quot;FAUX&quot;;&quot;VRAI&quot;);&quot;&quot;)" office:value-type="string" office:string-value="VRAI" calcext:value-type="string">
            <text:p>VRAI</text:p>
          </table:table-cell>
          <table:table-cell table:style-name="ce110" table:formula="of:=2*[.J26]" office:value-type="percentage" office:value="0.0609443544449972" calcext:value-type="percentage">
            <text:p>6,09%</text:p>
          </table:table-cell>
          <table:table-cell table:style-name="ce115" table:formula="of:=CONFIDENCE(1-[.$M$2]/100;SQRT([.B26]*(1-[.B26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4" calcext:value-type="float">
            <text:p>24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7]-LEGACY.NORMSINV(([.$M$2]/100+1)/2)*SQRT([.B27]*(1-[.B27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7]+LEGACY.NORMSINV(([.$M$2]/100+1)/2)*SQRT([.B27]*(1-[.B27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7];[.$M$1]/100&gt;[.F27]);&quot;FAUX&quot;;&quot;VRAI&quot;);&quot;&quot;)" office:value-type="string" office:string-value="VRAI" calcext:value-type="string">
            <text:p>VRAI</text:p>
          </table:table-cell>
          <table:table-cell table:style-name="ce110" table:formula="of:=2*[.J27]" office:value-type="percentage" office:value="0.0611195842707644" calcext:value-type="percentage">
            <text:p>6,11%</text:p>
          </table:table-cell>
          <table:table-cell table:style-name="ce115" table:formula="of:=CONFIDENCE(1-[.$M$2]/100;SQRT([.B27]*(1-[.B27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5" calcext:value-type="float">
            <text:p>25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8]-LEGACY.NORMSINV(([.$M$2]/100+1)/2)*SQRT([.B28]*(1-[.B28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8]+LEGACY.NORMSINV(([.$M$2]/100+1)/2)*SQRT([.B28]*(1-[.B28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8];[.$M$1]/100&gt;[.F28]);&quot;FAUX&quot;;&quot;VRAI&quot;);&quot;&quot;)" office:value-type="string" office:string-value="VRAI" calcext:value-type="string">
            <text:p>VRAI</text:p>
          </table:table-cell>
          <table:table-cell table:style-name="ce110" table:formula="of:=2*[.J28]" office:value-type="percentage" office:value="0.0610558195665467" calcext:value-type="percentage">
            <text:p>6,11%</text:p>
          </table:table-cell>
          <table:table-cell table:style-name="ce115" table:formula="of:=CONFIDENCE(1-[.$M$2]/100;SQRT([.B28]*(1-[.B28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6" calcext:value-type="float">
            <text:p>26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9]-LEGACY.NORMSINV(([.$M$2]/100+1)/2)*SQRT([.B29]*(1-[.B29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9]+LEGACY.NORMSINV(([.$M$2]/100+1)/2)*SQRT([.B29]*(1-[.B29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9];[.$M$1]/100&gt;[.F29]);&quot;FAUX&quot;;&quot;VRAI&quot;);&quot;&quot;)" office:value-type="string" office:string-value="VRAI" calcext:value-type="string">
            <text:p>VRAI</text:p>
          </table:table-cell>
          <table:table-cell table:style-name="ce110" table:formula="of:=2*[.J29]" office:value-type="percentage" office:value="0.0606761293295157" calcext:value-type="percentage">
            <text:p>6,07%</text:p>
          </table:table-cell>
          <table:table-cell table:style-name="ce115" table:formula="of:=CONFIDENCE(1-[.$M$2]/100;SQRT([.B29]*(1-[.B29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7" calcext:value-type="float">
            <text:p>27</text:p>
          </table:table-cell>
          <table:table-cell table:style-name="ce42" office:value-type="percentage" office:value="0.413" calcext:value-type="percentage">
            <text:p>41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0]-LEGACY.NORMSINV(([.$M$2]/100+1)/2)*SQRT([.B30]*(1-[.B30])/[.$E$2])" office:value-type="percentage" office:value="0.3824829768267" calcext:value-type="percentage">
            <text:p>38,2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0]+LEGACY.NORMSINV(([.$M$2]/100+1)/2)*SQRT([.B30]*(1-[.B30])/[.$E$2])" office:value-type="percentage" office:value="0.443517023173299" calcext:value-type="percentage">
            <text:p>44,3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0];[.$M$1]/100&gt;[.F30]);&quot;FAUX&quot;;&quot;VRAI&quot;);&quot;&quot;)" office:value-type="string" office:string-value="VRAI" calcext:value-type="string">
            <text:p>VRAI</text:p>
          </table:table-cell>
          <table:table-cell table:style-name="ce110" table:formula="of:=2*[.J30]" office:value-type="percentage" office:value="0.061034046346599" calcext:value-type="percentage">
            <text:p>6,10%</text:p>
          </table:table-cell>
          <table:table-cell table:style-name="ce115" table:formula="of:=CONFIDENCE(1-[.$M$2]/100;SQRT([.B30]*(1-[.B30])/[.$E$2]);1)" office:value-type="percentage" office:value="0.0305170231732995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8" calcext:value-type="float">
            <text:p>28</text:p>
          </table:table-cell>
          <table:table-cell table:style-name="ce42" office:value-type="percentage" office:value="0.381" calcext:value-type="percentage">
            <text:p>38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1]-LEGACY.NORMSINV(([.$M$2]/100+1)/2)*SQRT([.B31]*(1-[.B31])/[.$E$2])" office:value-type="percentage" office:value="0.350900734115037" calcext:value-type="percentage">
            <text:p>35,0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1]+LEGACY.NORMSINV(([.$M$2]/100+1)/2)*SQRT([.B31]*(1-[.B31])/[.$E$2])" office:value-type="percentage" office:value="0.411099265884963" calcext:value-type="percentage">
            <text:p>41,1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1];[.$M$1]/100&gt;[.F31]);&quot;FAUX&quot;;&quot;VRAI&quot;);&quot;&quot;)" office:value-type="string" office:string-value="VRAI" calcext:value-type="string">
            <text:p>VRAI</text:p>
          </table:table-cell>
          <table:table-cell table:style-name="ce110" table:formula="of:=2*[.J31]" office:value-type="percentage" office:value="0.0601985317699255" calcext:value-type="percentage">
            <text:p>6,02%</text:p>
          </table:table-cell>
          <table:table-cell table:style-name="ce115" table:formula="of:=CONFIDENCE(1-[.$M$2]/100;SQRT([.B31]*(1-[.B31])/[.$E$2]);1)" office:value-type="percentage" office:value="0.0300992658849627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9" calcext:value-type="float">
            <text:p>29</text:p>
          </table:table-cell>
          <table:table-cell table:style-name="ce42" office:value-type="percentage" office:value="0.391" calcext:value-type="percentage">
            <text:p>39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2]-LEGACY.NORMSINV(([.$M$2]/100+1)/2)*SQRT([.B32]*(1-[.B32])/[.$E$2])" office:value-type="percentage" office:value="0.36075559005494" calcext:value-type="percentage">
            <text:p>36,0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2]+LEGACY.NORMSINV(([.$M$2]/100+1)/2)*SQRT([.B32]*(1-[.B32])/[.$E$2])" office:value-type="percentage" office:value="0.42124440994506" calcext:value-type="percentage">
            <text:p>42,1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2];[.$M$1]/100&gt;[.F32]);&quot;FAUX&quot;;&quot;VRAI&quot;);&quot;&quot;)" office:value-type="string" office:string-value="VRAI" calcext:value-type="string">
            <text:p>VRAI</text:p>
          </table:table-cell>
          <table:table-cell table:style-name="ce110" table:formula="of:=2*[.J32]" office:value-type="percentage" office:value="0.0604888198901207" calcext:value-type="percentage">
            <text:p>6,05%</text:p>
          </table:table-cell>
          <table:table-cell table:style-name="ce115" table:formula="of:=CONFIDENCE(1-[.$M$2]/100;SQRT([.B32]*(1-[.B32])/[.$E$2]);1)" office:value-type="percentage" office:value="0.0302444099450603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0" calcext:value-type="float">
            <text:p>30</text:p>
          </table:table-cell>
          <table:table-cell table:style-name="ce42" office:value-type="percentage" office:value="0.412" calcext:value-type="percentage">
            <text:p>41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3]-LEGACY.NORMSINV(([.$M$2]/100+1)/2)*SQRT([.B33]*(1-[.B33])/[.$E$2])" office:value-type="percentage" office:value="0.381493993246148" calcext:value-type="percentage">
            <text:p>38,1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3]+LEGACY.NORMSINV(([.$M$2]/100+1)/2)*SQRT([.B33]*(1-[.B33])/[.$E$2])" office:value-type="percentage" office:value="0.442506006753852" calcext:value-type="percentage">
            <text:p>44,2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3];[.$M$1]/100&gt;[.F33]);&quot;FAUX&quot;;&quot;VRAI&quot;);&quot;&quot;)" office:value-type="string" office:string-value="VRAI" calcext:value-type="string">
            <text:p>VRAI</text:p>
          </table:table-cell>
          <table:table-cell table:style-name="ce110" table:formula="of:=2*[.J33]" office:value-type="percentage" office:value="0.0610120135077044" calcext:value-type="percentage">
            <text:p>6,10%</text:p>
          </table:table-cell>
          <table:table-cell table:style-name="ce115" table:formula="of:=CONFIDENCE(1-[.$M$2]/100;SQRT([.B33]*(1-[.B33])/[.$E$2]);1)" office:value-type="percentage" office:value="0.030506006753852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1" calcext:value-type="float">
            <text:p>31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4]-LEGACY.NORMSINV(([.$M$2]/100+1)/2)*SQRT([.B34]*(1-[.B34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4]+LEGACY.NORMSINV(([.$M$2]/100+1)/2)*SQRT([.B34]*(1-[.B34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4];[.$M$1]/100&gt;[.F34]);&quot;FAUX&quot;;&quot;VRAI&quot;);&quot;&quot;)" office:value-type="string" office:string-value="VRAI" calcext:value-type="string">
            <text:p>VRAI</text:p>
          </table:table-cell>
          <table:table-cell table:style-name="ce110" table:formula="of:=2*[.J34]" office:value-type="percentage" office:value="0.0603470332771973" calcext:value-type="percentage">
            <text:p>6,03%</text:p>
          </table:table-cell>
          <table:table-cell table:style-name="ce115" table:formula="of:=CONFIDENCE(1-[.$M$2]/100;SQRT([.B34]*(1-[.B34])/[.$E$2]);1)" office:value-type="percentage" office:value="0.0301735166385987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2" calcext:value-type="float">
            <text:p>32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5]-LEGACY.NORMSINV(([.$M$2]/100+1)/2)*SQRT([.B35]*(1-[.B35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5]+LEGACY.NORMSINV(([.$M$2]/100+1)/2)*SQRT([.B35]*(1-[.B35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5];[.$M$1]/100&gt;[.F35]);&quot;FAUX&quot;;&quot;VRAI&quot;);&quot;&quot;)" office:value-type="string" office:string-value="VRAI" calcext:value-type="string">
            <text:p>VRAI</text:p>
          </table:table-cell>
          <table:table-cell table:style-name="ce110" table:formula="of:=2*[.J35]" office:value-type="percentage" office:value="0.0604609974592921" calcext:value-type="percentage">
            <text:p>6,05%</text:p>
          </table:table-cell>
          <table:table-cell table:style-name="ce115" table:formula="of:=CONFIDENCE(1-[.$M$2]/100;SQRT([.B35]*(1-[.B35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3" calcext:value-type="float">
            <text:p>33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6]-LEGACY.NORMSINV(([.$M$2]/100+1)/2)*SQRT([.B36]*(1-[.B36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6]+LEGACY.NORMSINV(([.$M$2]/100+1)/2)*SQRT([.B36]*(1-[.B36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6];[.$M$1]/100&gt;[.F36]);&quot;FAUX&quot;;&quot;VRAI&quot;);&quot;&quot;)" office:value-type="string" office:string-value="VRAI" calcext:value-type="string">
            <text:p>VRAI</text:p>
          </table:table-cell>
          <table:table-cell table:style-name="ce110" table:formula="of:=2*[.J36]" office:value-type="percentage" office:value="0.0607773423130556" calcext:value-type="percentage">
            <text:p>6,08%</text:p>
          </table:table-cell>
          <table:table-cell table:style-name="ce115" table:formula="of:=CONFIDENCE(1-[.$M$2]/100;SQRT([.B36]*(1-[.B36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4" calcext:value-type="float">
            <text:p>34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7]-LEGACY.NORMSINV(([.$M$2]/100+1)/2)*SQRT([.B37]*(1-[.B37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7]+LEGACY.NORMSINV(([.$M$2]/100+1)/2)*SQRT([.B37]*(1-[.B37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7];[.$M$1]/100&gt;[.F37]);&quot;FAUX&quot;;&quot;VRAI&quot;);&quot;&quot;)" office:value-type="string" office:string-value="VRAI" calcext:value-type="string">
            <text:p>VRAI</text:p>
          </table:table-cell>
          <table:table-cell table:style-name="ce110" table:formula="of:=2*[.J37]" office:value-type="percentage" office:value="0.0607524342647077" calcext:value-type="percentage">
            <text:p>6,08%</text:p>
          </table:table-cell>
          <table:table-cell table:style-name="ce115" table:formula="of:=CONFIDENCE(1-[.$M$2]/100;SQRT([.B37]*(1-[.B37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5" calcext:value-type="float">
            <text:p>35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8]-LEGACY.NORMSINV(([.$M$2]/100+1)/2)*SQRT([.B38]*(1-[.B38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8]+LEGACY.NORMSINV(([.$M$2]/100+1)/2)*SQRT([.B38]*(1-[.B38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8];[.$M$1]/100&gt;[.F38]);&quot;FAUX&quot;;&quot;VRAI&quot;);&quot;&quot;)" office:value-type="string" office:string-value="VRAI" calcext:value-type="string">
            <text:p>VRAI</text:p>
          </table:table-cell>
          <table:table-cell table:style-name="ce110" table:formula="of:=2*[.J38]" office:value-type="percentage" office:value="0.0607524342647077" calcext:value-type="percentage">
            <text:p>6,08%</text:p>
          </table:table-cell>
          <table:table-cell table:style-name="ce115" table:formula="of:=CONFIDENCE(1-[.$M$2]/100;SQRT([.B38]*(1-[.B38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6" calcext:value-type="float">
            <text:p>36</text:p>
          </table:table-cell>
          <table:table-cell table:style-name="ce42" office:value-type="percentage" office:value="0.374" calcext:value-type="percentage">
            <text:p>37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9]-LEGACY.NORMSINV(([.$M$2]/100+1)/2)*SQRT([.B39]*(1-[.B39])/[.$E$2])" office:value-type="percentage" office:value="0.344010373377846" calcext:value-type="percentage">
            <text:p>34,4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9]+LEGACY.NORMSINV(([.$M$2]/100+1)/2)*SQRT([.B39]*(1-[.B39])/[.$E$2])" office:value-type="percentage" office:value="0.403989626622154" calcext:value-type="percentage">
            <text:p>40,4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9];[.$M$1]/100&gt;[.F39]);&quot;FAUX&quot;;&quot;VRAI&quot;);&quot;&quot;)" office:value-type="string" office:string-value="VRAI" calcext:value-type="string">
            <text:p>VRAI</text:p>
          </table:table-cell>
          <table:table-cell table:style-name="ce110" table:formula="of:=2*[.J39]" office:value-type="percentage" office:value="0.0599792532443074" calcext:value-type="percentage">
            <text:p>6,00%</text:p>
          </table:table-cell>
          <table:table-cell table:style-name="ce115" table:formula="of:=CONFIDENCE(1-[.$M$2]/100;SQRT([.B39]*(1-[.B39])/[.$E$2]);1)" office:value-type="percentage" office:value="0.0299896266221537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7" calcext:value-type="float">
            <text:p>37</text:p>
          </table:table-cell>
          <table:table-cell table:style-name="ce42" office:value-type="percentage" office:value="0.419" calcext:value-type="percentage">
            <text:p>41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0]-LEGACY.NORMSINV(([.$M$2]/100+1)/2)*SQRT([.B40]*(1-[.B40])/[.$E$2])" office:value-type="percentage" office:value="0.388419599514543" calcext:value-type="percentage">
            <text:p>38,8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0]+LEGACY.NORMSINV(([.$M$2]/100+1)/2)*SQRT([.B40]*(1-[.B40])/[.$E$2])" office:value-type="percentage" office:value="0.449580400485457" calcext:value-type="percentage">
            <text:p>44,9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0];[.$M$1]/100&gt;[.F40]);&quot;FAUX&quot;;&quot;VRAI&quot;);&quot;&quot;)" office:value-type="string" office:string-value="VRAI" calcext:value-type="string">
            <text:p>VRAI</text:p>
          </table:table-cell>
          <table:table-cell table:style-name="ce110" table:formula="of:=2*[.J40]" office:value-type="percentage" office:value="0.0611608009709146" calcext:value-type="percentage">
            <text:p>6,12%</text:p>
          </table:table-cell>
          <table:table-cell table:style-name="ce115" table:formula="of:=CONFIDENCE(1-[.$M$2]/100;SQRT([.B40]*(1-[.B40])/[.$E$2]);1)" office:value-type="percentage" office:value="0.0305804004854573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8" calcext:value-type="float">
            <text:p>38</text:p>
          </table:table-cell>
          <table:table-cell table:style-name="ce42" office:value-type="percentage" office:value="0.415" calcext:value-type="percentage">
            <text:p>41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1]-LEGACY.NORMSINV(([.$M$2]/100+1)/2)*SQRT([.B41]*(1-[.B41])/[.$E$2])" office:value-type="percentage" office:value="0.3844613332774" calcext:value-type="percentage">
            <text:p>38,4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1]+LEGACY.NORMSINV(([.$M$2]/100+1)/2)*SQRT([.B41]*(1-[.B41])/[.$E$2])" office:value-type="percentage" office:value="0.4455386667226" calcext:value-type="percentage">
            <text:p>44,5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1];[.$M$1]/100&gt;[.F41]);&quot;FAUX&quot;;&quot;VRAI&quot;);&quot;&quot;)" office:value-type="string" office:string-value="VRAI" calcext:value-type="string">
            <text:p>VRAI</text:p>
          </table:table-cell>
          <table:table-cell table:style-name="ce110" table:formula="of:=2*[.J41]" office:value-type="percentage" office:value="0.0610773334451993" calcext:value-type="percentage">
            <text:p>6,11%</text:p>
          </table:table-cell>
          <table:table-cell table:style-name="ce115" table:formula="of:=CONFIDENCE(1-[.$M$2]/100;SQRT([.B41]*(1-[.B41])/[.$E$2]);1)" office:value-type="percentage" office:value="0.0305386667225997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9" calcext:value-type="float">
            <text:p>39</text:p>
          </table:table-cell>
          <table:table-cell table:style-name="ce42" office:value-type="percentage" office:value="0.428" calcext:value-type="percentage">
            <text:p>42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2]-LEGACY.NORMSINV(([.$M$2]/100+1)/2)*SQRT([.B42]*(1-[.B42])/[.$E$2])" office:value-type="percentage" office:value="0.397333233254106" calcext:value-type="percentage">
            <text:p>39,73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2]+LEGACY.NORMSINV(([.$M$2]/100+1)/2)*SQRT([.B42]*(1-[.B42])/[.$E$2])" office:value-type="percentage" office:value="0.458666766745894" calcext:value-type="percentage">
            <text:p>45,87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2];[.$M$1]/100&gt;[.F42]);&quot;FAUX&quot;;&quot;VRAI&quot;);&quot;&quot;)" office:value-type="string" office:string-value="VRAI" calcext:value-type="string">
            <text:p>VRAI</text:p>
          </table:table-cell>
          <table:table-cell table:style-name="ce110" table:formula="of:=2*[.J42]" office:value-type="percentage" office:value="0.0613335334917874" calcext:value-type="percentage">
            <text:p>6,13%</text:p>
          </table:table-cell>
          <table:table-cell table:style-name="ce115" table:formula="of:=CONFIDENCE(1-[.$M$2]/100;SQRT([.B42]*(1-[.B42])/[.$E$2]);1)" office:value-type="percentage" office:value="0.0306667667458937" calcext:value-type="percentage">
            <text:p>3,07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0" calcext:value-type="float">
            <text:p>40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3]-LEGACY.NORMSINV(([.$M$2]/100+1)/2)*SQRT([.B43]*(1-[.B43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3]+LEGACY.NORMSINV(([.$M$2]/100+1)/2)*SQRT([.B43]*(1-[.B43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3];[.$M$1]/100&gt;[.F43]);&quot;FAUX&quot;;&quot;VRAI&quot;);&quot;&quot;)" office:value-type="string" office:string-value="VRAI" calcext:value-type="string">
            <text:p>VRAI</text:p>
          </table:table-cell>
          <table:table-cell table:style-name="ce110" table:formula="of:=2*[.J43]" office:value-type="percentage" office:value="0.0609212802792317" calcext:value-type="percentage">
            <text:p>6,09%</text:p>
          </table:table-cell>
          <table:table-cell table:style-name="ce115" table:formula="of:=CONFIDENCE(1-[.$M$2]/100;SQRT([.B43]*(1-[.B43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1" calcext:value-type="float">
            <text:p>41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4]-LEGACY.NORMSINV(([.$M$2]/100+1)/2)*SQRT([.B44]*(1-[.B44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4]+LEGACY.NORMSINV(([.$M$2]/100+1)/2)*SQRT([.B44]*(1-[.B44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4];[.$M$1]/100&gt;[.F44]);&quot;FAUX&quot;;&quot;VRAI&quot;);&quot;&quot;)" office:value-type="string" office:string-value="VRAI" calcext:value-type="string">
            <text:p>VRAI</text:p>
          </table:table-cell>
          <table:table-cell table:style-name="ce110" table:formula="of:=2*[.J44]" office:value-type="percentage" office:value="0.0607272629703197" calcext:value-type="percentage">
            <text:p>6,07%</text:p>
          </table:table-cell>
          <table:table-cell table:style-name="ce115" table:formula="of:=CONFIDENCE(1-[.$M$2]/100;SQRT([.B44]*(1-[.B44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2" calcext:value-type="float">
            <text:p>42</text:p>
          </table:table-cell>
          <table:table-cell table:style-name="ce42" office:value-type="percentage" office:value="0.377" calcext:value-type="percentage">
            <text:p>37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5]-LEGACY.NORMSINV(([.$M$2]/100+1)/2)*SQRT([.B45]*(1-[.B45])/[.$E$2])" office:value-type="percentage" office:value="0.346962568773691" calcext:value-type="percentage">
            <text:p>34,7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5]+LEGACY.NORMSINV(([.$M$2]/100+1)/2)*SQRT([.B45]*(1-[.B45])/[.$E$2])" office:value-type="percentage" office:value="0.407037431226309" calcext:value-type="percentage">
            <text:p>40,7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5];[.$M$1]/100&gt;[.F45]);&quot;FAUX&quot;;&quot;VRAI&quot;);&quot;&quot;)" office:value-type="string" office:string-value="VRAI" calcext:value-type="string">
            <text:p>VRAI</text:p>
          </table:table-cell>
          <table:table-cell table:style-name="ce110" table:formula="of:=2*[.J45]" office:value-type="percentage" office:value="0.0600748624526182" calcext:value-type="percentage">
            <text:p>6,01%</text:p>
          </table:table-cell>
          <table:table-cell table:style-name="ce115" table:formula="of:=CONFIDENCE(1-[.$M$2]/100;SQRT([.B45]*(1-[.B45])/[.$E$2]);1)" office:value-type="percentage" office:value="0.0300374312263091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3" calcext:value-type="float">
            <text:p>43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6]-LEGACY.NORMSINV(([.$M$2]/100+1)/2)*SQRT([.B46]*(1-[.B46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6]+LEGACY.NORMSINV(([.$M$2]/100+1)/2)*SQRT([.B46]*(1-[.B46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6];[.$M$1]/100&gt;[.F46]);&quot;FAUX&quot;;&quot;VRAI&quot;);&quot;&quot;)" office:value-type="string" office:string-value="VRAI" calcext:value-type="string">
            <text:p>VRAI</text:p>
          </table:table-cell>
          <table:table-cell table:style-name="ce110" table:formula="of:=2*[.J46]" office:value-type="percentage" office:value="0.0608019874388862" calcext:value-type="percentage">
            <text:p>6,08%</text:p>
          </table:table-cell>
          <table:table-cell table:style-name="ce115" table:formula="of:=CONFIDENCE(1-[.$M$2]/100;SQRT([.B46]*(1-[.B46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4" calcext:value-type="float">
            <text:p>44</text:p>
          </table:table-cell>
          <table:table-cell table:style-name="ce42" office:value-type="percentage" office:value="0.418" calcext:value-type="percentage">
            <text:p>41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7]-LEGACY.NORMSINV(([.$M$2]/100+1)/2)*SQRT([.B47]*(1-[.B47])/[.$E$2])" office:value-type="percentage" office:value="0.387429839122713" calcext:value-type="percentage">
            <text:p>38,7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7]+LEGACY.NORMSINV(([.$M$2]/100+1)/2)*SQRT([.B47]*(1-[.B47])/[.$E$2])" office:value-type="percentage" office:value="0.448570160877287" calcext:value-type="percentage">
            <text:p>44,8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7];[.$M$1]/100&gt;[.F47]);&quot;FAUX&quot;;&quot;VRAI&quot;);&quot;&quot;)" office:value-type="string" office:string-value="VRAI" calcext:value-type="string">
            <text:p>VRAI</text:p>
          </table:table-cell>
          <table:table-cell table:style-name="ce110" table:formula="of:=2*[.J47]" office:value-type="percentage" office:value="0.0611403217545732" calcext:value-type="percentage">
            <text:p>6,11%</text:p>
          </table:table-cell>
          <table:table-cell table:style-name="ce115" table:formula="of:=CONFIDENCE(1-[.$M$2]/100;SQRT([.B47]*(1-[.B47])/[.$E$2]);1)" office:value-type="percentage" office:value="0.030570160877286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5" calcext:value-type="float">
            <text:p>45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8]-LEGACY.NORMSINV(([.$M$2]/100+1)/2)*SQRT([.B48]*(1-[.B48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8]+LEGACY.NORMSINV(([.$M$2]/100+1)/2)*SQRT([.B48]*(1-[.B48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8];[.$M$1]/100&gt;[.F48]);&quot;FAUX&quot;;&quot;VRAI&quot;);&quot;&quot;)" office:value-type="string" office:string-value="VRAI" calcext:value-type="string">
            <text:p>VRAI</text:p>
          </table:table-cell>
          <table:table-cell table:style-name="ce110" table:formula="of:=2*[.J48]" office:value-type="percentage" office:value="0.0607272629703197" calcext:value-type="percentage">
            <text:p>6,07%</text:p>
          </table:table-cell>
          <table:table-cell table:style-name="ce115" table:formula="of:=CONFIDENCE(1-[.$M$2]/100;SQRT([.B48]*(1-[.B48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6" calcext:value-type="float">
            <text:p>46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9]-LEGACY.NORMSINV(([.$M$2]/100+1)/2)*SQRT([.B49]*(1-[.B49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9]+LEGACY.NORMSINV(([.$M$2]/100+1)/2)*SQRT([.B49]*(1-[.B49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9];[.$M$1]/100&gt;[.F49]);&quot;FAUX&quot;;&quot;VRAI&quot;);&quot;&quot;)" office:value-type="string" office:string-value="VRAI" calcext:value-type="string">
            <text:p>VRAI</text:p>
          </table:table-cell>
          <table:table-cell table:style-name="ce110" table:formula="of:=2*[.J49]" office:value-type="percentage" office:value="0.0611195842707644" calcext:value-type="percentage">
            <text:p>6,11%</text:p>
          </table:table-cell>
          <table:table-cell table:style-name="ce115" table:formula="of:=CONFIDENCE(1-[.$M$2]/100;SQRT([.B49]*(1-[.B49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7" calcext:value-type="float">
            <text:p>47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0]-LEGACY.NORMSINV(([.$M$2]/100+1)/2)*SQRT([.B50]*(1-[.B50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0]+LEGACY.NORMSINV(([.$M$2]/100+1)/2)*SQRT([.B50]*(1-[.B50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0];[.$M$1]/100&gt;[.F50]);&quot;FAUX&quot;;&quot;VRAI&quot;);&quot;&quot;)" office:value-type="string" office:string-value="VRAI" calcext:value-type="string">
            <text:p>VRAI</text:p>
          </table:table-cell>
          <table:table-cell table:style-name="ce110" table:formula="of:=2*[.J50]" office:value-type="percentage" office:value="0.0610985882565126" calcext:value-type="percentage">
            <text:p>6,11%</text:p>
          </table:table-cell>
          <table:table-cell table:style-name="ce115" table:formula="of:=CONFIDENCE(1-[.$M$2]/100;SQRT([.B50]*(1-[.B50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8" calcext:value-type="float">
            <text:p>48</text:p>
          </table:table-cell>
          <table:table-cell table:style-name="ce42" office:value-type="percentage" office:value="0.392" calcext:value-type="percentage">
            <text:p>39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1]-LEGACY.NORMSINV(([.$M$2]/100+1)/2)*SQRT([.B51]*(1-[.B51])/[.$E$2])" office:value-type="percentage" office:value="0.36174181219093" calcext:value-type="percentage">
            <text:p>36,1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1]+LEGACY.NORMSINV(([.$M$2]/100+1)/2)*SQRT([.B51]*(1-[.B51])/[.$E$2])" office:value-type="percentage" office:value="0.42225818780907" calcext:value-type="percentage">
            <text:p>42,2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1];[.$M$1]/100&gt;[.F51]);&quot;FAUX&quot;;&quot;VRAI&quot;);&quot;&quot;)" office:value-type="string" office:string-value="VRAI" calcext:value-type="string">
            <text:p>VRAI</text:p>
          </table:table-cell>
          <table:table-cell table:style-name="ce110" table:formula="of:=2*[.J51]" office:value-type="percentage" office:value="0.0605163756181401" calcext:value-type="percentage">
            <text:p>6,05%</text:p>
          </table:table-cell>
          <table:table-cell table:style-name="ce115" table:formula="of:=CONFIDENCE(1-[.$M$2]/100;SQRT([.B51]*(1-[.B51])/[.$E$2]);1)" office:value-type="percentage" office:value="0.03025818780907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9" calcext:value-type="float">
            <text:p>49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2]-LEGACY.NORMSINV(([.$M$2]/100+1)/2)*SQRT([.B52]*(1-[.B52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2]+LEGACY.NORMSINV(([.$M$2]/100+1)/2)*SQRT([.B52]*(1-[.B52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2];[.$M$1]/100&gt;[.F52]);&quot;FAUX&quot;;&quot;VRAI&quot;);&quot;&quot;)" office:value-type="string" office:string-value="VRAI" calcext:value-type="string">
            <text:p>VRAI</text:p>
          </table:table-cell>
          <table:table-cell table:style-name="ce110" table:formula="of:=2*[.J52]" office:value-type="percentage" office:value="0.0609671678438784" calcext:value-type="percentage">
            <text:p>6,10%</text:p>
          </table:table-cell>
          <table:table-cell table:style-name="ce115" table:formula="of:=CONFIDENCE(1-[.$M$2]/100;SQRT([.B52]*(1-[.B52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0" calcext:value-type="float">
            <text:p>50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3]-LEGACY.NORMSINV(([.$M$2]/100+1)/2)*SQRT([.B53]*(1-[.B53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3]+LEGACY.NORMSINV(([.$M$2]/100+1)/2)*SQRT([.B53]*(1-[.B53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3];[.$M$1]/100&gt;[.F53]);&quot;FAUX&quot;;&quot;VRAI&quot;);&quot;&quot;)" office:value-type="string" office:string-value="VRAI" calcext:value-type="string">
            <text:p>VRAI</text:p>
          </table:table-cell>
          <table:table-cell table:style-name="ce110" table:formula="of:=2*[.J53]" office:value-type="percentage" office:value="0.0603470332771973" calcext:value-type="percentage">
            <text:p>6,03%</text:p>
          </table:table-cell>
          <table:table-cell table:style-name="ce115" table:formula="of:=CONFIDENCE(1-[.$M$2]/100;SQRT([.B53]*(1-[.B53])/[.$E$2]);1)" office:value-type="percentage" office:value="0.0301735166385987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1" calcext:value-type="float">
            <text:p>51</text:p>
          </table:table-cell>
          <table:table-cell table:style-name="ce42" office:value-type="percentage" office:value="0.413" calcext:value-type="percentage">
            <text:p>41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4]-LEGACY.NORMSINV(([.$M$2]/100+1)/2)*SQRT([.B54]*(1-[.B54])/[.$E$2])" office:value-type="percentage" office:value="0.3824829768267" calcext:value-type="percentage">
            <text:p>38,2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4]+LEGACY.NORMSINV(([.$M$2]/100+1)/2)*SQRT([.B54]*(1-[.B54])/[.$E$2])" office:value-type="percentage" office:value="0.443517023173299" calcext:value-type="percentage">
            <text:p>44,3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4];[.$M$1]/100&gt;[.F54]);&quot;FAUX&quot;;&quot;VRAI&quot;);&quot;&quot;)" office:value-type="string" office:string-value="VRAI" calcext:value-type="string">
            <text:p>VRAI</text:p>
          </table:table-cell>
          <table:table-cell table:style-name="ce110" table:formula="of:=2*[.J54]" office:value-type="percentage" office:value="0.061034046346599" calcext:value-type="percentage">
            <text:p>6,10%</text:p>
          </table:table-cell>
          <table:table-cell table:style-name="ce115" table:formula="of:=CONFIDENCE(1-[.$M$2]/100;SQRT([.B54]*(1-[.B54])/[.$E$2]);1)" office:value-type="percentage" office:value="0.0305170231732995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2" calcext:value-type="float">
            <text:p>52</text:p>
          </table:table-cell>
          <table:table-cell table:style-name="ce42" office:value-type="percentage" office:value="0.385" calcext:value-type="percentage">
            <text:p>38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5]-LEGACY.NORMSINV(([.$M$2]/100+1)/2)*SQRT([.B55]*(1-[.B55])/[.$E$2])" office:value-type="percentage" office:value="0.354841064138968" calcext:value-type="percentage">
            <text:p>35,4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5]+LEGACY.NORMSINV(([.$M$2]/100+1)/2)*SQRT([.B55]*(1-[.B55])/[.$E$2])" office:value-type="percentage" office:value="0.415158935861032" calcext:value-type="percentage">
            <text:p>41,5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5];[.$M$1]/100&gt;[.F55]);&quot;FAUX&quot;;&quot;VRAI&quot;);&quot;&quot;)" office:value-type="string" office:string-value="VRAI" calcext:value-type="string">
            <text:p>VRAI</text:p>
          </table:table-cell>
          <table:table-cell table:style-name="ce110" table:formula="of:=2*[.J55]" office:value-type="percentage" office:value="0.0603178717220643" calcext:value-type="percentage">
            <text:p>6,03%</text:p>
          </table:table-cell>
          <table:table-cell table:style-name="ce115" table:formula="of:=CONFIDENCE(1-[.$M$2]/100;SQRT([.B55]*(1-[.B55])/[.$E$2]);1)" office:value-type="percentage" office:value="0.0301589358610322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3" calcext:value-type="float">
            <text:p>53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6]-LEGACY.NORMSINV(([.$M$2]/100+1)/2)*SQRT([.B56]*(1-[.B56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6]+LEGACY.NORMSINV(([.$M$2]/100+1)/2)*SQRT([.B56]*(1-[.B56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6];[.$M$1]/100&gt;[.F56]);&quot;FAUX&quot;;&quot;VRAI&quot;);&quot;&quot;)" office:value-type="string" office:string-value="VRAI" calcext:value-type="string">
            <text:p>VRAI</text:p>
          </table:table-cell>
          <table:table-cell table:style-name="ce110" table:formula="of:=2*[.J56]" office:value-type="percentage" office:value="0.0610985882565126" calcext:value-type="percentage">
            <text:p>6,11%</text:p>
          </table:table-cell>
          <table:table-cell table:style-name="ce115" table:formula="of:=CONFIDENCE(1-[.$M$2]/100;SQRT([.B56]*(1-[.B56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4" calcext:value-type="float">
            <text:p>54</text:p>
          </table:table-cell>
          <table:table-cell table:style-name="ce42" office:value-type="percentage" office:value="0.382" calcext:value-type="percentage">
            <text:p>38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7]-LEGACY.NORMSINV(([.$M$2]/100+1)/2)*SQRT([.B57]*(1-[.B57])/[.$E$2])" office:value-type="percentage" office:value="0.351885614192646" calcext:value-type="percentage">
            <text:p>35,1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7]+LEGACY.NORMSINV(([.$M$2]/100+1)/2)*SQRT([.B57]*(1-[.B57])/[.$E$2])" office:value-type="percentage" office:value="0.412114385807354" calcext:value-type="percentage">
            <text:p>41,2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7];[.$M$1]/100&gt;[.F57]);&quot;FAUX&quot;;&quot;VRAI&quot;);&quot;&quot;)" office:value-type="string" office:string-value="VRAI" calcext:value-type="string">
            <text:p>VRAI</text:p>
          </table:table-cell>
          <table:table-cell table:style-name="ce110" table:formula="of:=2*[.J57]" office:value-type="percentage" office:value="0.0602287716147087" calcext:value-type="percentage">
            <text:p>6,02%</text:p>
          </table:table-cell>
          <table:table-cell table:style-name="ce115" table:formula="of:=CONFIDENCE(1-[.$M$2]/100;SQRT([.B57]*(1-[.B57])/[.$E$2]);1)" office:value-type="percentage" office:value="0.0301143858073544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5" calcext:value-type="float">
            <text:p>55</text:p>
          </table:table-cell>
          <table:table-cell table:style-name="ce42" office:value-type="percentage" office:value="0.421" calcext:value-type="percentage">
            <text:p>42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8]-LEGACY.NORMSINV(([.$M$2]/100+1)/2)*SQRT([.B58]*(1-[.B58])/[.$E$2])" office:value-type="percentage" office:value="0.390399507182505" calcext:value-type="percentage">
            <text:p>39,0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8]+LEGACY.NORMSINV(([.$M$2]/100+1)/2)*SQRT([.B58]*(1-[.B58])/[.$E$2])" office:value-type="percentage" office:value="0.451600492817495" calcext:value-type="percentage">
            <text:p>45,1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8];[.$M$1]/100&gt;[.F58]);&quot;FAUX&quot;;&quot;VRAI&quot;);&quot;&quot;)" office:value-type="string" office:string-value="VRAI" calcext:value-type="string">
            <text:p>VRAI</text:p>
          </table:table-cell>
          <table:table-cell table:style-name="ce110" table:formula="of:=2*[.J58]" office:value-type="percentage" office:value="0.0612009856349905" calcext:value-type="percentage">
            <text:p>6,12%</text:p>
          </table:table-cell>
          <table:table-cell table:style-name="ce115" table:formula="of:=CONFIDENCE(1-[.$M$2]/100;SQRT([.B58]*(1-[.B58])/[.$E$2]);1)" office:value-type="percentage" office:value="0.0306004928174953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6" calcext:value-type="float">
            <text:p>56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9]-LEGACY.NORMSINV(([.$M$2]/100+1)/2)*SQRT([.B59]*(1-[.B59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9]+LEGACY.NORMSINV(([.$M$2]/100+1)/2)*SQRT([.B59]*(1-[.B59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9];[.$M$1]/100&gt;[.F59]);&quot;FAUX&quot;;&quot;VRAI&quot;);&quot;&quot;)" office:value-type="string" office:string-value="VRAI" calcext:value-type="string">
            <text:p>VRAI</text:p>
          </table:table-cell>
          <table:table-cell table:style-name="ce110" table:formula="of:=2*[.J59]" office:value-type="percentage" office:value="0.0606761293295157" calcext:value-type="percentage">
            <text:p>6,07%</text:p>
          </table:table-cell>
          <table:table-cell table:style-name="ce115" table:formula="of:=CONFIDENCE(1-[.$M$2]/100;SQRT([.B59]*(1-[.B59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7" calcext:value-type="float">
            <text:p>57</text:p>
          </table:table-cell>
          <table:table-cell table:style-name="ce42" office:value-type="percentage" office:value="0.384" calcext:value-type="percentage">
            <text:p>38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0]-LEGACY.NORMSINV(([.$M$2]/100+1)/2)*SQRT([.B60]*(1-[.B60])/[.$E$2])" office:value-type="percentage" office:value="0.353855779404963" calcext:value-type="percentage">
            <text:p>35,3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0]+LEGACY.NORMSINV(([.$M$2]/100+1)/2)*SQRT([.B60]*(1-[.B60])/[.$E$2])" office:value-type="percentage" office:value="0.414144220595037" calcext:value-type="percentage">
            <text:p>41,4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0];[.$M$1]/100&gt;[.F60]);&quot;FAUX&quot;;&quot;VRAI&quot;);&quot;&quot;)" office:value-type="string" office:string-value="VRAI" calcext:value-type="string">
            <text:p>VRAI</text:p>
          </table:table-cell>
          <table:table-cell table:style-name="ce110" table:formula="of:=2*[.J60]" office:value-type="percentage" office:value="0.0602884411900746" calcext:value-type="percentage">
            <text:p>6,03%</text:p>
          </table:table-cell>
          <table:table-cell table:style-name="ce115" table:formula="of:=CONFIDENCE(1-[.$M$2]/100;SQRT([.B60]*(1-[.B60])/[.$E$2]);1)" office:value-type="percentage" office:value="0.0301442205950373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8" calcext:value-type="float">
            <text:p>58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1]-LEGACY.NORMSINV(([.$M$2]/100+1)/2)*SQRT([.B61]*(1-[.B61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1]+LEGACY.NORMSINV(([.$M$2]/100+1)/2)*SQRT([.B61]*(1-[.B61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1];[.$M$1]/100&gt;[.F61]);&quot;FAUX&quot;;&quot;VRAI&quot;);&quot;&quot;)" office:value-type="string" office:string-value="VRAI" calcext:value-type="string">
            <text:p>VRAI</text:p>
          </table:table-cell>
          <table:table-cell table:style-name="ce110" table:formula="of:=2*[.J61]" office:value-type="percentage" office:value="0.0608019874388862" calcext:value-type="percentage">
            <text:p>6,08%</text:p>
          </table:table-cell>
          <table:table-cell table:style-name="ce115" table:formula="of:=CONFIDENCE(1-[.$M$2]/100;SQRT([.B61]*(1-[.B61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9" calcext:value-type="float">
            <text:p>59</text:p>
          </table:table-cell>
          <table:table-cell table:style-name="ce42" office:value-type="percentage" office:value="0.411" calcext:value-type="percentage">
            <text:p>41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2]-LEGACY.NORMSINV(([.$M$2]/100+1)/2)*SQRT([.B62]*(1-[.B62])/[.$E$2])" office:value-type="percentage" office:value="0.380505139615751" calcext:value-type="percentage">
            <text:p>38,0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2]+LEGACY.NORMSINV(([.$M$2]/100+1)/2)*SQRT([.B62]*(1-[.B62])/[.$E$2])" office:value-type="percentage" office:value="0.441494860384249" calcext:value-type="percentage">
            <text:p>44,1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2];[.$M$1]/100&gt;[.F62]);&quot;FAUX&quot;;&quot;VRAI&quot;);&quot;&quot;)" office:value-type="string" office:string-value="VRAI" calcext:value-type="string">
            <text:p>VRAI</text:p>
          </table:table-cell>
          <table:table-cell table:style-name="ce110" table:formula="of:=2*[.J62]" office:value-type="percentage" office:value="0.0609897207684971" calcext:value-type="percentage">
            <text:p>6,10%</text:p>
          </table:table-cell>
          <table:table-cell table:style-name="ce115" table:formula="of:=CONFIDENCE(1-[.$M$2]/100;SQRT([.B62]*(1-[.B62])/[.$E$2]);1)" office:value-type="percentage" office:value="0.03049486038424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0" calcext:value-type="float">
            <text:p>60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3]-LEGACY.NORMSINV(([.$M$2]/100+1)/2)*SQRT([.B63]*(1-[.B63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3]+LEGACY.NORMSINV(([.$M$2]/100+1)/2)*SQRT([.B63]*(1-[.B63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3];[.$M$1]/100&gt;[.F63]);&quot;FAUX&quot;;&quot;VRAI&quot;);&quot;&quot;)" office:value-type="string" office:string-value="VRAI" calcext:value-type="string">
            <text:p>VRAI</text:p>
          </table:table-cell>
          <table:table-cell table:style-name="ce110" table:formula="of:=2*[.J63]" office:value-type="percentage" office:value="0.0607773423130556" calcext:value-type="percentage">
            <text:p>6,08%</text:p>
          </table:table-cell>
          <table:table-cell table:style-name="ce115" table:formula="of:=CONFIDENCE(1-[.$M$2]/100;SQRT([.B63]*(1-[.B63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1" calcext:value-type="float">
            <text:p>61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4]-LEGACY.NORMSINV(([.$M$2]/100+1)/2)*SQRT([.B64]*(1-[.B64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4]+LEGACY.NORMSINV(([.$M$2]/100+1)/2)*SQRT([.B64]*(1-[.B64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4];[.$M$1]/100&gt;[.F64]);&quot;FAUX&quot;;&quot;VRAI&quot;);&quot;&quot;)" office:value-type="string" office:string-value="VRAI" calcext:value-type="string">
            <text:p>VRAI</text:p>
          </table:table-cell>
          <table:table-cell table:style-name="ce110" table:formula="of:=2*[.J64]" office:value-type="percentage" office:value="0.0607773423130556" calcext:value-type="percentage">
            <text:p>6,08%</text:p>
          </table:table-cell>
          <table:table-cell table:style-name="ce115" table:formula="of:=CONFIDENCE(1-[.$M$2]/100;SQRT([.B64]*(1-[.B64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2" calcext:value-type="float">
            <text:p>62</text:p>
          </table:table-cell>
          <table:table-cell table:style-name="ce42" office:value-type="percentage" office:value="0.439" calcext:value-type="percentage">
            <text:p>43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5]-LEGACY.NORMSINV(([.$M$2]/100+1)/2)*SQRT([.B65]*(1-[.B65])/[.$E$2])" office:value-type="percentage" office:value="0.408241738721089" calcext:value-type="percentage">
            <text:p>40,82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5]+LEGACY.NORMSINV(([.$M$2]/100+1)/2)*SQRT([.B65]*(1-[.B65])/[.$E$2])" office:value-type="percentage" office:value="0.469758261278911" calcext:value-type="percentage">
            <text:p>46,98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5];[.$M$1]/100&gt;[.F65]);&quot;FAUX&quot;;&quot;VRAI&quot;);&quot;&quot;)" office:value-type="string" office:string-value="FAUX" calcext:value-type="string">
            <text:p>FAUX</text:p>
          </table:table-cell>
          <table:table-cell table:style-name="ce110" table:formula="of:=2*[.J65]" office:value-type="percentage" office:value="0.0615165225578211" calcext:value-type="percentage">
            <text:p>6,15%</text:p>
          </table:table-cell>
          <table:table-cell table:style-name="ce115" table:formula="of:=CONFIDENCE(1-[.$M$2]/100;SQRT([.B65]*(1-[.B65])/[.$E$2]);1)" office:value-type="percentage" office:value="0.0307582612789105" calcext:value-type="percentage">
            <text:p>3,08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3" calcext:value-type="float">
            <text:p>63</text:p>
          </table:table-cell>
          <table:table-cell table:style-name="ce42" office:value-type="percentage" office:value="0.427" calcext:value-type="percentage">
            <text:p>42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6]-LEGACY.NORMSINV(([.$M$2]/100+1)/2)*SQRT([.B66]*(1-[.B66])/[.$E$2])" office:value-type="percentage" office:value="0.396342316279307" calcext:value-type="percentage">
            <text:p>39,63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6]+LEGACY.NORMSINV(([.$M$2]/100+1)/2)*SQRT([.B66]*(1-[.B66])/[.$E$2])" office:value-type="percentage" office:value="0.457657683720693" calcext:value-type="percentage">
            <text:p>45,77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6];[.$M$1]/100&gt;[.F66]);&quot;FAUX&quot;;&quot;VRAI&quot;);&quot;&quot;)" office:value-type="string" office:string-value="VRAI" calcext:value-type="string">
            <text:p>VRAI</text:p>
          </table:table-cell>
          <table:table-cell table:style-name="ce110" table:formula="of:=2*[.J66]" office:value-type="percentage" office:value="0.0613153674413862" calcext:value-type="percentage">
            <text:p>6,13%</text:p>
          </table:table-cell>
          <table:table-cell table:style-name="ce115" table:formula="of:=CONFIDENCE(1-[.$M$2]/100;SQRT([.B66]*(1-[.B66])/[.$E$2]);1)" office:value-type="percentage" office:value="0.0306576837206931" calcext:value-type="percentage">
            <text:p>3,07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4" calcext:value-type="float">
            <text:p>64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7]-LEGACY.NORMSINV(([.$M$2]/100+1)/2)*SQRT([.B67]*(1-[.B67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7]+LEGACY.NORMSINV(([.$M$2]/100+1)/2)*SQRT([.B67]*(1-[.B67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7];[.$M$1]/100&gt;[.F67]);&quot;FAUX&quot;;&quot;VRAI&quot;);&quot;&quot;)" office:value-type="string" office:string-value="VRAI" calcext:value-type="string">
            <text:p>VRAI</text:p>
          </table:table-cell>
          <table:table-cell table:style-name="ce110" table:formula="of:=2*[.J67]" office:value-type="percentage" office:value="0.0608979450501689" calcext:value-type="percentage">
            <text:p>6,09%</text:p>
          </table:table-cell>
          <table:table-cell table:style-name="ce115" table:formula="of:=CONFIDENCE(1-[.$M$2]/100;SQRT([.B67]*(1-[.B67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5" calcext:value-type="float">
            <text:p>65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8]-LEGACY.NORMSINV(([.$M$2]/100+1)/2)*SQRT([.B68]*(1-[.B68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8]+LEGACY.NORMSINV(([.$M$2]/100+1)/2)*SQRT([.B68]*(1-[.B68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8];[.$M$1]/100&gt;[.F68]);&quot;FAUX&quot;;&quot;VRAI&quot;);&quot;&quot;)" office:value-type="string" office:string-value="VRAI" calcext:value-type="string">
            <text:p>VRAI</text:p>
          </table:table-cell>
          <table:table-cell table:style-name="ce110" table:formula="of:=2*[.J68]" office:value-type="percentage" office:value="0.0605974462061027" calcext:value-type="percentage">
            <text:p>6,06%</text:p>
          </table:table-cell>
          <table:table-cell table:style-name="ce115" table:formula="of:=CONFIDENCE(1-[.$M$2]/100;SQRT([.B68]*(1-[.B68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6" calcext:value-type="float">
            <text:p>66</text:p>
          </table:table-cell>
          <table:table-cell table:style-name="ce42" office:value-type="percentage" office:value="0.399" calcext:value-type="percentage">
            <text:p>39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9]-LEGACY.NORMSINV(([.$M$2]/100+1)/2)*SQRT([.B69]*(1-[.B69])/[.$E$2])" office:value-type="percentage" office:value="0.368649085948795" calcext:value-type="percentage">
            <text:p>36,8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9]+LEGACY.NORMSINV(([.$M$2]/100+1)/2)*SQRT([.B69]*(1-[.B69])/[.$E$2])" office:value-type="percentage" office:value="0.429350914051205" calcext:value-type="percentage">
            <text:p>42,9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9];[.$M$1]/100&gt;[.F69]);&quot;FAUX&quot;;&quot;VRAI&quot;);&quot;&quot;)" office:value-type="string" office:string-value="VRAI" calcext:value-type="string">
            <text:p>VRAI</text:p>
          </table:table-cell>
          <table:table-cell table:style-name="ce110" table:formula="of:=2*[.J69]" office:value-type="percentage" office:value="0.0607018281024099" calcext:value-type="percentage">
            <text:p>6,07%</text:p>
          </table:table-cell>
          <table:table-cell table:style-name="ce115" table:formula="of:=CONFIDENCE(1-[.$M$2]/100;SQRT([.B69]*(1-[.B69])/[.$E$2]);1)" office:value-type="percentage" office:value="0.0303509140512049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7" calcext:value-type="float">
            <text:p>67</text:p>
          </table:table-cell>
          <table:table-cell table:style-name="ce42" office:value-type="percentage" office:value="0.383" calcext:value-type="percentage">
            <text:p>38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0]-LEGACY.NORMSINV(([.$M$2]/100+1)/2)*SQRT([.B70]*(1-[.B70])/[.$E$2])" office:value-type="percentage" office:value="0.352870629356439" calcext:value-type="percentage">
            <text:p>35,2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0]+LEGACY.NORMSINV(([.$M$2]/100+1)/2)*SQRT([.B70]*(1-[.B70])/[.$E$2])" office:value-type="percentage" office:value="0.413129370643561" calcext:value-type="percentage">
            <text:p>41,3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0];[.$M$1]/100&gt;[.F70]);&quot;FAUX&quot;;&quot;VRAI&quot;);&quot;&quot;)" office:value-type="string" office:string-value="VRAI" calcext:value-type="string">
            <text:p>VRAI</text:p>
          </table:table-cell>
          <table:table-cell table:style-name="ce110" table:formula="of:=2*[.J70]" office:value-type="percentage" office:value="0.0602587412871211" calcext:value-type="percentage">
            <text:p>6,03%</text:p>
          </table:table-cell>
          <table:table-cell table:style-name="ce115" table:formula="of:=CONFIDENCE(1-[.$M$2]/100;SQRT([.B70]*(1-[.B70])/[.$E$2]);1)" office:value-type="percentage" office:value="0.0301293706435606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8" calcext:value-type="float">
            <text:p>68</text:p>
          </table:table-cell>
          <table:table-cell table:style-name="ce42" office:value-type="percentage" office:value="0.397" calcext:value-type="percentage">
            <text:p>39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1]-LEGACY.NORMSINV(([.$M$2]/100+1)/2)*SQRT([.B71]*(1-[.B71])/[.$E$2])" office:value-type="percentage" office:value="0.366674916841915" calcext:value-type="percentage">
            <text:p>36,6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1]+LEGACY.NORMSINV(([.$M$2]/100+1)/2)*SQRT([.B71]*(1-[.B71])/[.$E$2])" office:value-type="percentage" office:value="0.427325083158085" calcext:value-type="percentage">
            <text:p>42,7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1];[.$M$1]/100&gt;[.F71]);&quot;FAUX&quot;;&quot;VRAI&quot;);&quot;&quot;)" office:value-type="string" office:string-value="VRAI" calcext:value-type="string">
            <text:p>VRAI</text:p>
          </table:table-cell>
          <table:table-cell table:style-name="ce110" table:formula="of:=2*[.J71]" office:value-type="percentage" office:value="0.0606501663161705" calcext:value-type="percentage">
            <text:p>6,07%</text:p>
          </table:table-cell>
          <table:table-cell table:style-name="ce115" table:formula="of:=CONFIDENCE(1-[.$M$2]/100;SQRT([.B71]*(1-[.B71])/[.$E$2]);1)" office:value-type="percentage" office:value="0.0303250831580853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9" calcext:value-type="float">
            <text:p>69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2]-LEGACY.NORMSINV(([.$M$2]/100+1)/2)*SQRT([.B72]*(1-[.B72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2]+LEGACY.NORMSINV(([.$M$2]/100+1)/2)*SQRT([.B72]*(1-[.B72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2];[.$M$1]/100&gt;[.F72]);&quot;FAUX&quot;;&quot;VRAI&quot;);&quot;&quot;)" office:value-type="string" office:string-value="VRAI" calcext:value-type="string">
            <text:p>VRAI</text:p>
          </table:table-cell>
          <table:table-cell table:style-name="ce110" table:formula="of:=2*[.J72]" office:value-type="percentage" office:value="0.0609443544449972" calcext:value-type="percentage">
            <text:p>6,09%</text:p>
          </table:table-cell>
          <table:table-cell table:style-name="ce115" table:formula="of:=CONFIDENCE(1-[.$M$2]/100;SQRT([.B72]*(1-[.B72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0" calcext:value-type="float">
            <text:p>70</text:p>
          </table:table-cell>
          <table:table-cell table:style-name="ce42" office:value-type="percentage" office:value="0.375" calcext:value-type="percentage">
            <text:p>37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3]-LEGACY.NORMSINV(([.$M$2]/100+1)/2)*SQRT([.B73]*(1-[.B73])/[.$E$2])" office:value-type="percentage" office:value="0.344994302022779" calcext:value-type="percentage">
            <text:p>34,5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3]+LEGACY.NORMSINV(([.$M$2]/100+1)/2)*SQRT([.B73]*(1-[.B73])/[.$E$2])" office:value-type="percentage" office:value="0.405005697977221" calcext:value-type="percentage">
            <text:p>40,5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3];[.$M$1]/100&gt;[.F73]);&quot;FAUX&quot;;&quot;VRAI&quot;);&quot;&quot;)" office:value-type="string" office:string-value="VRAI" calcext:value-type="string">
            <text:p>VRAI</text:p>
          </table:table-cell>
          <table:table-cell table:style-name="ce110" table:formula="of:=2*[.J73]" office:value-type="percentage" office:value="0.0600113959544414" calcext:value-type="percentage">
            <text:p>6,00%</text:p>
          </table:table-cell>
          <table:table-cell table:style-name="ce115" table:formula="of:=CONFIDENCE(1-[.$M$2]/100;SQRT([.B73]*(1-[.B73])/[.$E$2]);1)" office:value-type="percentage" office:value="0.0300056979772207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1" calcext:value-type="float">
            <text:p>71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4]-LEGACY.NORMSINV(([.$M$2]/100+1)/2)*SQRT([.B74]*(1-[.B74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4]+LEGACY.NORMSINV(([.$M$2]/100+1)/2)*SQRT([.B74]*(1-[.B74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4];[.$M$1]/100&gt;[.F74]);&quot;FAUX&quot;;&quot;VRAI&quot;);&quot;&quot;)" office:value-type="string" office:string-value="VRAI" calcext:value-type="string">
            <text:p>VRAI</text:p>
          </table:table-cell>
          <table:table-cell table:style-name="ce110" table:formula="of:=2*[.J74]" office:value-type="percentage" office:value="0.0609671678438784" calcext:value-type="percentage">
            <text:p>6,10%</text:p>
          </table:table-cell>
          <table:table-cell table:style-name="ce115" table:formula="of:=CONFIDENCE(1-[.$M$2]/100;SQRT([.B74]*(1-[.B74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2" calcext:value-type="float">
            <text:p>72</text:p>
          </table:table-cell>
          <table:table-cell table:style-name="ce42" office:value-type="percentage" office:value="0.393" calcext:value-type="percentage">
            <text:p>39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5]-LEGACY.NORMSINV(([.$M$2]/100+1)/2)*SQRT([.B75]*(1-[.B75])/[.$E$2])" office:value-type="percentage" office:value="0.362728167496245" calcext:value-type="percentage">
            <text:p>36,2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5]+LEGACY.NORMSINV(([.$M$2]/100+1)/2)*SQRT([.B75]*(1-[.B75])/[.$E$2])" office:value-type="percentage" office:value="0.423271832503755" calcext:value-type="percentage">
            <text:p>42,3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5];[.$M$1]/100&gt;[.F75]);&quot;FAUX&quot;;&quot;VRAI&quot;);&quot;&quot;)" office:value-type="string" office:string-value="VRAI" calcext:value-type="string">
            <text:p>VRAI</text:p>
          </table:table-cell>
          <table:table-cell table:style-name="ce110" table:formula="of:=2*[.J75]" office:value-type="percentage" office:value="0.0605436650075102" calcext:value-type="percentage">
            <text:p>6,05%</text:p>
          </table:table-cell>
          <table:table-cell table:style-name="ce115" table:formula="of:=CONFIDENCE(1-[.$M$2]/100;SQRT([.B75]*(1-[.B75])/[.$E$2]);1)" office:value-type="percentage" office:value="0.0302718325037551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3" calcext:value-type="float">
            <text:p>73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6]-LEGACY.NORMSINV(([.$M$2]/100+1)/2)*SQRT([.B76]*(1-[.B76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6]+LEGACY.NORMSINV(([.$M$2]/100+1)/2)*SQRT([.B76]*(1-[.B76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6];[.$M$1]/100&gt;[.F76]);&quot;FAUX&quot;;&quot;VRAI&quot;);&quot;&quot;)" office:value-type="string" office:string-value="VRAI" calcext:value-type="string">
            <text:p>VRAI</text:p>
          </table:table-cell>
          <table:table-cell table:style-name="ce110" table:formula="of:=2*[.J76]" office:value-type="percentage" office:value="0.0607524342647077" calcext:value-type="percentage">
            <text:p>6,08%</text:p>
          </table:table-cell>
          <table:table-cell table:style-name="ce115" table:formula="of:=CONFIDENCE(1-[.$M$2]/100;SQRT([.B76]*(1-[.B76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4" calcext:value-type="float">
            <text:p>74</text:p>
          </table:table-cell>
          <table:table-cell table:style-name="ce42" office:value-type="percentage" office:value="0.415" calcext:value-type="percentage">
            <text:p>41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7]-LEGACY.NORMSINV(([.$M$2]/100+1)/2)*SQRT([.B77]*(1-[.B77])/[.$E$2])" office:value-type="percentage" office:value="0.3844613332774" calcext:value-type="percentage">
            <text:p>38,4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7]+LEGACY.NORMSINV(([.$M$2]/100+1)/2)*SQRT([.B77]*(1-[.B77])/[.$E$2])" office:value-type="percentage" office:value="0.4455386667226" calcext:value-type="percentage">
            <text:p>44,5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7];[.$M$1]/100&gt;[.F77]);&quot;FAUX&quot;;&quot;VRAI&quot;);&quot;&quot;)" office:value-type="string" office:string-value="VRAI" calcext:value-type="string">
            <text:p>VRAI</text:p>
          </table:table-cell>
          <table:table-cell table:style-name="ce110" table:formula="of:=2*[.J77]" office:value-type="percentage" office:value="0.0610773334451993" calcext:value-type="percentage">
            <text:p>6,11%</text:p>
          </table:table-cell>
          <table:table-cell table:style-name="ce115" table:formula="of:=CONFIDENCE(1-[.$M$2]/100;SQRT([.B77]*(1-[.B77])/[.$E$2]);1)" office:value-type="percentage" office:value="0.0305386667225997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5" calcext:value-type="float">
            <text:p>75</text:p>
          </table:table-cell>
          <table:table-cell table:style-name="ce42" office:value-type="percentage" office:value="0.419" calcext:value-type="percentage">
            <text:p>41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8]-LEGACY.NORMSINV(([.$M$2]/100+1)/2)*SQRT([.B78]*(1-[.B78])/[.$E$2])" office:value-type="percentage" office:value="0.388419599514543" calcext:value-type="percentage">
            <text:p>38,8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8]+LEGACY.NORMSINV(([.$M$2]/100+1)/2)*SQRT([.B78]*(1-[.B78])/[.$E$2])" office:value-type="percentage" office:value="0.449580400485457" calcext:value-type="percentage">
            <text:p>44,9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8];[.$M$1]/100&gt;[.F78]);&quot;FAUX&quot;;&quot;VRAI&quot;);&quot;&quot;)" office:value-type="string" office:string-value="VRAI" calcext:value-type="string">
            <text:p>VRAI</text:p>
          </table:table-cell>
          <table:table-cell table:style-name="ce110" table:formula="of:=2*[.J78]" office:value-type="percentage" office:value="0.0611608009709146" calcext:value-type="percentage">
            <text:p>6,12%</text:p>
          </table:table-cell>
          <table:table-cell table:style-name="ce115" table:formula="of:=CONFIDENCE(1-[.$M$2]/100;SQRT([.B78]*(1-[.B78])/[.$E$2]);1)" office:value-type="percentage" office:value="0.0305804004854573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6" calcext:value-type="float">
            <text:p>76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9]-LEGACY.NORMSINV(([.$M$2]/100+1)/2)*SQRT([.B79]*(1-[.B79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9]+LEGACY.NORMSINV(([.$M$2]/100+1)/2)*SQRT([.B79]*(1-[.B79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9];[.$M$1]/100&gt;[.F79]);&quot;FAUX&quot;;&quot;VRAI&quot;);&quot;&quot;)" office:value-type="string" office:string-value="VRAI" calcext:value-type="string">
            <text:p>VRAI</text:p>
          </table:table-cell>
          <table:table-cell table:style-name="ce110" table:formula="of:=2*[.J79]" office:value-type="percentage" office:value="0.0608743484575852" calcext:value-type="percentage">
            <text:p>6,09%</text:p>
          </table:table-cell>
          <table:table-cell table:style-name="ce115" table:formula="of:=CONFIDENCE(1-[.$M$2]/100;SQRT([.B79]*(1-[.B79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7" calcext:value-type="float">
            <text:p>77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0]-LEGACY.NORMSINV(([.$M$2]/100+1)/2)*SQRT([.B80]*(1-[.B80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0]+LEGACY.NORMSINV(([.$M$2]/100+1)/2)*SQRT([.B80]*(1-[.B80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0];[.$M$1]/100&gt;[.F80]);&quot;FAUX&quot;;&quot;VRAI&quot;);&quot;&quot;)" office:value-type="string" office:string-value="VRAI" calcext:value-type="string">
            <text:p>VRAI</text:p>
          </table:table-cell>
          <table:table-cell table:style-name="ce110" table:formula="of:=2*[.J80]" office:value-type="percentage" office:value="0.0605974462061027" calcext:value-type="percentage">
            <text:p>6,06%</text:p>
          </table:table-cell>
          <table:table-cell table:style-name="ce115" table:formula="of:=CONFIDENCE(1-[.$M$2]/100;SQRT([.B80]*(1-[.B80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8" calcext:value-type="float">
            <text:p>78</text:p>
          </table:table-cell>
          <table:table-cell table:style-name="ce42" office:value-type="percentage" office:value="0.393" calcext:value-type="percentage">
            <text:p>39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1]-LEGACY.NORMSINV(([.$M$2]/100+1)/2)*SQRT([.B81]*(1-[.B81])/[.$E$2])" office:value-type="percentage" office:value="0.362728167496245" calcext:value-type="percentage">
            <text:p>36,2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1]+LEGACY.NORMSINV(([.$M$2]/100+1)/2)*SQRT([.B81]*(1-[.B81])/[.$E$2])" office:value-type="percentage" office:value="0.423271832503755" calcext:value-type="percentage">
            <text:p>42,3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1];[.$M$1]/100&gt;[.F81]);&quot;FAUX&quot;;&quot;VRAI&quot;);&quot;&quot;)" office:value-type="string" office:string-value="VRAI" calcext:value-type="string">
            <text:p>VRAI</text:p>
          </table:table-cell>
          <table:table-cell table:style-name="ce110" table:formula="of:=2*[.J81]" office:value-type="percentage" office:value="0.0605436650075102" calcext:value-type="percentage">
            <text:p>6,05%</text:p>
          </table:table-cell>
          <table:table-cell table:style-name="ce115" table:formula="of:=CONFIDENCE(1-[.$M$2]/100;SQRT([.B81]*(1-[.B81])/[.$E$2]);1)" office:value-type="percentage" office:value="0.0302718325037551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9" calcext:value-type="float">
            <text:p>79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2]-LEGACY.NORMSINV(([.$M$2]/100+1)/2)*SQRT([.B82]*(1-[.B82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2]+LEGACY.NORMSINV(([.$M$2]/100+1)/2)*SQRT([.B82]*(1-[.B82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2];[.$M$1]/100&gt;[.F82]);&quot;FAUX&quot;;&quot;VRAI&quot;);&quot;&quot;)" office:value-type="string" office:string-value="VRAI" calcext:value-type="string">
            <text:p>VRAI</text:p>
          </table:table-cell>
          <table:table-cell table:style-name="ce110" table:formula="of:=2*[.J82]" office:value-type="percentage" office:value="0.0609671678438784" calcext:value-type="percentage">
            <text:p>6,10%</text:p>
          </table:table-cell>
          <table:table-cell table:style-name="ce115" table:formula="of:=CONFIDENCE(1-[.$M$2]/100;SQRT([.B82]*(1-[.B82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0" calcext:value-type="float">
            <text:p>80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3]-LEGACY.NORMSINV(([.$M$2]/100+1)/2)*SQRT([.B83]*(1-[.B83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3]+LEGACY.NORMSINV(([.$M$2]/100+1)/2)*SQRT([.B83]*(1-[.B83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3];[.$M$1]/100&gt;[.F83]);&quot;FAUX&quot;;&quot;VRAI&quot;);&quot;&quot;)" office:value-type="string" office:string-value="VRAI" calcext:value-type="string">
            <text:p>VRAI</text:p>
          </table:table-cell>
          <table:table-cell table:style-name="ce110" table:formula="of:=2*[.J83]" office:value-type="percentage" office:value="0.0608743484575852" calcext:value-type="percentage">
            <text:p>6,09%</text:p>
          </table:table-cell>
          <table:table-cell table:style-name="ce115" table:formula="of:=CONFIDENCE(1-[.$M$2]/100;SQRT([.B83]*(1-[.B83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1" calcext:value-type="float">
            <text:p>81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4]-LEGACY.NORMSINV(([.$M$2]/100+1)/2)*SQRT([.B84]*(1-[.B84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4]+LEGACY.NORMSINV(([.$M$2]/100+1)/2)*SQRT([.B84]*(1-[.B84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4];[.$M$1]/100&gt;[.F84]);&quot;FAUX&quot;;&quot;VRAI&quot;);&quot;&quot;)" office:value-type="string" office:string-value="VRAI" calcext:value-type="string">
            <text:p>VRAI</text:p>
          </table:table-cell>
          <table:table-cell table:style-name="ce110" table:formula="of:=2*[.J84]" office:value-type="percentage" office:value="0.0604609974592921" calcext:value-type="percentage">
            <text:p>6,05%</text:p>
          </table:table-cell>
          <table:table-cell table:style-name="ce115" table:formula="of:=CONFIDENCE(1-[.$M$2]/100;SQRT([.B84]*(1-[.B84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2" calcext:value-type="float">
            <text:p>82</text:p>
          </table:table-cell>
          <table:table-cell table:style-name="ce42" office:value-type="percentage" office:value="0.374" calcext:value-type="percentage">
            <text:p>37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5]-LEGACY.NORMSINV(([.$M$2]/100+1)/2)*SQRT([.B85]*(1-[.B85])/[.$E$2])" office:value-type="percentage" office:value="0.344010373377846" calcext:value-type="percentage">
            <text:p>34,4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5]+LEGACY.NORMSINV(([.$M$2]/100+1)/2)*SQRT([.B85]*(1-[.B85])/[.$E$2])" office:value-type="percentage" office:value="0.403989626622154" calcext:value-type="percentage">
            <text:p>40,4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5];[.$M$1]/100&gt;[.F85]);&quot;FAUX&quot;;&quot;VRAI&quot;);&quot;&quot;)" office:value-type="string" office:string-value="VRAI" calcext:value-type="string">
            <text:p>VRAI</text:p>
          </table:table-cell>
          <table:table-cell table:style-name="ce110" table:formula="of:=2*[.J85]" office:value-type="percentage" office:value="0.0599792532443074" calcext:value-type="percentage">
            <text:p>6,00%</text:p>
          </table:table-cell>
          <table:table-cell table:style-name="ce115" table:formula="of:=CONFIDENCE(1-[.$M$2]/100;SQRT([.B85]*(1-[.B85])/[.$E$2]);1)" office:value-type="percentage" office:value="0.0299896266221537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3" calcext:value-type="float">
            <text:p>83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6]-LEGACY.NORMSINV(([.$M$2]/100+1)/2)*SQRT([.B86]*(1-[.B86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6]+LEGACY.NORMSINV(([.$M$2]/100+1)/2)*SQRT([.B86]*(1-[.B86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6];[.$M$1]/100&gt;[.F86]);&quot;FAUX&quot;;&quot;VRAI&quot;);&quot;&quot;)" office:value-type="string" office:string-value="VRAI" calcext:value-type="string">
            <text:p>VRAI</text:p>
          </table:table-cell>
          <table:table-cell table:style-name="ce110" table:formula="of:=2*[.J86]" office:value-type="percentage" office:value="0.0604609974592921" calcext:value-type="percentage">
            <text:p>6,05%</text:p>
          </table:table-cell>
          <table:table-cell table:style-name="ce115" table:formula="of:=CONFIDENCE(1-[.$M$2]/100;SQRT([.B86]*(1-[.B86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4" calcext:value-type="float">
            <text:p>84</text:p>
          </table:table-cell>
          <table:table-cell table:style-name="ce42" office:value-type="percentage" office:value="0.404" calcext:value-type="percentage">
            <text:p>40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7]-LEGACY.NORMSINV(([.$M$2]/100+1)/2)*SQRT([.B87]*(1-[.B87])/[.$E$2])" office:value-type="percentage" office:value="0.373586815019107" calcext:value-type="percentage">
            <text:p>37,3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7]+LEGACY.NORMSINV(([.$M$2]/100+1)/2)*SQRT([.B87]*(1-[.B87])/[.$E$2])" office:value-type="percentage" office:value="0.434413184980893" calcext:value-type="percentage">
            <text:p>43,4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7];[.$M$1]/100&gt;[.F87]);&quot;FAUX&quot;;&quot;VRAI&quot;);&quot;&quot;)" office:value-type="string" office:string-value="VRAI" calcext:value-type="string">
            <text:p>VRAI</text:p>
          </table:table-cell>
          <table:table-cell table:style-name="ce110" table:formula="of:=2*[.J87]" office:value-type="percentage" office:value="0.0608263699617859" calcext:value-type="percentage">
            <text:p>6,08%</text:p>
          </table:table-cell>
          <table:table-cell table:style-name="ce115" table:formula="of:=CONFIDENCE(1-[.$M$2]/100;SQRT([.B87]*(1-[.B87])/[.$E$2]);1)" office:value-type="percentage" office:value="0.030413184980893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5" calcext:value-type="float">
            <text:p>85</text:p>
          </table:table-cell>
          <table:table-cell table:style-name="ce42" office:value-type="percentage" office:value="0.404" calcext:value-type="percentage">
            <text:p>40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8]-LEGACY.NORMSINV(([.$M$2]/100+1)/2)*SQRT([.B88]*(1-[.B88])/[.$E$2])" office:value-type="percentage" office:value="0.373586815019107" calcext:value-type="percentage">
            <text:p>37,3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8]+LEGACY.NORMSINV(([.$M$2]/100+1)/2)*SQRT([.B88]*(1-[.B88])/[.$E$2])" office:value-type="percentage" office:value="0.434413184980893" calcext:value-type="percentage">
            <text:p>43,4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8];[.$M$1]/100&gt;[.F88]);&quot;FAUX&quot;;&quot;VRAI&quot;);&quot;&quot;)" office:value-type="string" office:string-value="VRAI" calcext:value-type="string">
            <text:p>VRAI</text:p>
          </table:table-cell>
          <table:table-cell table:style-name="ce110" table:formula="of:=2*[.J88]" office:value-type="percentage" office:value="0.0608263699617859" calcext:value-type="percentage">
            <text:p>6,08%</text:p>
          </table:table-cell>
          <table:table-cell table:style-name="ce115" table:formula="of:=CONFIDENCE(1-[.$M$2]/100;SQRT([.B88]*(1-[.B88])/[.$E$2]);1)" office:value-type="percentage" office:value="0.030413184980893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6" calcext:value-type="float">
            <text:p>86</text:p>
          </table:table-cell>
          <table:table-cell table:style-name="ce42" office:value-type="percentage" office:value="0.388" calcext:value-type="percentage">
            <text:p>38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9]-LEGACY.NORMSINV(([.$M$2]/100+1)/2)*SQRT([.B89]*(1-[.B89])/[.$E$2])" office:value-type="percentage" office:value="0.357797724494225" calcext:value-type="percentage">
            <text:p>35,7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9]+LEGACY.NORMSINV(([.$M$2]/100+1)/2)*SQRT([.B89]*(1-[.B89])/[.$E$2])" office:value-type="percentage" office:value="0.418202275505775" calcext:value-type="percentage">
            <text:p>41,8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9];[.$M$1]/100&gt;[.F89]);&quot;FAUX&quot;;&quot;VRAI&quot;);&quot;&quot;)" office:value-type="string" office:string-value="VRAI" calcext:value-type="string">
            <text:p>VRAI</text:p>
          </table:table-cell>
          <table:table-cell table:style-name="ce110" table:formula="of:=2*[.J89]" office:value-type="percentage" office:value="0.0604045510115502" calcext:value-type="percentage">
            <text:p>6,04%</text:p>
          </table:table-cell>
          <table:table-cell table:style-name="ce115" table:formula="of:=CONFIDENCE(1-[.$M$2]/100;SQRT([.B89]*(1-[.B89])/[.$E$2]);1)" office:value-type="percentage" office:value="0.030202275505775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7" calcext:value-type="float">
            <text:p>87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0]-LEGACY.NORMSINV(([.$M$2]/100+1)/2)*SQRT([.B90]*(1-[.B90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0]+LEGACY.NORMSINV(([.$M$2]/100+1)/2)*SQRT([.B90]*(1-[.B90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0];[.$M$1]/100&gt;[.F90]);&quot;FAUX&quot;;&quot;VRAI&quot;);&quot;&quot;)" office:value-type="string" office:string-value="VRAI" calcext:value-type="string">
            <text:p>VRAI</text:p>
          </table:table-cell>
          <table:table-cell table:style-name="ce110" table:formula="of:=2*[.J90]" office:value-type="percentage" office:value="0.0610985882565126" calcext:value-type="percentage">
            <text:p>6,11%</text:p>
          </table:table-cell>
          <table:table-cell table:style-name="ce115" table:formula="of:=CONFIDENCE(1-[.$M$2]/100;SQRT([.B90]*(1-[.B90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8" calcext:value-type="float">
            <text:p>88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1]-LEGACY.NORMSINV(([.$M$2]/100+1)/2)*SQRT([.B91]*(1-[.B91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1]+LEGACY.NORMSINV(([.$M$2]/100+1)/2)*SQRT([.B91]*(1-[.B91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1];[.$M$1]/100&gt;[.F91]);&quot;FAUX&quot;;&quot;VRAI&quot;);&quot;&quot;)" office:value-type="string" office:string-value="VRAI" calcext:value-type="string">
            <text:p>VRAI</text:p>
          </table:table-cell>
          <table:table-cell table:style-name="ce110" table:formula="of:=2*[.J91]" office:value-type="percentage" office:value="0.0610985882565126" calcext:value-type="percentage">
            <text:p>6,11%</text:p>
          </table:table-cell>
          <table:table-cell table:style-name="ce115" table:formula="of:=CONFIDENCE(1-[.$M$2]/100;SQRT([.B91]*(1-[.B91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9" calcext:value-type="float">
            <text:p>89</text:p>
          </table:table-cell>
          <table:table-cell table:style-name="ce42" office:value-type="percentage" office:value="0.389" calcext:value-type="percentage">
            <text:p>38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2]-LEGACY.NORMSINV(([.$M$2]/100+1)/2)*SQRT([.B92]*(1-[.B92])/[.$E$2])" office:value-type="percentage" office:value="0.358783546021352" calcext:value-type="percentage">
            <text:p>35,8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2]+LEGACY.NORMSINV(([.$M$2]/100+1)/2)*SQRT([.B92]*(1-[.B92])/[.$E$2])" office:value-type="percentage" office:value="0.419216453978648" calcext:value-type="percentage">
            <text:p>41,9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2];[.$M$1]/100&gt;[.F92]);&quot;FAUX&quot;;&quot;VRAI&quot;);&quot;&quot;)" office:value-type="string" office:string-value="VRAI" calcext:value-type="string">
            <text:p>VRAI</text:p>
          </table:table-cell>
          <table:table-cell table:style-name="ce110" table:formula="of:=2*[.J92]" office:value-type="percentage" office:value="0.0604329079572962" calcext:value-type="percentage">
            <text:p>6,04%</text:p>
          </table:table-cell>
          <table:table-cell table:style-name="ce115" table:formula="of:=CONFIDENCE(1-[.$M$2]/100;SQRT([.B92]*(1-[.B92])/[.$E$2]);1)" office:value-type="percentage" office:value="0.030216453978648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0" calcext:value-type="float">
            <text:p>90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3]-LEGACY.NORMSINV(([.$M$2]/100+1)/2)*SQRT([.B93]*(1-[.B93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3]+LEGACY.NORMSINV(([.$M$2]/100+1)/2)*SQRT([.B93]*(1-[.B93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3];[.$M$1]/100&gt;[.F93]);&quot;FAUX&quot;;&quot;VRAI&quot;);&quot;&quot;)" office:value-type="string" office:string-value="VRAI" calcext:value-type="string">
            <text:p>VRAI</text:p>
          </table:table-cell>
          <table:table-cell table:style-name="ce110" table:formula="of:=2*[.J93]" office:value-type="percentage" office:value="0.0607272629703197" calcext:value-type="percentage">
            <text:p>6,07%</text:p>
          </table:table-cell>
          <table:table-cell table:style-name="ce115" table:formula="of:=CONFIDENCE(1-[.$M$2]/100;SQRT([.B93]*(1-[.B93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1" calcext:value-type="float">
            <text:p>91</text:p>
          </table:table-cell>
          <table:table-cell table:style-name="ce42" office:value-type="percentage" office:value="0.38" calcext:value-type="percentage">
            <text:p>38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4]-LEGACY.NORMSINV(([.$M$2]/100+1)/2)*SQRT([.B94]*(1-[.B94])/[.$E$2])" office:value-type="percentage" office:value="0.349915989327293" calcext:value-type="percentage">
            <text:p>34,9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4]+LEGACY.NORMSINV(([.$M$2]/100+1)/2)*SQRT([.B94]*(1-[.B94])/[.$E$2])" office:value-type="percentage" office:value="0.410084010672707" calcext:value-type="percentage">
            <text:p>41,0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4];[.$M$1]/100&gt;[.F94]);&quot;FAUX&quot;;&quot;VRAI&quot;);&quot;&quot;)" office:value-type="string" office:string-value="VRAI" calcext:value-type="string">
            <text:p>VRAI</text:p>
          </table:table-cell>
          <table:table-cell table:style-name="ce110" table:formula="of:=2*[.J94]" office:value-type="percentage" office:value="0.0601680213454136" calcext:value-type="percentage">
            <text:p>6,02%</text:p>
          </table:table-cell>
          <table:table-cell table:style-name="ce115" table:formula="of:=CONFIDENCE(1-[.$M$2]/100;SQRT([.B94]*(1-[.B94])/[.$E$2]);1)" office:value-type="percentage" office:value="0.0300840106727068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2" calcext:value-type="float">
            <text:p>92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5]-LEGACY.NORMSINV(([.$M$2]/100+1)/2)*SQRT([.B95]*(1-[.B95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5]+LEGACY.NORMSINV(([.$M$2]/100+1)/2)*SQRT([.B95]*(1-[.B95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5];[.$M$1]/100&gt;[.F95]);&quot;FAUX&quot;;&quot;VRAI&quot;);&quot;&quot;)" office:value-type="string" office:string-value="VRAI" calcext:value-type="string">
            <text:p>VRAI</text:p>
          </table:table-cell>
          <table:table-cell table:style-name="ce110" table:formula="of:=2*[.J95]" office:value-type="percentage" office:value="0.0607272629703197" calcext:value-type="percentage">
            <text:p>6,07%</text:p>
          </table:table-cell>
          <table:table-cell table:style-name="ce115" table:formula="of:=CONFIDENCE(1-[.$M$2]/100;SQRT([.B95]*(1-[.B95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3" calcext:value-type="float">
            <text:p>93</text:p>
          </table:table-cell>
          <table:table-cell table:style-name="ce42" office:value-type="percentage" office:value="0.391" calcext:value-type="percentage">
            <text:p>39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6]-LEGACY.NORMSINV(([.$M$2]/100+1)/2)*SQRT([.B96]*(1-[.B96])/[.$E$2])" office:value-type="percentage" office:value="0.36075559005494" calcext:value-type="percentage">
            <text:p>36,0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6]+LEGACY.NORMSINV(([.$M$2]/100+1)/2)*SQRT([.B96]*(1-[.B96])/[.$E$2])" office:value-type="percentage" office:value="0.42124440994506" calcext:value-type="percentage">
            <text:p>42,1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6];[.$M$1]/100&gt;[.F96]);&quot;FAUX&quot;;&quot;VRAI&quot;);&quot;&quot;)" office:value-type="string" office:string-value="VRAI" calcext:value-type="string">
            <text:p>VRAI</text:p>
          </table:table-cell>
          <table:table-cell table:style-name="ce110" table:formula="of:=2*[.J96]" office:value-type="percentage" office:value="0.0604888198901207" calcext:value-type="percentage">
            <text:p>6,05%</text:p>
          </table:table-cell>
          <table:table-cell table:style-name="ce115" table:formula="of:=CONFIDENCE(1-[.$M$2]/100;SQRT([.B96]*(1-[.B96])/[.$E$2]);1)" office:value-type="percentage" office:value="0.0302444099450603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4" calcext:value-type="float">
            <text:p>94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7]-LEGACY.NORMSINV(([.$M$2]/100+1)/2)*SQRT([.B97]*(1-[.B97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7]+LEGACY.NORMSINV(([.$M$2]/100+1)/2)*SQRT([.B97]*(1-[.B97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7];[.$M$1]/100&gt;[.F97]);&quot;FAUX&quot;;&quot;VRAI&quot;);&quot;&quot;)" office:value-type="string" office:string-value="VRAI" calcext:value-type="string">
            <text:p>VRAI</text:p>
          </table:table-cell>
          <table:table-cell table:style-name="ce110" table:formula="of:=2*[.J97]" office:value-type="percentage" office:value="0.0608019874388862" calcext:value-type="percentage">
            <text:p>6,08%</text:p>
          </table:table-cell>
          <table:table-cell table:style-name="ce115" table:formula="of:=CONFIDENCE(1-[.$M$2]/100;SQRT([.B97]*(1-[.B97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5" calcext:value-type="float">
            <text:p>95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8]-LEGACY.NORMSINV(([.$M$2]/100+1)/2)*SQRT([.B98]*(1-[.B98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8]+LEGACY.NORMSINV(([.$M$2]/100+1)/2)*SQRT([.B98]*(1-[.B98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8];[.$M$1]/100&gt;[.F98]);&quot;FAUX&quot;;&quot;VRAI&quot;);&quot;&quot;)" office:value-type="string" office:string-value="VRAI" calcext:value-type="string">
            <text:p>VRAI</text:p>
          </table:table-cell>
          <table:table-cell table:style-name="ce110" table:formula="of:=2*[.J98]" office:value-type="percentage" office:value="0.0609443544449972" calcext:value-type="percentage">
            <text:p>6,09%</text:p>
          </table:table-cell>
          <table:table-cell table:style-name="ce115" table:formula="of:=CONFIDENCE(1-[.$M$2]/100;SQRT([.B98]*(1-[.B98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6" calcext:value-type="float">
            <text:p>96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9]-LEGACY.NORMSINV(([.$M$2]/100+1)/2)*SQRT([.B99]*(1-[.B99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9]+LEGACY.NORMSINV(([.$M$2]/100+1)/2)*SQRT([.B99]*(1-[.B99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9];[.$M$1]/100&gt;[.F99]);&quot;FAUX&quot;;&quot;VRAI&quot;);&quot;&quot;)" office:value-type="string" office:string-value="VRAI" calcext:value-type="string">
            <text:p>VRAI</text:p>
          </table:table-cell>
          <table:table-cell table:style-name="ce110" table:formula="of:=2*[.J99]" office:value-type="percentage" office:value="0.0608979450501689" calcext:value-type="percentage">
            <text:p>6,09%</text:p>
          </table:table-cell>
          <table:table-cell table:style-name="ce115" table:formula="of:=CONFIDENCE(1-[.$M$2]/100;SQRT([.B99]*(1-[.B99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7" calcext:value-type="float">
            <text:p>97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0]-LEGACY.NORMSINV(([.$M$2]/100+1)/2)*SQRT([.B100]*(1-[.B100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0]+LEGACY.NORMSINV(([.$M$2]/100+1)/2)*SQRT([.B100]*(1-[.B100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0];[.$M$1]/100&gt;[.F100]);&quot;FAUX&quot;;&quot;VRAI&quot;);&quot;&quot;)" office:value-type="string" office:string-value="VRAI" calcext:value-type="string">
            <text:p>VRAI</text:p>
          </table:table-cell>
          <table:table-cell table:style-name="ce110" table:formula="of:=2*[.J100]" office:value-type="percentage" office:value="0.0604609974592921" calcext:value-type="percentage">
            <text:p>6,05%</text:p>
          </table:table-cell>
          <table:table-cell table:style-name="ce115" table:formula="of:=CONFIDENCE(1-[.$M$2]/100;SQRT([.B100]*(1-[.B100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8" calcext:value-type="float">
            <text:p>98</text:p>
          </table:table-cell>
          <table:table-cell table:style-name="ce42" office:value-type="percentage" office:value="0.366" calcext:value-type="percentage">
            <text:p>36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1]-LEGACY.NORMSINV(([.$M$2]/100+1)/2)*SQRT([.B101]*(1-[.B101])/[.$E$2])" office:value-type="percentage" office:value="0.336143887215695" calcext:value-type="percentage">
            <text:p>33,61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1]+LEGACY.NORMSINV(([.$M$2]/100+1)/2)*SQRT([.B101]*(1-[.B101])/[.$E$2])" office:value-type="percentage" office:value="0.395856112784305" calcext:value-type="percentage">
            <text:p>39,59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1];[.$M$1]/100&gt;[.F101]);&quot;FAUX&quot;;&quot;VRAI&quot;);&quot;&quot;)" office:value-type="string" office:string-value="FAUX" calcext:value-type="string">
            <text:p>FAUX</text:p>
          </table:table-cell>
          <table:table-cell table:style-name="ce110" table:formula="of:=2*[.J101]" office:value-type="percentage" office:value="0.0597122255686102" calcext:value-type="percentage">
            <text:p>5,97%</text:p>
          </table:table-cell>
          <table:table-cell table:style-name="ce115" table:formula="of:=CONFIDENCE(1-[.$M$2]/100;SQRT([.B101]*(1-[.B101])/[.$E$2]);1)" office:value-type="percentage" office:value="0.0298561127843051" calcext:value-type="percentage">
            <text:p>2,99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9" calcext:value-type="float">
            <text:p>99</text:p>
          </table:table-cell>
          <table:table-cell table:style-name="ce42" office:value-type="percentage" office:value="0.445" calcext:value-type="percentage">
            <text:p>44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2]-LEGACY.NORMSINV(([.$M$2]/100+1)/2)*SQRT([.B102]*(1-[.B102])/[.$E$2])" office:value-type="percentage" office:value="0.414198306990671" calcext:value-type="percentage">
            <text:p>41,42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2]+LEGACY.NORMSINV(([.$M$2]/100+1)/2)*SQRT([.B102]*(1-[.B102])/[.$E$2])" office:value-type="percentage" office:value="0.475801693009329" calcext:value-type="percentage">
            <text:p>47,58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2];[.$M$1]/100&gt;[.F102]);&quot;FAUX&quot;;&quot;VRAI&quot;);&quot;&quot;)" office:value-type="string" office:string-value="FAUX" calcext:value-type="string">
            <text:p>FAUX</text:p>
          </table:table-cell>
          <table:table-cell table:style-name="ce110" table:formula="of:=2*[.J102]" office:value-type="percentage" office:value="0.0616033860186575" calcext:value-type="percentage">
            <text:p>6,16%</text:p>
          </table:table-cell>
          <table:table-cell table:style-name="ce115" table:formula="of:=CONFIDENCE(1-[.$M$2]/100;SQRT([.B102]*(1-[.B102])/[.$E$2]);1)" office:value-type="percentage" office:value="0.0308016930093287" calcext:value-type="percentage">
            <text:p>3,08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00" calcext:value-type="float">
            <text:p>100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3]-LEGACY.NORMSINV(([.$M$2]/100+1)/2)*SQRT([.B103]*(1-[.B103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3]+LEGACY.NORMSINV(([.$M$2]/100+1)/2)*SQRT([.B103]*(1-[.B103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3];[.$M$1]/100&gt;[.F103]);&quot;FAUX&quot;;&quot;VRAI&quot;);&quot;&quot;)" office:value-type="string" office:string-value="VRAI" calcext:value-type="string">
            <text:p>VRAI</text:p>
          </table:table-cell>
          <table:table-cell table:style-name="ce110" table:formula="of:=2*[.J103]" office:value-type="percentage" office:value="0.0605974462061027" calcext:value-type="percentage">
            <text:p>6,06%</text:p>
          </table:table-cell>
          <table:table-cell table:style-name="ce115" table:formula="of:=CONFIDENCE(1-[.$M$2]/100;SQRT([.B103]*(1-[.B103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5" table:visibility="collapse">
          <table:table-cell table:number-columns-repeated="1024"/>
        </table:table-row>
        <table:table-row table:style-name="ro9" table:visibility="collapse">
          <table:table-cell table:style-name="ce6" office:value-type="string" calcext:value-type="string" table:number-columns-spanned="3" table:number-rows-spanned="1">
            <text:p>Ne pas effacer</text:p>
          </table:table-cell>
          <table:covered-table-cell table:style-name="ce44"/>
          <table:covered-table-cell table:style-name="ce86"/>
          <table:table-cell table:style-name="ce6" office:value-type="string" calcext:value-type="string" table:number-columns-spanned="3" table:number-rows-spanned="1">
            <text:p>Validité des valeurs</text:p>
          </table:table-cell>
          <table:covered-table-cell table:number-columns-repeated="2" table:style-name="ce86"/>
          <table:table-cell table:style-name="ce86" table:number-columns-repeated="94"/>
          <table:table-cell table:style-name="ce63" table:number-columns-repeated="13"/>
          <table:table-cell table:style-name="ce135" table:number-columns-repeated="911"/>
        </table:table-row>
        <table:table-row table:style-name="ro9" table:visibility="collapse">
          <table:table-cell table:style-name="ce7" office:value-type="float" office:value="2000" calcext:value-type="float">
            <text:p>2 000</text:p>
          </table:table-cell>
          <table:table-cell table:style-name="ce45" office:value-type="percentage" office:value="4000" calcext:value-type="percentage">
            <text:p>400000,00 %</text:p>
          </table:table-cell>
          <table:table-cell table:style-name="ce7" office:value-type="float" office:value="6000" calcext:value-type="float">
            <text:p>6 000</text:p>
          </table:table-cell>
          <table:table-cell table:style-name="ce7" office:value-type="float" office:value="8000" calcext:value-type="float">
            <text:p>8 000</text:p>
          </table:table-cell>
          <table:table-cell table:style-name="ce7" office:value-type="float" office:value="10000" calcext:value-type="float">
            <text:p>10 000</text:p>
          </table:table-cell>
          <table:table-cell table:style-name="ce7" office:value-type="float" office:value="12000" calcext:value-type="float">
            <text:p>12 000</text:p>
          </table:table-cell>
          <table:table-cell table:style-name="ce7" office:value-type="float" office:value="14000" calcext:value-type="float">
            <text:p>14 000</text:p>
          </table:table-cell>
          <table:table-cell table:style-name="ce7" office:value-type="float" office:value="16000" calcext:value-type="float">
            <text:p>16 000</text:p>
          </table:table-cell>
          <table:table-cell table:style-name="ce7" office:value-type="float" office:value="18000" calcext:value-type="float">
            <text:p>18 000</text:p>
          </table:table-cell>
          <table:table-cell table:style-name="ce7" office:value-type="float" office:value="20000" calcext:value-type="float">
            <text:p>20 000</text:p>
          </table:table-cell>
          <table:table-cell table:style-name="ce7" office:value-type="float" office:value="22000" calcext:value-type="float">
            <text:p>22 000</text:p>
          </table:table-cell>
          <table:table-cell table:style-name="ce7" office:value-type="float" office:value="24000" calcext:value-type="float">
            <text:p>24 000</text:p>
          </table:table-cell>
          <table:table-cell table:style-name="ce7" office:value-type="float" office:value="26000" calcext:value-type="float">
            <text:p>26 000</text:p>
          </table:table-cell>
          <table:table-cell table:style-name="ce7" office:value-type="float" office:value="28000" calcext:value-type="float">
            <text:p>28 000</text:p>
          </table:table-cell>
          <table:table-cell table:style-name="ce7" office:value-type="float" office:value="30000" calcext:value-type="float">
            <text:p>30 000</text:p>
          </table:table-cell>
          <table:table-cell table:style-name="ce7" office:value-type="float" office:value="32000" calcext:value-type="float">
            <text:p>32 000</text:p>
          </table:table-cell>
          <table:table-cell table:style-name="ce7" office:value-type="float" office:value="34000" calcext:value-type="float">
            <text:p>34 000</text:p>
          </table:table-cell>
          <table:table-cell table:style-name="ce7" office:value-type="float" office:value="36000" calcext:value-type="float">
            <text:p>36 000</text:p>
          </table:table-cell>
          <table:table-cell table:style-name="ce7" office:value-type="float" office:value="38000" calcext:value-type="float">
            <text:p>38 000</text:p>
          </table:table-cell>
          <table:table-cell table:style-name="ce7" office:value-type="float" office:value="40000" calcext:value-type="float">
            <text:p>40 000</text:p>
          </table:table-cell>
          <table:table-cell table:style-name="ce7" office:value-type="float" office:value="42000" calcext:value-type="float">
            <text:p>42 000</text:p>
          </table:table-cell>
          <table:table-cell table:style-name="ce7" office:value-type="float" office:value="44000" calcext:value-type="float">
            <text:p>44 000</text:p>
          </table:table-cell>
          <table:table-cell table:style-name="ce7" office:value-type="float" office:value="46000" calcext:value-type="float">
            <text:p>46 000</text:p>
          </table:table-cell>
          <table:table-cell table:style-name="ce7" office:value-type="float" office:value="48000" calcext:value-type="float">
            <text:p>48 000</text:p>
          </table:table-cell>
          <table:table-cell table:style-name="ce7" office:value-type="float" office:value="50000" calcext:value-type="float">
            <text:p>50 000</text:p>
          </table:table-cell>
          <table:table-cell table:style-name="ce7" office:value-type="float" office:value="52000" calcext:value-type="float">
            <text:p>52 000</text:p>
          </table:table-cell>
          <table:table-cell table:style-name="ce7" office:value-type="float" office:value="54000" calcext:value-type="float">
            <text:p>54 000</text:p>
          </table:table-cell>
          <table:table-cell table:style-name="ce7" office:value-type="float" office:value="56000" calcext:value-type="float">
            <text:p>56 000</text:p>
          </table:table-cell>
          <table:table-cell table:style-name="ce7" office:value-type="float" office:value="58000" calcext:value-type="float">
            <text:p>58 000</text:p>
          </table:table-cell>
          <table:table-cell table:style-name="ce7" office:value-type="float" office:value="60000" calcext:value-type="float">
            <text:p>60 000</text:p>
          </table:table-cell>
          <table:table-cell table:style-name="ce7" office:value-type="float" office:value="62000" calcext:value-type="float">
            <text:p>62 000</text:p>
          </table:table-cell>
          <table:table-cell table:style-name="ce7" office:value-type="float" office:value="64000" calcext:value-type="float">
            <text:p>64 000</text:p>
          </table:table-cell>
          <table:table-cell table:style-name="ce7" office:value-type="float" office:value="66000" calcext:value-type="float">
            <text:p>66 000</text:p>
          </table:table-cell>
          <table:table-cell table:style-name="ce7" office:value-type="float" office:value="68000" calcext:value-type="float">
            <text:p>68 000</text:p>
          </table:table-cell>
          <table:table-cell table:style-name="ce7" office:value-type="float" office:value="70000" calcext:value-type="float">
            <text:p>70 000</text:p>
          </table:table-cell>
          <table:table-cell table:style-name="ce7" office:value-type="float" office:value="72000" calcext:value-type="float">
            <text:p>72 000</text:p>
          </table:table-cell>
          <table:table-cell table:style-name="ce7" office:value-type="float" office:value="74000" calcext:value-type="float">
            <text:p>74 000</text:p>
          </table:table-cell>
          <table:table-cell table:style-name="ce7" office:value-type="float" office:value="76000" calcext:value-type="float">
            <text:p>76 000</text:p>
          </table:table-cell>
          <table:table-cell table:style-name="ce7" office:value-type="float" office:value="78000" calcext:value-type="float">
            <text:p>78 000</text:p>
          </table:table-cell>
          <table:table-cell table:style-name="ce7" office:value-type="float" office:value="80000" calcext:value-type="float">
            <text:p>80 000</text:p>
          </table:table-cell>
          <table:table-cell table:style-name="ce7" office:value-type="float" office:value="82000" calcext:value-type="float">
            <text:p>82 000</text:p>
          </table:table-cell>
          <table:table-cell table:style-name="ce7" office:value-type="float" office:value="84000" calcext:value-type="float">
            <text:p>84 000</text:p>
          </table:table-cell>
          <table:table-cell table:style-name="ce7" office:value-type="float" office:value="86000" calcext:value-type="float">
            <text:p>86 000</text:p>
          </table:table-cell>
          <table:table-cell table:style-name="ce7" office:value-type="float" office:value="88000" calcext:value-type="float">
            <text:p>88 000</text:p>
          </table:table-cell>
          <table:table-cell table:style-name="ce7" office:value-type="float" office:value="90000" calcext:value-type="float">
            <text:p>90 000</text:p>
          </table:table-cell>
          <table:table-cell table:style-name="ce7" office:value-type="float" office:value="92000" calcext:value-type="float">
            <text:p>92 000</text:p>
          </table:table-cell>
          <table:table-cell table:style-name="ce7" office:value-type="float" office:value="94000" calcext:value-type="float">
            <text:p>94 000</text:p>
          </table:table-cell>
          <table:table-cell table:style-name="ce7" office:value-type="float" office:value="96000" calcext:value-type="float">
            <text:p>96 000</text:p>
          </table:table-cell>
          <table:table-cell table:style-name="ce7" office:value-type="float" office:value="98000" calcext:value-type="float">
            <text:p>98 000</text:p>
          </table:table-cell>
          <table:table-cell table:style-name="ce7" office:value-type="float" office:value="100000" calcext:value-type="float">
            <text:p>100 000</text:p>
          </table:table-cell>
          <table:table-cell table:style-name="ce7" office:value-type="float" office:value="102000" calcext:value-type="float">
            <text:p>102 000</text:p>
          </table:table-cell>
          <table:table-cell table:style-name="ce7" office:value-type="float" office:value="104000" calcext:value-type="float">
            <text:p>104 000</text:p>
          </table:table-cell>
          <table:table-cell table:style-name="ce7" office:value-type="float" office:value="106000" calcext:value-type="float">
            <text:p>106 000</text:p>
          </table:table-cell>
          <table:table-cell table:style-name="ce7" office:value-type="float" office:value="108000" calcext:value-type="float">
            <text:p>108 000</text:p>
          </table:table-cell>
          <table:table-cell table:style-name="ce7" office:value-type="float" office:value="110000" calcext:value-type="float">
            <text:p>110 000</text:p>
          </table:table-cell>
          <table:table-cell table:style-name="ce7" office:value-type="float" office:value="112000" calcext:value-type="float">
            <text:p>112 000</text:p>
          </table:table-cell>
          <table:table-cell table:style-name="ce7" office:value-type="float" office:value="114000" calcext:value-type="float">
            <text:p>114 000</text:p>
          </table:table-cell>
          <table:table-cell table:style-name="ce7" office:value-type="float" office:value="116000" calcext:value-type="float">
            <text:p>116 000</text:p>
          </table:table-cell>
          <table:table-cell table:style-name="ce7" office:value-type="float" office:value="118000" calcext:value-type="float">
            <text:p>118 000</text:p>
          </table:table-cell>
          <table:table-cell table:style-name="ce7" office:value-type="float" office:value="120000" calcext:value-type="float">
            <text:p>120 000</text:p>
          </table:table-cell>
          <table:table-cell table:style-name="ce7" office:value-type="float" office:value="122000" calcext:value-type="float">
            <text:p>122 000</text:p>
          </table:table-cell>
          <table:table-cell table:style-name="ce7" office:value-type="float" office:value="124000" calcext:value-type="float">
            <text:p>124 000</text:p>
          </table:table-cell>
          <table:table-cell table:style-name="ce7" office:value-type="float" office:value="126000" calcext:value-type="float">
            <text:p>126 000</text:p>
          </table:table-cell>
          <table:table-cell table:style-name="ce7" office:value-type="float" office:value="128000" calcext:value-type="float">
            <text:p>128 000</text:p>
          </table:table-cell>
          <table:table-cell table:style-name="ce7" office:value-type="float" office:value="130000" calcext:value-type="float">
            <text:p>130 000</text:p>
          </table:table-cell>
          <table:table-cell table:style-name="ce7" office:value-type="float" office:value="132000" calcext:value-type="float">
            <text:p>132 000</text:p>
          </table:table-cell>
          <table:table-cell table:style-name="ce7" office:value-type="float" office:value="134000" calcext:value-type="float">
            <text:p>134 000</text:p>
          </table:table-cell>
          <table:table-cell table:style-name="ce7" office:value-type="float" office:value="136000" calcext:value-type="float">
            <text:p>136 000</text:p>
          </table:table-cell>
          <table:table-cell table:style-name="ce7" office:value-type="float" office:value="138000" calcext:value-type="float">
            <text:p>138 000</text:p>
          </table:table-cell>
          <table:table-cell table:style-name="ce7" office:value-type="float" office:value="140000" calcext:value-type="float">
            <text:p>140 000</text:p>
          </table:table-cell>
          <table:table-cell table:style-name="ce7" office:value-type="float" office:value="142000" calcext:value-type="float">
            <text:p>142 000</text:p>
          </table:table-cell>
          <table:table-cell table:style-name="ce7" office:value-type="float" office:value="144000" calcext:value-type="float">
            <text:p>144 000</text:p>
          </table:table-cell>
          <table:table-cell table:style-name="ce7" office:value-type="float" office:value="146000" calcext:value-type="float">
            <text:p>146 000</text:p>
          </table:table-cell>
          <table:table-cell table:style-name="ce7" office:value-type="float" office:value="148000" calcext:value-type="float">
            <text:p>148 000</text:p>
          </table:table-cell>
          <table:table-cell table:style-name="ce7" office:value-type="float" office:value="150000" calcext:value-type="float">
            <text:p>150 000</text:p>
          </table:table-cell>
          <table:table-cell table:style-name="ce7" office:value-type="float" office:value="152000" calcext:value-type="float">
            <text:p>152 000</text:p>
          </table:table-cell>
          <table:table-cell table:style-name="ce7" office:value-type="float" office:value="154000" calcext:value-type="float">
            <text:p>154 000</text:p>
          </table:table-cell>
          <table:table-cell table:style-name="ce7" office:value-type="float" office:value="156000" calcext:value-type="float">
            <text:p>156 000</text:p>
          </table:table-cell>
          <table:table-cell table:style-name="ce7" office:value-type="float" office:value="158000" calcext:value-type="float">
            <text:p>158 000</text:p>
          </table:table-cell>
          <table:table-cell table:style-name="ce7" office:value-type="float" office:value="160000" calcext:value-type="float">
            <text:p>160 000</text:p>
          </table:table-cell>
          <table:table-cell table:style-name="ce7" office:value-type="float" office:value="162000" calcext:value-type="float">
            <text:p>162 000</text:p>
          </table:table-cell>
          <table:table-cell table:style-name="ce7" office:value-type="float" office:value="164000" calcext:value-type="float">
            <text:p>164 000</text:p>
          </table:table-cell>
          <table:table-cell table:style-name="ce7" office:value-type="float" office:value="166000" calcext:value-type="float">
            <text:p>166 000</text:p>
          </table:table-cell>
          <table:table-cell table:style-name="ce7" office:value-type="float" office:value="168000" calcext:value-type="float">
            <text:p>168 000</text:p>
          </table:table-cell>
          <table:table-cell table:style-name="ce7" office:value-type="float" office:value="170000" calcext:value-type="float">
            <text:p>170 000</text:p>
          </table:table-cell>
          <table:table-cell table:style-name="ce7" office:value-type="float" office:value="172000" calcext:value-type="float">
            <text:p>172 000</text:p>
          </table:table-cell>
          <table:table-cell table:style-name="ce7" office:value-type="float" office:value="174000" calcext:value-type="float">
            <text:p>174 000</text:p>
          </table:table-cell>
          <table:table-cell table:style-name="ce7" office:value-type="float" office:value="176000" calcext:value-type="float">
            <text:p>176 000</text:p>
          </table:table-cell>
          <table:table-cell table:style-name="ce7" office:value-type="float" office:value="178000" calcext:value-type="float">
            <text:p>178 000</text:p>
          </table:table-cell>
          <table:table-cell table:style-name="ce7" office:value-type="float" office:value="180000" calcext:value-type="float">
            <text:p>180 000</text:p>
          </table:table-cell>
          <table:table-cell table:style-name="ce7" office:value-type="float" office:value="182000" calcext:value-type="float">
            <text:p>182 000</text:p>
          </table:table-cell>
          <table:table-cell table:style-name="ce7" office:value-type="float" office:value="184000" calcext:value-type="float">
            <text:p>184 000</text:p>
          </table:table-cell>
          <table:table-cell table:style-name="ce7" office:value-type="float" office:value="186000" calcext:value-type="float">
            <text:p>186 000</text:p>
          </table:table-cell>
          <table:table-cell table:style-name="ce7" office:value-type="float" office:value="188000" calcext:value-type="float">
            <text:p>188 000</text:p>
          </table:table-cell>
          <table:table-cell table:style-name="ce7" office:value-type="float" office:value="190000" calcext:value-type="float">
            <text:p>190 000</text:p>
          </table:table-cell>
          <table:table-cell table:style-name="ce7" office:value-type="float" office:value="192000" calcext:value-type="float">
            <text:p>192 000</text:p>
          </table:table-cell>
          <table:table-cell table:style-name="ce7" office:value-type="float" office:value="194000" calcext:value-type="float">
            <text:p>194 000</text:p>
          </table:table-cell>
          <table:table-cell table:style-name="ce7" office:value-type="float" office:value="196000" calcext:value-type="float">
            <text:p>196 000</text:p>
          </table:table-cell>
          <table:table-cell table:style-name="ce7" office:value-type="float" office:value="198000" calcext:value-type="float">
            <text:p>198 000</text:p>
          </table:table-cell>
          <table:table-cell table:style-name="ce7" office:value-type="float" office:value="200000" calcext:value-type="float">
            <text:p>200 000</text:p>
          </table:table-cell>
          <table:table-cell table:style-name="ce63" table:number-columns-repeated="13"/>
          <table:table-cell table:style-name="ce135" table:number-columns-repeated="911"/>
        </table:table-row>
        <table:table-row table:style-name="ro9" table:visibility="collapse">
          <table:table-cell table:style-name="ce8" office:value-type="float" office:value="5" calcext:value-type="float">
            <text:p>5</text:p>
          </table:table-cell>
          <table:table-cell table:style-name="ce46" office:value-type="percentage" office:value="10" calcext:value-type="percentage">
            <text:p>1000,00 %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86" table:number-columns-repeated="80"/>
          <table:table-cell table:style-name="ce63" table:number-columns-repeated="13"/>
          <table:table-cell table:style-name="ce135" table:number-columns-repeated="911"/>
        </table:table-row>
        <table:table-row table:style-name="ro5" table:visibility="collapse" table:number-rows-repeated="1048468">
          <table:table-cell table:number-columns-repeated="1024"/>
        </table:table-row>
        <table:table-row table:style-name="ro5" table:visibility="collapse">
          <table:table-cell table:number-columns-repeated="1024"/>
        </table:table-row>
        <calcext:conditional-formats>
          <calcext:conditional-format calcext:target-range-address="Simulation.H4:Simulation.H103">
            <calcext:condition calcext:apply-style-name="VRAI" calcext:value="=&quot;VRAI&quot;" calcext:base-cell-address="Simulation.H4"/>
            <calcext:condition calcext:apply-style-name="FAUX" calcext:value="=&quot;FAUX&quot;" calcext:base-cell-address="Simulation.H4"/>
          </calcext:conditional-format>
          <calcext:conditional-format calcext:target-range-address="Simulation.M1:Simulation.M1">
            <calcext:condition calcext:apply-style-name="Bleu sur bleu" calcext:value="formula-is(NOT([.Q2]))" calcext:base-cell-address="Simulation.M1"/>
          </calcext:conditional-format>
        </calcext:conditional-formats>
      </table:table>
      <table:named-expressions>
        <table:named-expression table:name="A2000A3123" table:base-cell-address="$Simulation.$A$3123" table:expression="#REF!"/>
        <table:named-expression table:name="p" table:base-cell-address="$Simulation.$L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 AMT" svg:font-family="'Albany AMT', Arial"/>
    <style:font-face style:name="Comic Sans MS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percentage-style style:name="N113">
      <number:number number:decimal-places="1" number:min-decimal-places="1" number:min-integer-digits="1"/>
      <number:text>%</number:text>
    </number:percentage-style>
    <number:number-style style:name="N114">
      <number:number number:decimal-places="1" number:min-decimal-places="1" number:min-integer-digits="1" number:display-factor="1000"/>
      <number:text>%</number:text>
    </number:number-style>
    <number:number-style style:name="N115">
      <number:number number:decimal-places="1" number:min-decimal-places="1" number:min-integer-digits="1"/>
      <number:text> %</number:text>
    </number:number-style>
    <number:number-style style:name="N116">
      <number:number number:decimal-places="0" number:min-decimal-places="0" number:min-integer-digits="1"/>
      <number:text> %</number:text>
    </number:number-style>
    <number:percentage-style style:name="N117">
      <number:number number:decimal-places="0" number:min-decimal-places="0" number:min-integer-digits="1" number:display-factor="1000"/>
      <number:text>%</number:text>
    </number:percentage-style>
    <number:number-style style:name="N118">
      <number:number number:decimal-places="1" number:min-decimal-places="1" number:min-integer-digits="1"/>
    </number:number-style>
    <number:number-style style:name="N119">
      <number:number number:decimal-places="7" number:min-decimal-places="7" number:min-integer-digits="1"/>
    </number:number-style>
    <number:percentage-style style:name="N120">
      <number:number number:decimal-places="3" number:min-decimal-places="3" number:min-integer-digits="1"/>
      <number:text>%</number:text>
    </number:percentage-style>
    <number:percentage-style style:name="N121">
      <number:number number:decimal-places="4" number:min-decimal-places="4" number:min-integer-digits="1"/>
      <number:text>%</number:text>
    </number:percentage-style>
    <number:percentage-style style:name="N122">
      <number:number number:decimal-places="0" number:min-decimal-places="0" number:min-integer-digits="1"/>
      <number:text>%</number:text>
    </number:percentage-style>
    <number:percentage-style style:name="N123">
      <number:number number:decimal-places="2" number:min-decimal-places="2" number:min-integer-digits="1"/>
      <number:text>%</number:text>
    </number:percentage-style>
    <number:currency-style style:name="N124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25">
      <number:number number:decimal-places="0" number:min-decimal-places="0" number:min-integer-digits="0"/>
      <number:text> </number:text>
      <number:currency-symbol>/20</number:currency-symbol>
    </number:currency-style>
    <number:number-style style:name="N126">
      <number:fraction number:min-numerator-digits="1" loext:max-numerator-digits="1" number:min-denominator-digits="1" number:max-denominator-value="9"/>
    </number:number-style>
    <number:currency-style style:name="N128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30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32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32P0"/>
    </number:currency-style>
    <number:currency-style style:name="N134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6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40P0"/>
    </number:currency-style>
    <number:currency-style style:name="N141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2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2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42P0"/>
    </number:currency-style>
    <number:number-style style:name="N143">
      <number:number number:decimal-places="9" number:min-decimal-places="9" number:min-integer-digits="1"/>
    </number:number-style>
    <number:number-style style:name="N144">
      <number:number number:decimal-places="8" number:min-decimal-places="8" number:min-integer-digits="1"/>
    </number:number-style>
    <number:number-style style:name="N145">
      <number:text>M</number:text>
      <number:number number:decimal-places="0" number:min-decimal-places="0" number:min-integer-digits="0"/>
    </number:number-style>
    <number:number-style style:name="N146">
      <number:number number:decimal-places="0" number:min-decimal-places="0" number:min-integer-digits="0"/>
    </number:number-style>
    <number:number-style style:name="N147">
      <number:number number:decimal-places="1" number:min-decimal-places="1" number:min-integer-digits="0"/>
    </number:number-style>
    <number:number-style style:name="N148">
      <number:number number:decimal-places="1" number:min-decimal-places="0" number:min-integer-digits="1" number:decimal-replacement=""/>
    </number:number-style>
    <number:number-style style:name="N149">
      <number:fraction number:min-integer-digits="0" number:min-numerator-digits="1" loext:max-numerator-digits="1" number:min-denominator-digits="1" number:max-denominator-value="9"/>
    </number:number-style>
    <number:number-style style:name="N150">
      <number:number number:decimal-places="3" number:min-decimal-places="0" number:min-integer-digits="1" number:decimal-replacement=""/>
    </number:number-style>
    <number:number-style style:name="N151">
      <number:number number:decimal-places="6" number:min-decimal-places="0" number:min-integer-digits="1" number:decimal-replacement=""/>
    </number:number-style>
    <number:number-style style:name="N152">
      <number:number number:decimal-places="14" number:min-decimal-places="14" number:min-integer-digits="1"/>
    </number:number-style>
    <number:number-style style:name="N153">
      <number:number number:decimal-places="13" number:min-decimal-places="13" number:min-integer-digits="1"/>
    </number:number-style>
    <number:number-style style:name="N154">
      <number:number number:decimal-places="12" number:min-decimal-places="12" number:min-integer-digits="1"/>
    </number:number-style>
    <number:number-style style:name="N155">
      <number:number number:decimal-places="11" number:min-decimal-places="11" number:min-integer-digits="1"/>
    </number:number-style>
    <number:number-style style:name="N156">
      <number:number number:decimal-places="10" number:min-decimal-places="10" number:min-integer-digits="1"/>
    </number:number-style>
    <number:number-style style:name="N157">
      <number:number number:decimal-places="0" number:min-decimal-places="0" number:min-integer-digits="0"/>
      <number:text> / 3</number:text>
    </number:number-style>
    <number:number-style style:name="N158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9">
      <number:number number:decimal-places="9" number:min-decimal-places="0" number:min-integer-digits="1" number:decimal-replacement="" number:grouping="true"/>
    </number:number-style>
    <number:number-style style:name="N160">
      <number:number number:decimal-places="2" number:min-decimal-places="0" number:min-integer-digits="0" number:decimal-replacement="" number:grouping="true"/>
    </number:number-style>
    <number:number-style style:name="N161">
      <number:number number:decimal-places="2" number:min-decimal-places="0" number:min-integer-digits="1" number:decimal-replacement="" number:grouping="true"/>
    </number:number-style>
    <number:number-style style:name="N162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63">
      <number:number number:decimal-places="3" number:min-decimal-places="0" number:min-integer-digits="0" number:decimal-replacement="" number:grouping="true"/>
    </number:number-style>
    <number:number-style style:name="N164">
      <number:number number:decimal-places="3" number:min-decimal-places="0" number:min-integer-digits="1" number:decimal-replacement="" number:grouping="true"/>
    </number:number-style>
    <number:number-style style:name="N165">
      <number:number number:decimal-places="9" number:min-decimal-places="0" number:min-integer-digits="4" number:decimal-replacement="" number:grouping="true"/>
    </number:number-style>
    <number:number-style style:name="N166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7">
      <number:number number:decimal-places="12" number:min-decimal-places="0" number:min-integer-digits="1" number:decimal-replacement="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number number:decimal-places="0" number:min-decimal-places="0" number:min-integer-digits="2"/>
    </number:number-style>
    <number:number-style style:name="N170">
      <number:fraction number:min-numerator-digits="2" loext:max-numerator-digits="2" number:min-denominator-digits="2" number:max-denominator-value="99"/>
    </number:number-style>
    <number:number-style style:name="N171">
      <number:number number:decimal-places="1" number:min-decimal-places="1" number:min-integer-digits="1" number:grouping="true"/>
    </number:number-style>
    <number:number-style style:name="N172">
      <number:number number:decimal-places="3" number:min-decimal-places="3" number:min-integer-digits="1" number:grouping="true"/>
    </number:number-style>
    <number:number-style style:name="N173">
      <number:number number:decimal-places="4" number:min-decimal-places="4" number:min-integer-digits="1" number:grouping="true"/>
    </number:number-style>
    <number:number-style style:name="N174">
      <number:fraction number:min-integer-digits="0" number:min-numerator-digits="2" loext:max-numerator-digits="2" number:min-denominator-digits="1" number:max-denominator-value="9"/>
    </number:number-style>
    <number:number-style style:name="N175">
      <number:number number:decimal-places="2" number:min-decimal-places="0" number:min-integer-digits="1" number:decimal-replacement=""/>
    </number:number-style>
    <number:number-style style:name="N176">
      <number:fraction number:min-numerator-digits="6" loext:max-numerator-digits="6" number:min-denominator-digits="6" number:max-denominator-value="999999"/>
    </number:number-style>
    <number:number-style style:name="N177">
      <number:fraction number:min-numerator-digits="3" loext:max-numerator-digits="6" number:min-denominator-digits="6" number:max-denominator-value="999999"/>
    </number:number-style>
    <number:number-style style:name="N178">
      <number:fraction number:min-numerator-digits="1" loext:max-numerator-digits="6" number:min-denominator-digits="6" number:max-denominator-value="999999"/>
    </number:number-style>
    <number:number-style style:name="N179">
      <number:fraction number:min-numerator-digits="1" loext:max-numerator-digits="6" number:min-denominator-digits="2" number:max-denominator-value="99"/>
    </number:number-style>
    <number:number-style style:name="N180">
      <number:fraction number:min-numerator-digits="1" loext:max-numerator-digits="6" number:min-denominator-digits="5" number:max-denominator-value="99999"/>
    </number:number-style>
    <number:number-style style:name="N181">
      <number:fraction number:min-numerator-digits="1" loext:max-numerator-digits="6" number:min-denominator-digits="1" number:max-denominator-value="999999"/>
    </number:number-style>
    <number:number-style style:name="N182">
      <number:fraction number:min-integer-digits="0" number:min-numerator-digits="1" loext:max-numerator-digits="6" number:min-denominator-digits="1" number:max-denominator-value="9"/>
    </number:number-style>
    <number:number-style style:name="N183">
      <number:fraction number:min-numerator-digits="1" loext:max-numerator-digits="6" number:min-denominator-digits="7" number:max-denominator-value="9999999"/>
    </number:number-style>
    <number:number-style style:name="N184">
      <number:fraction number:min-numerator-digits="1" loext:max-numerator-digits="7" number:min-denominator-digits="6" number:max-denominator-value="999999"/>
    </number:number-style>
    <number:percentage-style style:name="N185">
      <number:number number:decimal-places="5" number:min-decimal-places="5" number:min-integer-digits="1"/>
      <number:text>%</number:text>
    </number:percentage-style>
    <number:percentage-style style:name="N186">
      <number:number number:decimal-places="6" number:min-decimal-places="6" number:min-integer-digits="1"/>
      <number:text>%</number:text>
    </number:percentage-style>
    <number:number-style style:name="N187">
      <number:fraction number:min-integer-digits="0" number:min-numerator-digits="2" loext:max-numerator-digits="2" number:min-denominator-digits="2" number:max-denominator-value="99"/>
    </number:number-style>
    <number:number-style style:name="N188">
      <number:fraction number:min-numerator-digits="3" loext:max-numerator-digits="3" number:min-denominator-digits="3" number:max-denominator-value="999"/>
    </number:number-style>
    <number:number-style style:name="N189">
      <number:fraction number:min-numerator-digits="1" loext:max-numerator-digits="4" number:min-denominator-digits="5" number:max-denominator-value="99999"/>
    </number:number-style>
    <number:number-style style:name="N190">
      <number:fraction number:min-numerator-digits="1" loext:max-numerator-digits="5" number:min-denominator-digits="5" number:max-denominator-value="99999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uleur" style:family="table-cell" style:parent-style-name="Default">
      <style:table-cell-properties fo:background-color="#ff0000"/>
      <style:text-properties fo:color="#ff0000"/>
    </style:style>
    <style:style style:name="p" style:family="table-cell" style:parent-style-name="Default">
      <style:table-cell-properties fo:background-color="#0000ff"/>
      <style:text-properties fo:color="#0000ff"/>
    </style:style>
    <style:style style:name="oui" style:family="table-cell" style:parent-style-name="Default">
      <style:table-cell-properties fo:background-color="#cccccc"/>
      <style:text-properties fo:color="#cccccc"/>
    </style:style>
    <style:style style:name="Rouge" style:family="table-cell" style:parent-style-name="Default">
      <style:table-cell-properties fo:background-color="#ff0000"/>
      <style:text-properties fo:color="#ff0000"/>
    </style:style>
    <style:style style:name="Blanc" style:family="table-cell" style:parent-style-name="Default">
      <style:text-properties fo:color="#ffffff"/>
    </style:style>
    <style:style style:name="Noir" style:family="table-cell" style:parent-style-name="Default"/>
    <style:style style:name="Faux" style:family="table-cell" style:parent-style-name="Default">
      <style:text-properties fo:color="#ff0000"/>
    </style:style>
    <style:style style:name="Sans_20_nom1" style:display-name="Sans nom1" style:family="table-cell" style:parent-style-name="Default">
      <style:text-properties fo:color="#000000"/>
    </style:style>
    <style:style style:name="VRAI" style:family="table-cell" style:parent-style-name="Default"/>
    <style:style style:name="FAUX" style:family="table-cell" style:parent-style-name="Default">
      <style:text-properties fo:color="#ff0000"/>
    </style:style>
    <style:style style:name="Bleu" style:family="table-cell" style:parent-style-name="Default">
      <style:table-cell-properties fo:background-color="#2300dc" fo:border="0.06pt solid #000000" loext:vertical-justify="auto"/>
      <style:paragraph-properties css3t:text-justify="auto"/>
      <style:text-properties fo:color="#0000ff"/>
    </style:style>
    <style:style style:name="Blanc_20_sur_20_bleu" style:display-name="Blanc sur bleu" style:family="table-cell" style:parent-style-name="Default">
      <style:table-cell-properties fo:background-color="#280099" style:cell-protect="none" style:print-content="true" style:text-align-source="fix" style:repeat-content="false" style:vertical-align="middle" loext:vertical-justify="auto"/>
      <style:paragraph-properties fo:text-align="end" css3t:text-justify="auto"/>
      <style:text-properties fo:color="#ffffff" style:font-name="Times New Roman1" fo:font-family="'Times New Roman'" style:font-style-name="Gras" style:font-family-generic="roman" style:font-pitch="variable" fo:font-weight="bold"/>
    </style:style>
    <style:style style:name="Bleu_20_sur_20_bleu" style:display-name="Bleu sur bleu" style:family="table-cell" style:parent-style-name="Default">
      <style:table-cell-properties fo:background-color="#0000ff" style:cell-protect="none" style:print-content="true" style:text-align-source="fix" style:repeat-content="false" style:vertical-align="middle" loext:vertical-justify="auto"/>
      <style:paragraph-properties fo:text-align="center" css3t:text-justify="auto"/>
      <style:text-properties fo:color="#0000ff" style:font-name="Times New Roman1" fo:font-family="'Times New Roman'" style:font-style-name="Gras" style:font-family-generic="roman" style:font-pitch="variable" fo:font-weight="bold"/>
    </style:style>
    <style:style style:name="Noir_20_sur_20_noir" style:display-name="Noir sur noir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 loext:vertical-justify="auto"/>
      <style:paragraph-properties fo:text-align="center" css3t:text-justify="auto"/>
      <style:text-properties fo:color="#000000" style:font-name="Times New Roman1" fo:font-family="'Times New Roman'" style:font-style-name="Gras" style:font-family-generic="roman" style:font-pitch="variable" fo:font-weight="bold"/>
    </style:style>
    <style:style style:name="Sans_20_nom2" style:display-name="Sans nom2" style:family="table-cell" style:parent-style-name="Default">
      <style:table-cell-properties fo:background-color="#800000" style:cell-protect="none" style:print-content="true" style:text-align-source="fix" style:repeat-content="false" style:vertical-align="middle" loext:vertical-justify="auto"/>
      <style:paragraph-properties fo:text-align="start" css3t:text-justify="auto"/>
      <style:text-properties fo:color="#800000" style:font-name="Times New Roman2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08:14.7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1-05-12T23:52:42.64</meta:creation-date>
    <dc:date>2020-12-09T11:08:39.130000000</dc:date>
    <meta:editing-duration>P1DT19H59M53S</meta:editing-duration>
    <meta:editing-cycles>426</meta:editing-cycles>
    <meta:generator>LibreOffice/7.0.3.1$Windows_X86_64 LibreOffice_project/d7547858d014d4cf69878db179d326fc3483e082</meta:generator>
    <meta:document-statistic meta:table-count="2" meta:cell-count="1149" meta:object-count="6"/>
    <meta:user-defined meta:name="Info 1"/>
    <meta:user-defined meta:name="Info 2"/>
    <meta:user-defined meta:name="Info 3"/>
    <meta:user-defined meta:name="Info 4"/>
  </office:meta>
</office:document-meta>
</file>

<file path=Basic/Standard/ALEA.xml><?xml version="1.0" encoding="utf-8"?>
<!DOCTYPE module  PUBLIC '-//OpenOffice.org//DTD OfficeDocument 1.0//EN'  'module.dtd'>
<script:module xmlns:script="http://openoffice.org/2000/script" script:name="ALEA" script:language="StarBasic" script:moduleType="normal">REM  *****  BASIC  *****

Sub Main

End Sub

rem génération nombres aléatoires Population
Sub Zone_Alea_All()
	Dim Feuille as Object
	Dim somme as Integer
	Dim colonne_totale as Integer rem nombre de colonnes
	Dim ligne_totale as Integer rem nombre de lignes
	DIM ligne, colonne as INTEGER
	Dim taille_pop as Variant rem taille de la population
	Dim taille_ech as INTEGER rem taille de l'échantillon

	Feuille = thisComponent.Sheets.getByName("Simulation")

	taille_pop = 200000
	taille_ech = Feuille.GetCellRangeByName("E2").getValue
	colonne_totale = int(taille_pop/2000) 
	ligne_totale = 1999

	Dim Tableau(0 to colonne_totale,0 to ligne_totale+1) as variant

	pourcent = Feuille.GetCellRangeByName("M1").getValue/100

	rem création tableau booléen
	For colonne = 0 To colonne_totale
		somme = 0
		For ligne = 0 to taille_ech
			valeur=RND()&lt;pourcent
			Tableau(colonne,ligne) = valeur	
			if valeur then
				somme = somme + 1
			end if
		Next ligne
		Tableau(colonne,ligne_totale + 1) = somme/taille_ech
	Next colonne

	For ligne = 0 to colonne_totale-1
			Feuille.GetCellByPosition(1,ligne+3).value =  Tableau(ligne,ligne_totale + 1)
		Next ligne
	ThisComponent.UnlockControllers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LE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22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Simulation.J4:Simulation.J104" chart:error-lower-range="Simulation.J4:Simulation.J104"/>
    </style:style>
    <style:style style:name="ch3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end"/>
      <style:graphic-properties svg:stroke-color="#999999"/>
      <style:text-properties fo:font-size="8pt" style:font-size-asian="10pt" style:font-size-complex="10pt"/>
    </style:style>
    <style:style style:name="ch4" style:family="chart">
      <style:graphic-properties draw:stroke-dash="Ultrafine_20_Dashed" svg:stroke-width="0.02cm"/>
    </style:style>
    <style:style style:name="ch5" style:family="chart" style:data-style-name="N122">
      <style:chart-properties chart:display-label="true" chart:logarithmic="false" chart:minimum="0" chart:maximum="1" chart:origin="0" chart:interval-major="0.1" chart:interval-minor-divisor="10" chart:reverse-direction="false" text:line-break="false" loext:try-staggering-first="true" chart:link-data-style-to-source="false" chart:axis-position="1"/>
      <style:graphic-properties svg:stroke-width="0.1cm"/>
      <style:text-properties fo:font-size="8pt" style:font-size-asian="10pt" style:font-size-complex="10pt"/>
    </style:style>
    <style:style style:name="ch6" style:family="chart">
      <style:graphic-properties svg:stroke-width="0.03cm"/>
    </style:style>
    <style:style style:name="ch7" style:family="chart">
      <style:graphic-properties draw:stroke-dash="Dashed_5f_5f_5f_5f_5f_5f_5f_5f_5f_5f_5f_5f_5f_5f_5f_20_5f_5f_5f_5f_5f_5f_5f_5f_5f_5f_5f_5f_5f_5f_5f__5f_5f_5f_5f_5f_5f_5f_5f_5f_5f_5f_5f_5f_5f_5f_28_5f_5f_5f_5f_5f_5f_5f_5f_5f_5f_5f_5f_5f_5f_5f_var_5f_5f_5f_5f_5f_5f_5f_5f_5f_5f_5f_5f_5f_5f_5f_29_5f_5f_5f_5f_5f_5f_5f_5f_5f_5f_5f_5f_5f_5f_5f__5f_5f_5f_5f_5f_5f_5f_5f_5f_5f_5f_5f_5f_5f_5f_20_5f_5f_5f_5f_5f_5f_5f_5f_5f_5f_5f_5f_5f_5f_5f_3" svg:stroke-width="0.02cm" svg:stroke-color="#666666"/>
    </style:style>
    <style:style style:name="ch8" style:family="chart" style:data-style-name="N122">
      <style:chart-properties chart:link-data-style-to-source="true" chart:error-category="cell-range" chart:error-upper-range="Simulation.J4:Simulation.J104" chart:error-lower-range="Simulation.J4:Simulation.J104"/>
      <style:graphic-properties draw:stroke="none" draw:fill-color="#800000" draw:opacity="0%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imulation.J4:Simulation.J104" chart:error-lower-range="Simulation.J4:Simulation.J104" loext:std-weight="1"/>
      <style:graphic-properties draw:stroke="solid" svg:stroke-width="0.1cm" svg:stroke-color="#ff00ff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5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78cm" svg:height="53.592cm" xlink:href=".." xlink:type="simple" chart:class="chart:bar" chart:style-name="ch1">
        <chart:plot-area chart:style-name="ch2" table:cell-range-address="Simulation.B4:Simulation.B103" svg:x="0.078cm" svg:y="0.119cm" svg:width="14.323cm" svg:height="53.467cm">
          <chart:coordinate-region svg:x="0.29cm" svg:y="0.688cm" svg:width="13.383cm" svg:height="52.89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imulation.B4:Simulation.B103" chart:class="chart:bar">
            <chart:error-indicator chart:style-name="ch9" chart:dimension="y"/>
            <chart:data-point chart:style-name="ch10" chart:repeated="2"/>
            <chart:data-point chart:repeated="7"/>
            <chart:data-point chart:style-name="ch10"/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J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6">
                <text:p>0.386</text:p>
                <draw:g>
                  <svg:desc>Simulation.B4:Simulation.B103</svg:desc>
                </draw:g>
              </table:table-cell>
              <table:table-cell office:value-type="float" office:value="0.0301735166385987">
                <text:p>0.0301735166385987</text:p>
                <draw:g>
                  <svg:desc>Simulation.J4:Simulation.J104</svg:desc>
                </draw:g>
              </table:table-cell>
              <table:table-cell office:value-type="float" office:value="0.0301735166385987">
                <text:p>0.0301735166385987</text:p>
                <draw:g>
                  <svg:desc>Simulation.J4:Simulation.J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9">
                <text:p>0.379</text:p>
              </table:table-cell>
              <table:table-cell office:value-type="float" office:value="0.0300686199646699">
                <text:p>0.0300686199646699</text:p>
              </table:table-cell>
              <table:table-cell office:value-type="float" office:value="0.0300686199646699">
                <text:p>0.0300686199646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2">
                <text:p>0.422</text:p>
              </table:table-cell>
              <table:table-cell office:value-type="float" office:value="0.0306103457953096">
                <text:p>0.0306103457953096</text:p>
              </table:table-cell>
              <table:table-cell office:value-type="float" office:value="0.0306103457953096">
                <text:p>0.0306103457953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5">
                <text:p>0.425</text:p>
              </table:table-cell>
              <table:table-cell office:value-type="float" office:value="0.0306391334620796">
                <text:p>0.0306391334620796</text:p>
              </table:table-cell>
              <table:table-cell office:value-type="float" office:value="0.0306391334620796">
                <text:p>0.0306391334620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8">
                <text:p>0.418</text:p>
              </table:table-cell>
              <table:table-cell office:value-type="float" office:value="0.0305701608772866">
                <text:p>0.0305701608772866</text:p>
              </table:table-cell>
              <table:table-cell office:value-type="float" office:value="0.0305701608772866">
                <text:p>0.0305701608772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8">
                <text:p>0.368</text:p>
              </table:table-cell>
              <table:table-cell office:value-type="float" office:value="0.0298903182766888">
                <text:p>0.0298903182766888</text:p>
              </table:table-cell>
              <table:table-cell office:value-type="float" office:value="0.0298903182766888">
                <text:p>0.0298903182766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8">
                <text:p>0.388</text:p>
              </table:table-cell>
              <table:table-cell office:value-type="float" office:value="0.0302022755057751">
                <text:p>0.0302022755057751</text:p>
              </table:table-cell>
              <table:table-cell office:value-type="float" office:value="0.0302022755057751">
                <text:p>0.0302022755057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2">
                <text:p>0.382</text:p>
              </table:table-cell>
              <table:table-cell office:value-type="float" office:value="0.0301143858073544">
                <text:p>0.0301143858073544</text:p>
              </table:table-cell>
              <table:table-cell office:value-type="float" office:value="0.0301143858073544">
                <text:p>0.0301143858073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7">
                <text:p>0.397</text:p>
              </table:table-cell>
              <table:table-cell office:value-type="float" office:value="0.0303250831580853">
                <text:p>0.0303250831580853</text:p>
              </table:table-cell>
              <table:table-cell office:value-type="float" office:value="0.0303250831580853">
                <text:p>0.0303250831580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7">
                <text:p>0.377</text:p>
              </table:table-cell>
              <table:table-cell office:value-type="float" office:value="0.0300374312263091">
                <text:p>0.0300374312263091</text:p>
              </table:table-cell>
              <table:table-cell office:value-type="float" office:value="0.0300374312263091">
                <text:p>0.0300374312263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3">
                <text:p>0.413</text:p>
              </table:table-cell>
              <table:table-cell office:value-type="float" office:value="0.0305170231732995">
                <text:p>0.0305170231732995</text:p>
              </table:table-cell>
              <table:table-cell office:value-type="float" office:value="0.0305170231732995">
                <text:p>0.0305170231732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1">
                <text:p>0.381</text:p>
              </table:table-cell>
              <table:table-cell office:value-type="float" office:value="0.0300992658849627">
                <text:p>0.0300992658849627</text:p>
              </table:table-cell>
              <table:table-cell office:value-type="float" office:value="0.0300992658849627">
                <text:p>0.0300992658849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1">
                <text:p>0.391</text:p>
              </table:table-cell>
              <table:table-cell office:value-type="float" office:value="0.0302444099450603">
                <text:p>0.0302444099450603</text:p>
              </table:table-cell>
              <table:table-cell office:value-type="float" office:value="0.0302444099450603">
                <text:p>0.03024440994506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2">
                <text:p>0.412</text:p>
              </table:table-cell>
              <table:table-cell office:value-type="float" office:value="0.0305060067538522">
                <text:p>0.0305060067538522</text:p>
              </table:table-cell>
              <table:table-cell office:value-type="float" office:value="0.0305060067538522">
                <text:p>0.03050600675385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6">
                <text:p>0.386</text:p>
              </table:table-cell>
              <table:table-cell office:value-type="float" office:value="0.0301735166385987">
                <text:p>0.0301735166385987</text:p>
              </table:table-cell>
              <table:table-cell office:value-type="float" office:value="0.0301735166385987">
                <text:p>0.0301735166385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4">
                <text:p>0.374</text:p>
              </table:table-cell>
              <table:table-cell office:value-type="float" office:value="0.0299896266221537">
                <text:p>0.0299896266221537</text:p>
              </table:table-cell>
              <table:table-cell office:value-type="float" office:value="0.0299896266221537">
                <text:p>0.0299896266221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9">
                <text:p>0.419</text:p>
              </table:table-cell>
              <table:table-cell office:value-type="float" office:value="0.0305804004854573">
                <text:p>0.0305804004854573</text:p>
              </table:table-cell>
              <table:table-cell office:value-type="float" office:value="0.0305804004854573">
                <text:p>0.0305804004854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5">
                <text:p>0.415</text:p>
              </table:table-cell>
              <table:table-cell office:value-type="float" office:value="0.0305386667225997">
                <text:p>0.0305386667225997</text:p>
              </table:table-cell>
              <table:table-cell office:value-type="float" office:value="0.0305386667225997">
                <text:p>0.0305386667225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8">
                <text:p>0.428</text:p>
              </table:table-cell>
              <table:table-cell office:value-type="float" office:value="0.0306667667458937">
                <text:p>0.0306667667458937</text:p>
              </table:table-cell>
              <table:table-cell office:value-type="float" office:value="0.0306667667458937">
                <text:p>0.03066676674589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7">
                <text:p>0.377</text:p>
              </table:table-cell>
              <table:table-cell office:value-type="float" office:value="0.0300374312263091">
                <text:p>0.0300374312263091</text:p>
              </table:table-cell>
              <table:table-cell office:value-type="float" office:value="0.0300374312263091">
                <text:p>0.0300374312263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8">
                <text:p>0.418</text:p>
              </table:table-cell>
              <table:table-cell office:value-type="float" office:value="0.0305701608772866">
                <text:p>0.0305701608772866</text:p>
              </table:table-cell>
              <table:table-cell office:value-type="float" office:value="0.0305701608772866">
                <text:p>0.0305701608772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2">
                <text:p>0.392</text:p>
              </table:table-cell>
              <table:table-cell office:value-type="float" office:value="0.03025818780907">
                <text:p>0.03025818780907</text:p>
              </table:table-cell>
              <table:table-cell office:value-type="float" office:value="0.03025818780907">
                <text:p>0.030258187809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6">
                <text:p>0.386</text:p>
              </table:table-cell>
              <table:table-cell office:value-type="float" office:value="0.0301735166385987">
                <text:p>0.0301735166385987</text:p>
              </table:table-cell>
              <table:table-cell office:value-type="float" office:value="0.0301735166385987">
                <text:p>0.03017351663859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3">
                <text:p>0.413</text:p>
              </table:table-cell>
              <table:table-cell office:value-type="float" office:value="0.0305170231732995">
                <text:p>0.0305170231732995</text:p>
              </table:table-cell>
              <table:table-cell office:value-type="float" office:value="0.0305170231732995">
                <text:p>0.0305170231732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">
                <text:p>0.385</text:p>
              </table:table-cell>
              <table:table-cell office:value-type="float" office:value="0.0301589358610322">
                <text:p>0.0301589358610322</text:p>
              </table:table-cell>
              <table:table-cell office:value-type="float" office:value="0.0301589358610322">
                <text:p>0.0301589358610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2">
                <text:p>0.382</text:p>
              </table:table-cell>
              <table:table-cell office:value-type="float" office:value="0.0301143858073544">
                <text:p>0.0301143858073544</text:p>
              </table:table-cell>
              <table:table-cell office:value-type="float" office:value="0.0301143858073544">
                <text:p>0.03011438580735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1">
                <text:p>0.421</text:p>
              </table:table-cell>
              <table:table-cell office:value-type="float" office:value="0.0306004928174953">
                <text:p>0.0306004928174953</text:p>
              </table:table-cell>
              <table:table-cell office:value-type="float" office:value="0.0306004928174953">
                <text:p>0.03060049281749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4">
                <text:p>0.384</text:p>
              </table:table-cell>
              <table:table-cell office:value-type="float" office:value="0.0301442205950373">
                <text:p>0.0301442205950373</text:p>
              </table:table-cell>
              <table:table-cell office:value-type="float" office:value="0.0301442205950373">
                <text:p>0.0301442205950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1">
                <text:p>0.411</text:p>
              </table:table-cell>
              <table:table-cell office:value-type="float" office:value="0.0304948603842486">
                <text:p>0.0304948603842486</text:p>
              </table:table-cell>
              <table:table-cell office:value-type="float" office:value="0.0304948603842486">
                <text:p>0.03049486038424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9">
                <text:p>0.439</text:p>
              </table:table-cell>
              <table:table-cell office:value-type="float" office:value="0.0307582612789105">
                <text:p>0.0307582612789105</text:p>
              </table:table-cell>
              <table:table-cell office:value-type="float" office:value="0.0307582612789105">
                <text:p>0.0307582612789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7">
                <text:p>0.427</text:p>
              </table:table-cell>
              <table:table-cell office:value-type="float" office:value="0.0306576837206931">
                <text:p>0.0306576837206931</text:p>
              </table:table-cell>
              <table:table-cell office:value-type="float" office:value="0.0306576837206931">
                <text:p>0.03065768372069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9">
                <text:p>0.399</text:p>
              </table:table-cell>
              <table:table-cell office:value-type="float" office:value="0.0303509140512049">
                <text:p>0.0303509140512049</text:p>
              </table:table-cell>
              <table:table-cell office:value-type="float" office:value="0.0303509140512049">
                <text:p>0.03035091405120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3">
                <text:p>0.383</text:p>
              </table:table-cell>
              <table:table-cell office:value-type="float" office:value="0.0301293706435606">
                <text:p>0.0301293706435606</text:p>
              </table:table-cell>
              <table:table-cell office:value-type="float" office:value="0.0301293706435606">
                <text:p>0.030129370643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7">
                <text:p>0.397</text:p>
              </table:table-cell>
              <table:table-cell office:value-type="float" office:value="0.0303250831580853">
                <text:p>0.0303250831580853</text:p>
              </table:table-cell>
              <table:table-cell office:value-type="float" office:value="0.0303250831580853">
                <text:p>0.0303250831580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5">
                <text:p>0.375</text:p>
              </table:table-cell>
              <table:table-cell office:value-type="float" office:value="0.0300056979772207">
                <text:p>0.0300056979772207</text:p>
              </table:table-cell>
              <table:table-cell office:value-type="float" office:value="0.0300056979772207">
                <text:p>0.0300056979772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3">
                <text:p>0.393</text:p>
              </table:table-cell>
              <table:table-cell office:value-type="float" office:value="0.0302718325037551">
                <text:p>0.0302718325037551</text:p>
              </table:table-cell>
              <table:table-cell office:value-type="float" office:value="0.0302718325037551">
                <text:p>0.0302718325037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5">
                <text:p>0.415</text:p>
              </table:table-cell>
              <table:table-cell office:value-type="float" office:value="0.0305386667225997">
                <text:p>0.0305386667225997</text:p>
              </table:table-cell>
              <table:table-cell office:value-type="float" office:value="0.0305386667225997">
                <text:p>0.0305386667225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9">
                <text:p>0.419</text:p>
              </table:table-cell>
              <table:table-cell office:value-type="float" office:value="0.0305804004854573">
                <text:p>0.0305804004854573</text:p>
              </table:table-cell>
              <table:table-cell office:value-type="float" office:value="0.0305804004854573">
                <text:p>0.03058040048545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3">
                <text:p>0.393</text:p>
              </table:table-cell>
              <table:table-cell office:value-type="float" office:value="0.0302718325037551">
                <text:p>0.0302718325037551</text:p>
              </table:table-cell>
              <table:table-cell office:value-type="float" office:value="0.0302718325037551">
                <text:p>0.0302718325037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4">
                <text:p>0.374</text:p>
              </table:table-cell>
              <table:table-cell office:value-type="float" office:value="0.0299896266221537">
                <text:p>0.0299896266221537</text:p>
              </table:table-cell>
              <table:table-cell office:value-type="float" office:value="0.0299896266221537">
                <text:p>0.02998962662215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04">
                <text:p>0.404</text:p>
              </table:table-cell>
              <table:table-cell office:value-type="float" office:value="0.030413184980893">
                <text:p>0.030413184980893</text:p>
              </table:table-cell>
              <table:table-cell office:value-type="float" office:value="0.030413184980893">
                <text:p>0.030413184980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04">
                <text:p>0.404</text:p>
              </table:table-cell>
              <table:table-cell office:value-type="float" office:value="0.030413184980893">
                <text:p>0.030413184980893</text:p>
              </table:table-cell>
              <table:table-cell office:value-type="float" office:value="0.030413184980893">
                <text:p>0.030413184980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8">
                <text:p>0.388</text:p>
              </table:table-cell>
              <table:table-cell office:value-type="float" office:value="0.0302022755057751">
                <text:p>0.0302022755057751</text:p>
              </table:table-cell>
              <table:table-cell office:value-type="float" office:value="0.0302022755057751">
                <text:p>0.0302022755057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9">
                <text:p>0.389</text:p>
              </table:table-cell>
              <table:table-cell office:value-type="float" office:value="0.0302164539786481">
                <text:p>0.0302164539786481</text:p>
              </table:table-cell>
              <table:table-cell office:value-type="float" office:value="0.0302164539786481">
                <text:p>0.0302164539786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">
                <text:p>0.38</text:p>
              </table:table-cell>
              <table:table-cell office:value-type="float" office:value="0.0300840106727068">
                <text:p>0.0300840106727068</text:p>
              </table:table-cell>
              <table:table-cell office:value-type="float" office:value="0.0300840106727068">
                <text:p>0.03008401067270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1">
                <text:p>0.391</text:p>
              </table:table-cell>
              <table:table-cell office:value-type="float" office:value="0.0302444099450603">
                <text:p>0.0302444099450603</text:p>
              </table:table-cell>
              <table:table-cell office:value-type="float" office:value="0.0302444099450603">
                <text:p>0.0302444099450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6">
                <text:p>0.366</text:p>
              </table:table-cell>
              <table:table-cell office:value-type="float" office:value="0.0298561127843051">
                <text:p>0.0298561127843051</text:p>
              </table:table-cell>
              <table:table-cell office:value-type="float" office:value="0.0298561127843051">
                <text:p>0.0298561127843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">
                <text:p>0.445</text:p>
              </table:table-cell>
              <table:table-cell office:value-type="float" office:value="0.0308016930093287">
                <text:p>0.0308016930093287</text:p>
              </table:table-cell>
              <table:table-cell office:value-type="float" office:value="0.0308016930093287">
                <text:p>0.0308016930093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